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54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language-asian="none" style:country-asian="none" style:font-style-asian="normal" style:font-weight-asian="normal" style:font-name-complex="DejaVu Sans Mono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6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ITEM #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XS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XL</text:p>
          </table:table-cell>
          <table:table-cell table:style-name="ce1" office:value-type="string" calcext:value-type="string">
            <text:p>XXL</text:p>
          </table:table-cell>
          <table:table-cell table:style-name="ce1" office:value-type="string" calcext:value-type="string">
            <text:p>XXXL</text:p>
          </table:table-cell>
          <table:table-cell office:value-type="string" calcext:value-type="string">
            <text:p>TOTAL QTY</text:p>
          </table:table-cell>
          <table:table-cell table:style-name="ce1"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Extra Small</text:p>
          </table:table-cell>
          <table:table-cell table:style-name="ce1" table:number-columns-repeated="6"/>
          <table:table-cell/>
          <table:table-cell table:style-name="ce1"/>
          <table:table-cell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Men\'s SS Jersey -- Pinnacle</text:p>
          </table:table-cell>
          <table:table-cell table:formula="of:=COM.MICROSOFT.CONCAT(&quot;new Product({ price: &quot;;[.$M3];&quot;, title: '&quot;;[.E$1];&quot; - &quot;;[.$D3]; &quot;', description: '&quot;;[.$A3];&quot; -  &quot;;&quot; Men\'s SS Jersey -- Pinnacle', imagePath: '&quot;;[.$N3];&quot;', sex: '&quot;;[.$B3];&quot;',family: '&quot;;[.$C3];&quot;', size: '&quot;;[.E$1];&quot;'}),&quot;)" office:value-type="string" office:string-value="new Product({ price: 82, title: 'XS - Men\'s SS Jersey -- Pinnacle', description: '9041 -   Men\'s SS Jersey -- Pinnacle', imagePath: 'https://canari-vgvmadyouy.now.sh/Mens_Pinnacle_SS_620x620.png', sex: 'Men',family: 'Pinnacle', size: 'XS'})," calcext:value-type="string">
            <text:p>new Product({ price: 82, title: 'XS - Men\'s SS Jersey -- Pinnacle', description: '9041 - <text:s text:c="2"/>Men\'s SS Jersey -- Pinnacle', imagePath: 'https://canari-vgvmadyouy.now.sh/Mens_Pinnacle_SS_620x620.png', sex: 'Men',family: 'Pinnacle', size: 'XS'}),</text:p>
          </table:table-cell>
          <table:table-cell table:formula="of:=COM.MICROSOFT.CONCAT(&quot;new Product({ price: &quot;;[.$M3];&quot;, title: '&quot;;[.F$1];&quot; - &quot;;[.$D3]; &quot;', description: '&quot;;[.$A3];&quot; -  &quot;;&quot; Men\'s SS Jersey -- Pinnacle', imagePath: '&quot;;[.$N3];&quot;', sex: '&quot;;[.$B3];&quot;',family: '&quot;;[.$C3];&quot;', size: '&quot;;[.F$1];&quot;'}),&quot;)" office:value-type="string" office:string-value="new Product({ price: 82, title: 'SM - Men\'s SS Jersey -- Pinnacle', description: '9041 -   Men\'s SS Jersey -- Pinnacle', imagePath: 'https://canari-vgvmadyouy.now.sh/Mens_Pinnacle_SS_620x620.png', sex: 'Men',family: 'Pinnacle', size: 'SM'})," calcext:value-type="string">
            <text:p>new Product({ price: 82, title: 'SM - Men\'s SS Jersey -- Pinnacle', description: '9041 - <text:s text:c="2"/>Men\'s SS Jersey -- Pinnacle', imagePath: 'https://canari-vgvmadyouy.now.sh/Mens_Pinnacle_SS_620x620.png', sex: 'Men',family: 'Pinnacle', size: 'SM'}),</text:p>
          </table:table-cell>
          <table:table-cell table:formula="of:=COM.MICROSOFT.CONCAT(&quot;new Product({ price: &quot;;[.$M3];&quot;, title: '&quot;;[.G$1];&quot; - &quot;;[.$D3]; &quot;', description: '&quot;;[.$A3];&quot; -  &quot;;&quot; Men\'s SS Jersey -- Pinnacle', imagePath: '&quot;;[.$N3];&quot;', sex: '&quot;;[.$B3];&quot;',family: '&quot;;[.$C3];&quot;', size: '&quot;;[.G$1];&quot;'}),&quot;)" office:value-type="string" office:string-value="new Product({ price: 82, title: 'MD - Men\'s SS Jersey -- Pinnacle', description: '9041 -   Men\'s SS Jersey -- Pinnacle', imagePath: 'https://canari-vgvmadyouy.now.sh/Mens_Pinnacle_SS_620x620.png', sex: 'Men',family: 'Pinnacle', size: 'MD'})," calcext:value-type="string">
            <text:p>new Product({ price: 82, title: 'MD - Men\'s SS Jersey -- Pinnacle', description: '9041 - <text:s text:c="2"/>Men\'s SS Jersey -- Pinnacle', imagePath: 'https://canari-vgvmadyouy.now.sh/Mens_Pinnacle_SS_620x620.png', sex: 'Men',family: 'Pinnacle', size: 'MD'}),</text:p>
          </table:table-cell>
          <table:table-cell table:formula="of:=COM.MICROSOFT.CONCAT(&quot;new Product({ price: &quot;;[.$M3];&quot;, title: '&quot;;[.H$1];&quot; - &quot;;[.$D3]; &quot;', description: '&quot;;[.$A3];&quot; -  &quot;;&quot; Men\'s SS Jersey -- Pinnacle', imagePath: '&quot;;[.$N3];&quot;', sex: '&quot;;[.$B3];&quot;',family: '&quot;;[.$C3];&quot;', size: '&quot;;[.H$1];&quot;'}),&quot;)" office:value-type="string" office:string-value="new Product({ price: 82, title: 'LG - Men\'s SS Jersey -- Pinnacle', description: '9041 -   Men\'s SS Jersey -- Pinnacle', imagePath: 'https://canari-vgvmadyouy.now.sh/Mens_Pinnacle_SS_620x620.png', sex: 'Men',family: 'Pinnacle', size: 'LG'})," calcext:value-type="string">
            <text:p>new Product({ price: 82, title: 'LG - Men\'s SS Jersey -- Pinnacle', description: '9041 - <text:s text:c="2"/>Men\'s SS Jersey -- Pinnacle', imagePath: 'https://canari-vgvmadyouy.now.sh/Mens_Pinnacle_SS_620x620.png', sex: 'Men',family: 'Pinnacle', size: 'LG'}),</text:p>
          </table:table-cell>
          <table:table-cell table:formula="of:=COM.MICROSOFT.CONCAT(&quot;new Product({ price: &quot;;[.$M3];&quot;, title: '&quot;;[.I$1];&quot; - &quot;;[.$D3]; &quot;', description: '&quot;;[.$A3];&quot; -  &quot;;&quot; Men\'s SS Jersey -- Pinnacle', imagePath: '&quot;;[.$N3];&quot;', sex: '&quot;;[.$B3];&quot;',family: '&quot;;[.$C3];&quot;', size: '&quot;;[.I$1];&quot;'}),&quot;)" office:value-type="string" office:string-value="new Product({ price: 82, title: 'XL - Men\'s SS Jersey -- Pinnacle', description: '9041 -   Men\'s SS Jersey -- Pinnacle', imagePath: 'https://canari-vgvmadyouy.now.sh/Mens_Pinnacle_SS_620x620.png', sex: 'Men',family: 'Pinnacle', size: 'XL'})," calcext:value-type="string">
            <text:p>new Product({ price: 82, title: 'XL - Men\'s SS Jersey -- Pinnacle', description: '9041 - <text:s text:c="2"/>Men\'s SS Jersey -- Pinnacle', imagePath: 'https://canari-vgvmadyouy.now.sh/Mens_Pinnacle_SS_620x620.png', sex: 'Men',family: 'Pinnacle', size: 'XL'}),</text:p>
          </table:table-cell>
          <table:table-cell table:formula="of:=COM.MICROSOFT.CONCAT(&quot;new Product({ price: &quot;;[.$M3];&quot;, title: '&quot;;[.J$1];&quot; - &quot;;[.$D3]; &quot;', description: '&quot;;[.$A3];&quot; -  &quot;;&quot; Men\'s SS Jersey -- Pinnacle', imagePath: '&quot;;[.$N3];&quot;', sex: '&quot;;[.$B3];&quot;',family: '&quot;;[.$C3];&quot;', size: '&quot;;[.J$1];&quot;'}),&quot;)" office:value-type="string" office:string-value="new Product({ price: 82, title: 'XXL - Men\'s SS Jersey -- Pinnacle', description: '9041 -   Men\'s SS Jersey -- Pinnacle', imagePath: 'https://canari-vgvmadyouy.now.sh/Mens_Pinnacle_SS_620x620.png', sex: 'Men',family: 'Pinnacle', size: 'XXL'})," calcext:value-type="string">
            <text:p>new Product({ price: 82, title: 'XXL - Men\'s SS Jersey -- Pinnacle', description: '9041 - <text:s text:c="2"/>Men\'s SS Jersey -- Pinnacle', imagePath: 'https://canari-vgvmadyouy.now.sh/Mens_Pinnacle_SS_620x620.png', sex: 'Men',family: 'Pinnacle', size: 'XXL'}),</text:p>
          </table:table-cell>
          <table:table-cell table:formula="of:=COM.MICROSOFT.CONCAT(&quot;new Product({ price: &quot;;[.$M3];&quot;, title: '&quot;;[.K$1];&quot; - &quot;;[.$D3]; &quot;', description: '&quot;;[.$A3];&quot; -  &quot;;&quot; Men\'s SS Jersey -- Pinnacle', imagePath: '&quot;;[.$N3];&quot;', sex: '&quot;;[.$B3];&quot;',family: '&quot;;[.$C3];&quot;', size: '&quot;;[.K$1];&quot;'}),&quot;)" office:value-type="string" office:string-value="new Product({ price: 82, title: 'XXXL - Men\'s SS Jersey -- Pinnacle', description: '9041 -   Men\'s SS Jersey -- Pinnacle', imagePath: 'https://canari-vgvmadyouy.now.sh/Mens_Pinnacle_SS_620x620.png', sex: 'Men',family: 'Pinnacle', size: 'XXXL'})," calcext:value-type="string">
            <text:p>new Product({ price: 82, title: 'XXXL - Men\'s SS Jersey -- Pinnacle', description: '9041 - <text:s text:c="2"/>Men\'s SS Jersey -- Pinnacle', imagePath: 'https://canari-vgvmadyouy.now.sh/Mens_Pinnacle_SS_620x620.png', sex: 'Men',family: 'Pinnacle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ttps://canari-vgvmadyouy.now.sh/Mens_Pinnacle_SS_620x620.png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Men\'s SS Jersey -- VPro</text:p>
          </table:table-cell>
          <table:table-cell table:formula="of:=COM.MICROSOFT.CONCAT(&quot;new Product({ price: &quot;;[.$M4];&quot;, title: '&quot;;[.E$1];&quot; - &quot;;[.$D4]; &quot;', description: '&quot;;[.$A4];&quot; -  &quot;;&quot; Men\'s SS Jersey -- Pinnacle', imagePath: '&quot;;[.$N4];&quot;', sex: '&quot;;[.$B4];&quot;',family: '&quot;;[.$C4];&quot;', size: '&quot;;[.E$1];&quot;'}),&quot;)" office:value-type="string" office:string-value="new Product({ price: 57, title: 'XS - Men\'s SS Jersey -- VPro', description: '9016 -   Men\'s SS Jersey -- Pinnacle', imagePath: 'https://canari-vgvmadyouy.now.sh/Mens_SS_VortexPro_800x800.png', sex: 'Men',family: 'Vpro', size: 'XS'})," calcext:value-type="string">
            <text:p>new Product({ price: 57, title: 'XS - Men\'s SS Jersey -- VPro', description: '9016 - <text:s text:c="2"/>Men\'s SS Jersey -- Pinnacle', imagePath: 'https://canari-vgvmadyouy.now.sh/Mens_SS_VortexPro_800x800.png', sex: 'Men',family: 'Vpro', size: 'XS'}),</text:p>
          </table:table-cell>
          <table:table-cell table:formula="of:=COM.MICROSOFT.CONCAT(&quot;new Product({ price: &quot;;[.$M4];&quot;, title: '&quot;;[.F$1];&quot; - &quot;;[.$D4]; &quot;', description: '&quot;;[.$A4];&quot; -  &quot;;&quot; Men\'s SS Jersey -- Pinnacle', imagePath: '&quot;;[.$N4];&quot;', sex: '&quot;;[.$B4];&quot;',family: '&quot;;[.$C4];&quot;', size: '&quot;;[.F$1];&quot;'}),&quot;)" office:value-type="string" office:string-value="new Product({ price: 57, title: 'SM - Men\'s SS Jersey -- VPro', description: '9016 -   Men\'s SS Jersey -- Pinnacle', imagePath: 'https://canari-vgvmadyouy.now.sh/Mens_SS_VortexPro_800x800.png', sex: 'Men',family: 'Vpro', size: 'SM'})," calcext:value-type="string">
            <text:p>new Product({ price: 57, title: 'SM - Men\'s SS Jersey -- VPro', description: '9016 - <text:s text:c="2"/>Men\'s SS Jersey -- Pinnacle', imagePath: 'https://canari-vgvmadyouy.now.sh/Mens_SS_VortexPro_800x800.png', sex: 'Men',family: 'Vpro', size: 'SM'}),</text:p>
          </table:table-cell>
          <table:table-cell table:formula="of:=COM.MICROSOFT.CONCAT(&quot;new Product({ price: &quot;;[.$M4];&quot;, title: '&quot;;[.G$1];&quot; - &quot;;[.$D4]; &quot;', description: '&quot;;[.$A4];&quot; -  &quot;;&quot; Men\'s SS Jersey -- Pinnacle', imagePath: '&quot;;[.$N4];&quot;', sex: '&quot;;[.$B4];&quot;',family: '&quot;;[.$C4];&quot;', size: '&quot;;[.G$1];&quot;'}),&quot;)" office:value-type="string" office:string-value="new Product({ price: 57, title: 'MD - Men\'s SS Jersey -- VPro', description: '9016 -   Men\'s SS Jersey -- Pinnacle', imagePath: 'https://canari-vgvmadyouy.now.sh/Mens_SS_VortexPro_800x800.png', sex: 'Men',family: 'Vpro', size: 'MD'})," calcext:value-type="string">
            <text:p>new Product({ price: 57, title: 'MD - Men\'s SS Jersey -- VPro', description: '9016 - <text:s text:c="2"/>Men\'s SS Jersey -- Pinnacle', imagePath: 'https://canari-vgvmadyouy.now.sh/Mens_SS_VortexPro_800x800.png', sex: 'Men',family: 'Vpro', size: 'MD'}),</text:p>
          </table:table-cell>
          <table:table-cell table:formula="of:=COM.MICROSOFT.CONCAT(&quot;new Product({ price: &quot;;[.$M4];&quot;, title: '&quot;;[.H$1];&quot; - &quot;;[.$D4]; &quot;', description: '&quot;;[.$A4];&quot; -  &quot;;&quot; Men\'s SS Jersey -- Pinnacle', imagePath: '&quot;;[.$N4];&quot;', sex: '&quot;;[.$B4];&quot;',family: '&quot;;[.$C4];&quot;', size: '&quot;;[.H$1];&quot;'}),&quot;)" office:value-type="string" office:string-value="new Product({ price: 57, title: 'LG - Men\'s SS Jersey -- VPro', description: '9016 -   Men\'s SS Jersey -- Pinnacle', imagePath: 'https://canari-vgvmadyouy.now.sh/Mens_SS_VortexPro_800x800.png', sex: 'Men',family: 'Vpro', size: 'LG'})," calcext:value-type="string">
            <text:p>new Product({ price: 57, title: 'LG - Men\'s SS Jersey -- VPro', description: '9016 - <text:s text:c="2"/>Men\'s SS Jersey -- Pinnacle', imagePath: 'https://canari-vgvmadyouy.now.sh/Mens_SS_VortexPro_800x800.png', sex: 'Men',family: 'Vpro', size: 'LG'}),</text:p>
          </table:table-cell>
          <table:table-cell table:formula="of:=COM.MICROSOFT.CONCAT(&quot;new Product({ price: &quot;;[.$M4];&quot;, title: '&quot;;[.I$1];&quot; - &quot;;[.$D4]; &quot;', description: '&quot;;[.$A4];&quot; -  &quot;;&quot; Men\'s SS Jersey -- Pinnacle', imagePath: '&quot;;[.$N4];&quot;', sex: '&quot;;[.$B4];&quot;',family: '&quot;;[.$C4];&quot;', size: '&quot;;[.I$1];&quot;'}),&quot;)" office:value-type="string" office:string-value="new Product({ price: 57, title: 'XL - Men\'s SS Jersey -- VPro', description: '9016 -   Men\'s SS Jersey -- Pinnacle', imagePath: 'https://canari-vgvmadyouy.now.sh/Mens_SS_VortexPro_800x800.png', sex: 'Men',family: 'Vpro', size: 'XL'})," calcext:value-type="string">
            <text:p>new Product({ price: 57, title: 'XL - Men\'s SS Jersey -- VPro', description: '9016 - <text:s text:c="2"/>Men\'s SS Jersey -- Pinnacle', imagePath: 'https://canari-vgvmadyouy.now.sh/Mens_SS_VortexPro_800x800.png', sex: 'Men',family: 'Vpro', size: 'XL'}),</text:p>
          </table:table-cell>
          <table:table-cell table:formula="of:=COM.MICROSOFT.CONCAT(&quot;new Product({ price: &quot;;[.$M4];&quot;, title: '&quot;;[.J$1];&quot; - &quot;;[.$D4]; &quot;', description: '&quot;;[.$A4];&quot; -  &quot;;&quot; Men\'s SS Jersey -- Pinnacle', imagePath: '&quot;;[.$N4];&quot;', sex: '&quot;;[.$B4];&quot;',family: '&quot;;[.$C4];&quot;', size: '&quot;;[.J$1];&quot;'}),&quot;)" office:value-type="string" office:string-value="new Product({ price: 57, title: 'XXL - Men\'s SS Jersey -- VPro', description: '9016 -   Men\'s SS Jersey -- Pinnacle', imagePath: 'https://canari-vgvmadyouy.now.sh/Mens_SS_VortexPro_800x800.png', sex: 'Men',family: 'Vpro', size: 'XXL'})," calcext:value-type="string">
            <text:p>new Product({ price: 57, title: 'XXL - Men\'s SS Jersey -- VPro', description: '9016 - <text:s text:c="2"/>Men\'s SS Jersey -- Pinnacle', imagePath: 'https://canari-vgvmadyouy.now.sh/Mens_SS_VortexPro_800x800.png', sex: 'Men',family: 'Vpro', size: 'XXL'}),</text:p>
          </table:table-cell>
          <table:table-cell table:formula="of:=COM.MICROSOFT.CONCAT(&quot;new Product({ price: &quot;;[.$M4];&quot;, title: '&quot;;[.K$1];&quot; - &quot;;[.$D4]; &quot;', description: '&quot;;[.$A4];&quot; -  &quot;;&quot; Men\'s SS Jersey -- Pinnacle', imagePath: '&quot;;[.$N4];&quot;', sex: '&quot;;[.$B4];&quot;',family: '&quot;;[.$C4];&quot;', size: '&quot;;[.K$1];&quot;'}),&quot;)" office:value-type="string" office:string-value="new Product({ price: 57, title: 'XXXL - Men\'s SS Jersey -- VPro', description: '9016 -   Men\'s SS Jersey -- Pinnacle', imagePath: 'https://canari-vgvmadyouy.now.sh/Mens_SS_VortexPro_800x800.png', sex: 'Men',family: 'Vpro', size: 'XXXL'})," calcext:value-type="string">
            <text:p>new Product({ price: 57, title: 'XXXL - Men\'s SS Jersey -- VPro', description: '9016 - <text:s text:c="2"/>Men\'s SS Jersey -- Pinnacle', imagePath: 'https://canari-vgvmadyouy.now.sh/Mens_SS_VortexPro_800x800.png', sex: 'Men',family: 'Vpro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https://canari-vgvmadyouy.now.sh/Mens_SS_VortexPro_800x800.png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Euro</text:p>
          </table:table-cell>
          <table:table-cell table:formula="of:=COM.MICROSOFT.CONCAT(&quot;new Product({ price: &quot;;[.$M5];&quot;, title: '&quot;;[.E$1];&quot; - &quot;;[.$D5]; &quot;', description: '&quot;;[.$A5];&quot; -  &quot;;&quot; Men\'s SS Jersey -- Pinnacle', imagePath: '&quot;;[.$N5];&quot;', sex: '&quot;;[.$B5];&quot;',family: '&quot;;[.$C5];&quot;', size: '&quot;;[.E$1];&quot;'}),&quot;)" office:value-type="string" office:string-value="new Product({ price: 50, title: 'XS - Men\'s SS Jersey -- Classic Euro', description: '9001 -   Men\'s SS Jersey -- Pinnacle', imagePath: 'https://canari-vgvmadyouy.now.sh/Mens_ClassicShortSleeve_800x800.png', sex: 'Men',family: 'Classic', size: 'XS'})," calcext:value-type="string">
            <text:p>new Product({ price: 50, title: 'XS - Men\'s SS Jersey -- Classic Euro', description: '9001 - <text:s text:c="2"/>Men\'s SS Jersey -- Pinnacle', imagePath: 'https://canari-vgvmadyouy.now.sh/Mens_ClassicShortSleeve_800x800.png', sex: 'Men',family: 'Classic', size: 'XS'}),</text:p>
          </table:table-cell>
          <table:table-cell table:formula="of:=COM.MICROSOFT.CONCAT(&quot;new Product({ price: &quot;;[.$M5];&quot;, title: '&quot;;[.F$1];&quot; - &quot;;[.$D5]; &quot;', description: '&quot;;[.$A5];&quot; -  &quot;;&quot; Men\'s SS Jersey -- Pinnacle', imagePath: '&quot;;[.$N5];&quot;', sex: '&quot;;[.$B5];&quot;',family: '&quot;;[.$C5];&quot;', size: '&quot;;[.F$1];&quot;'}),&quot;)" office:value-type="string" office:string-value="new Product({ price: 50, title: 'SM - Men\'s SS Jersey -- Classic Euro', description: '9001 -   Men\'s SS Jersey -- Pinnacle', imagePath: 'https://canari-vgvmadyouy.now.sh/Mens_ClassicShortSleeve_800x800.png', sex: 'Men',family: 'Classic', size: 'SM'})," calcext:value-type="string">
            <text:p>new Product({ price: 50, title: 'SM - Men\'s SS Jersey -- Classic Euro', description: '9001 - <text:s text:c="2"/>Men\'s SS Jersey -- Pinnacle', imagePath: 'https://canari-vgvmadyouy.now.sh/Mens_ClassicShortSleeve_800x800.png', sex: 'Men',family: 'Classic', size: 'SM'}),</text:p>
          </table:table-cell>
          <table:table-cell table:formula="of:=COM.MICROSOFT.CONCAT(&quot;new Product({ price: &quot;;[.$M5];&quot;, title: '&quot;;[.G$1];&quot; - &quot;;[.$D5]; &quot;', description: '&quot;;[.$A5];&quot; -  &quot;;&quot; Men\'s SS Jersey -- Pinnacle', imagePath: '&quot;;[.$N5];&quot;', sex: '&quot;;[.$B5];&quot;',family: '&quot;;[.$C5];&quot;', size: '&quot;;[.G$1];&quot;'}),&quot;)" office:value-type="string" office:string-value="new Product({ price: 50, title: 'MD - Men\'s SS Jersey -- Classic Euro', description: '9001 -   Men\'s SS Jersey -- Pinnacle', imagePath: 'https://canari-vgvmadyouy.now.sh/Mens_ClassicShortSleeve_800x800.png', sex: 'Men',family: 'Classic', size: 'MD'})," calcext:value-type="string">
            <text:p>new Product({ price: 50, title: 'MD - Men\'s SS Jersey -- Classic Euro', description: '9001 - <text:s text:c="2"/>Men\'s SS Jersey -- Pinnacle', imagePath: 'https://canari-vgvmadyouy.now.sh/Mens_ClassicShortSleeve_800x800.png', sex: 'Men',family: 'Classic', size: 'MD'}),</text:p>
          </table:table-cell>
          <table:table-cell table:formula="of:=COM.MICROSOFT.CONCAT(&quot;new Product({ price: &quot;;[.$M5];&quot;, title: '&quot;;[.H$1];&quot; - &quot;;[.$D5]; &quot;', description: '&quot;;[.$A5];&quot; -  &quot;;&quot; Men\'s SS Jersey -- Pinnacle', imagePath: '&quot;;[.$N5];&quot;', sex: '&quot;;[.$B5];&quot;',family: '&quot;;[.$C5];&quot;', size: '&quot;;[.H$1];&quot;'}),&quot;)" office:value-type="string" office:string-value="new Product({ price: 50, title: 'LG - Men\'s SS Jersey -- Classic Euro', description: '9001 -   Men\'s SS Jersey -- Pinnacle', imagePath: 'https://canari-vgvmadyouy.now.sh/Mens_ClassicShortSleeve_800x800.png', sex: 'Men',family: 'Classic', size: 'LG'})," calcext:value-type="string">
            <text:p>new Product({ price: 50, title: 'LG - Men\'s SS Jersey -- Classic Euro', description: '9001 - <text:s text:c="2"/>Men\'s SS Jersey -- Pinnacle', imagePath: 'https://canari-vgvmadyouy.now.sh/Mens_ClassicShortSleeve_800x800.png', sex: 'Men',family: 'Classic', size: 'LG'}),</text:p>
          </table:table-cell>
          <table:table-cell table:formula="of:=COM.MICROSOFT.CONCAT(&quot;new Product({ price: &quot;;[.$M5];&quot;, title: '&quot;;[.I$1];&quot; - &quot;;[.$D5]; &quot;', description: '&quot;;[.$A5];&quot; -  &quot;;&quot; Men\'s SS Jersey -- Pinnacle', imagePath: '&quot;;[.$N5];&quot;', sex: '&quot;;[.$B5];&quot;',family: '&quot;;[.$C5];&quot;', size: '&quot;;[.I$1];&quot;'}),&quot;)" office:value-type="string" office:string-value="new Product({ price: 50, title: 'XL - Men\'s SS Jersey -- Classic Euro', description: '9001 -   Men\'s SS Jersey -- Pinnacle', imagePath: 'https://canari-vgvmadyouy.now.sh/Mens_ClassicShortSleeve_800x800.png', sex: 'Men',family: 'Classic', size: 'XL'})," calcext:value-type="string">
            <text:p>new Product({ price: 50, title: 'XL - Men\'s SS Jersey -- Classic Euro', description: '9001 - <text:s text:c="2"/>Men\'s SS Jersey -- Pinnacle', imagePath: 'https://canari-vgvmadyouy.now.sh/Mens_ClassicShortSleeve_800x800.png', sex: 'Men',family: 'Classic', size: 'XL'}),</text:p>
          </table:table-cell>
          <table:table-cell table:formula="of:=COM.MICROSOFT.CONCAT(&quot;new Product({ price: &quot;;[.$M5];&quot;, title: '&quot;;[.J$1];&quot; - &quot;;[.$D5]; &quot;', description: '&quot;;[.$A5];&quot; -  &quot;;&quot; Men\'s SS Jersey -- Pinnacle', imagePath: '&quot;;[.$N5];&quot;', sex: '&quot;;[.$B5];&quot;',family: '&quot;;[.$C5];&quot;', size: '&quot;;[.J$1];&quot;'}),&quot;)" office:value-type="string" office:string-value="new Product({ price: 50, title: 'XXL - Men\'s SS Jersey -- Classic Euro', description: '9001 -   Men\'s SS Jersey -- Pinnacle', imagePath: 'https://canari-vgvmadyouy.now.sh/Mens_ClassicShortSleeve_800x800.png', sex: 'Men',family: 'Classic', size: 'XXL'})," calcext:value-type="string">
            <text:p>new Product({ price: 50, title: 'XXL - Men\'s SS Jersey -- Classic Euro', description: '9001 - <text:s text:c="2"/>Men\'s SS Jersey -- Pinnacle', imagePath: 'https://canari-vgvmadyouy.now.sh/Mens_ClassicShortSleeve_800x800.png', sex: 'Men',family: 'Classic', size: 'XXL'}),</text:p>
          </table:table-cell>
          <table:table-cell table:formula="of:=COM.MICROSOFT.CONCAT(&quot;new Product({ price: &quot;;[.$M5];&quot;, title: '&quot;;[.K$1];&quot; - &quot;;[.$D5]; &quot;', description: '&quot;;[.$A5];&quot; -  &quot;;&quot; Men\'s SS Jersey -- Pinnacle', imagePath: '&quot;;[.$N5];&quot;', sex: '&quot;;[.$B5];&quot;',family: '&quot;;[.$C5];&quot;', size: '&quot;;[.K$1];&quot;'}),&quot;)" office:value-type="string" office:string-value="new Product({ price: 50, title: 'XXXL - Men\'s SS Jersey -- Classic Euro', description: '9001 -   Men\'s SS Jersey -- Pinnacle', imagePath: 'https://canari-vgvmadyouy.now.sh/Mens_ClassicShortSleeve_800x800.png', sex: 'Men',family: 'Classic', size: 'XXXL'})," calcext:value-type="string">
            <text:p>new Product({ price: 50, title: 'XXXL - Men\'s SS Jersey -- Classic Euro', description: '9001 - <text:s text:c="2"/>Men\'s SS Jersey -- Pinnacle', imagePath: 'https://canari-vgvmadyouy.now.sh/Mens_ClassicShortSleeve_800x800.png', sex: '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1">
          <table:table-cell office:value-type="string" calcext:value-type="string">
            <text:p>9001-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SS Jersey -- Classic Club</text:p>
          </table:table-cell>
          <table:table-cell table:formula="of:=COM.MICROSOFT.CONCAT(&quot;new Product({ price: &quot;;[.$M6];&quot;, title: '&quot;;[.E$1];&quot; - &quot;;[.$D6]; &quot;', description: '&quot;;[.$A6];&quot; -  &quot;;&quot; Men\'s SS Jersey -- Pinnacle', imagePath: '&quot;;[.$N6];&quot;', sex: '&quot;;[.$B6];&quot;',family: '&quot;;[.$C6];&quot;', size: '&quot;;[.E$1];&quot;'}),&quot;)" office:value-type="string" office:string-value="new Product({ price: 50, title: 'XS - Men\'s SS Jersey -- Classic Club', description: '9001-R -   Men\'s SS Jersey -- Pinnacle', imagePath: 'https://canari-vgvmadyouy.now.sh/Mens_ClassicShortSleeve_800x800.png', sex: 'Men',family: 'Classic', size: 'XS'})," calcext:value-type="string">
            <text:p>new Product({ price: 50, title: 'XS - Men\'s SS Jersey -- Classic Club', description: '9001-R - <text:s text:c="2"/>Men\'s SS Jersey -- Pinnacle', imagePath: 'https://canari-vgvmadyouy.now.sh/Mens_ClassicShortSleeve_800x800.png', sex: 'Men',family: 'Classic', size: 'XS'}),</text:p>
          </table:table-cell>
          <table:table-cell table:formula="of:=COM.MICROSOFT.CONCAT(&quot;new Product({ price: &quot;;[.$M6];&quot;, title: '&quot;;[.F$1];&quot; - &quot;;[.$D6]; &quot;', description: '&quot;;[.$A6];&quot; -  &quot;;&quot; Men\'s SS Jersey -- Pinnacle', imagePath: '&quot;;[.$N6];&quot;', sex: '&quot;;[.$B6];&quot;',family: '&quot;;[.$C6];&quot;', size: '&quot;;[.F$1];&quot;'}),&quot;)" office:value-type="string" office:string-value="new Product({ price: 50, title: 'SM - Men\'s SS Jersey -- Classic Club', description: '9001-R -   Men\'s SS Jersey -- Pinnacle', imagePath: 'https://canari-vgvmadyouy.now.sh/Mens_ClassicShortSleeve_800x800.png', sex: 'Men',family: 'Classic', size: 'SM'})," calcext:value-type="string">
            <text:p>new Product({ price: 50, title: 'SM - Men\'s SS Jersey -- Classic Club', description: '9001-R - <text:s text:c="2"/>Men\'s SS Jersey -- Pinnacle', imagePath: 'https://canari-vgvmadyouy.now.sh/Mens_ClassicShortSleeve_800x800.png', sex: 'Men',family: 'Classic', size: 'SM'}),</text:p>
          </table:table-cell>
          <table:table-cell table:formula="of:=COM.MICROSOFT.CONCAT(&quot;new Product({ price: &quot;;[.$M6];&quot;, title: '&quot;;[.G$1];&quot; - &quot;;[.$D6]; &quot;', description: '&quot;;[.$A6];&quot; -  &quot;;&quot; Men\'s SS Jersey -- Pinnacle', imagePath: '&quot;;[.$N6];&quot;', sex: '&quot;;[.$B6];&quot;',family: '&quot;;[.$C6];&quot;', size: '&quot;;[.G$1];&quot;'}),&quot;)" office:value-type="string" office:string-value="new Product({ price: 50, title: 'MD - Men\'s SS Jersey -- Classic Club', description: '9001-R -   Men\'s SS Jersey -- Pinnacle', imagePath: 'https://canari-vgvmadyouy.now.sh/Mens_ClassicShortSleeve_800x800.png', sex: 'Men',family: 'Classic', size: 'MD'})," calcext:value-type="string">
            <text:p>new Product({ price: 50, title: 'MD - Men\'s SS Jersey -- Classic Club', description: '9001-R - <text:s text:c="2"/>Men\'s SS Jersey -- Pinnacle', imagePath: 'https://canari-vgvmadyouy.now.sh/Mens_ClassicShortSleeve_800x800.png', sex: 'Men',family: 'Classic', size: 'MD'}),</text:p>
          </table:table-cell>
          <table:table-cell table:formula="of:=COM.MICROSOFT.CONCAT(&quot;new Product({ price: &quot;;[.$M6];&quot;, title: '&quot;;[.H$1];&quot; - &quot;;[.$D6]; &quot;', description: '&quot;;[.$A6];&quot; -  &quot;;&quot; Men\'s SS Jersey -- Pinnacle', imagePath: '&quot;;[.$N6];&quot;', sex: '&quot;;[.$B6];&quot;',family: '&quot;;[.$C6];&quot;', size: '&quot;;[.H$1];&quot;'}),&quot;)" office:value-type="string" office:string-value="new Product({ price: 50, title: 'LG - Men\'s SS Jersey -- Classic Club', description: '9001-R -   Men\'s SS Jersey -- Pinnacle', imagePath: 'https://canari-vgvmadyouy.now.sh/Mens_ClassicShortSleeve_800x800.png', sex: 'Men',family: 'Classic', size: 'LG'})," calcext:value-type="string">
            <text:p>new Product({ price: 50, title: 'LG - Men\'s SS Jersey -- Classic Club', description: '9001-R - <text:s text:c="2"/>Men\'s SS Jersey -- Pinnacle', imagePath: 'https://canari-vgvmadyouy.now.sh/Mens_ClassicShortSleeve_800x800.png', sex: 'Men',family: 'Classic', size: 'LG'}),</text:p>
          </table:table-cell>
          <table:table-cell table:formula="of:=COM.MICROSOFT.CONCAT(&quot;new Product({ price: &quot;;[.$M6];&quot;, title: '&quot;;[.I$1];&quot; - &quot;;[.$D6]; &quot;', description: '&quot;;[.$A6];&quot; -  &quot;;&quot; Men\'s SS Jersey -- Pinnacle', imagePath: '&quot;;[.$N6];&quot;', sex: '&quot;;[.$B6];&quot;',family: '&quot;;[.$C6];&quot;', size: '&quot;;[.I$1];&quot;'}),&quot;)" office:value-type="string" office:string-value="new Product({ price: 50, title: 'XL - Men\'s SS Jersey -- Classic Club', description: '9001-R -   Men\'s SS Jersey -- Pinnacle', imagePath: 'https://canari-vgvmadyouy.now.sh/Mens_ClassicShortSleeve_800x800.png', sex: 'Men',family: 'Classic', size: 'XL'})," calcext:value-type="string">
            <text:p>new Product({ price: 50, title: 'XL - Men\'s SS Jersey -- Classic Club', description: '9001-R - <text:s text:c="2"/>Men\'s SS Jersey -- Pinnacle', imagePath: 'https://canari-vgvmadyouy.now.sh/Mens_ClassicShortSleeve_800x800.png', sex: 'Men',family: 'Classic', size: 'XL'}),</text:p>
          </table:table-cell>
          <table:table-cell table:formula="of:=COM.MICROSOFT.CONCAT(&quot;new Product({ price: &quot;;[.$M6];&quot;, title: '&quot;;[.J$1];&quot; - &quot;;[.$D6]; &quot;', description: '&quot;;[.$A6];&quot; -  &quot;;&quot; Men\'s SS Jersey -- Pinnacle', imagePath: '&quot;;[.$N6];&quot;', sex: '&quot;;[.$B6];&quot;',family: '&quot;;[.$C6];&quot;', size: '&quot;;[.J$1];&quot;'}),&quot;)" office:value-type="string" office:string-value="new Product({ price: 50, title: 'XXL - Men\'s SS Jersey -- Classic Club', description: '9001-R -   Men\'s SS Jersey -- Pinnacle', imagePath: 'https://canari-vgvmadyouy.now.sh/Mens_ClassicShortSleeve_800x800.png', sex: 'Men',family: 'Classic', size: 'XXL'})," calcext:value-type="string">
            <text:p>new Product({ price: 50, title: 'XXL - Men\'s SS Jersey -- Classic Club', description: '9001-R - <text:s text:c="2"/>Men\'s SS Jersey -- Pinnacle', imagePath: 'https://canari-vgvmadyouy.now.sh/Mens_ClassicShortSleeve_800x800.png', sex: 'Men',family: 'Classic', size: 'XXL'}),</text:p>
          </table:table-cell>
          <table:table-cell table:formula="of:=COM.MICROSOFT.CONCAT(&quot;new Product({ price: &quot;;[.$M6];&quot;, title: '&quot;;[.K$1];&quot; - &quot;;[.$D6]; &quot;', description: '&quot;;[.$A6];&quot; -  &quot;;&quot; Men\'s SS Jersey -- Pinnacle', imagePath: '&quot;;[.$N6];&quot;', sex: '&quot;;[.$B6];&quot;',family: '&quot;;[.$C6];&quot;', size: '&quot;;[.K$1];&quot;'}),&quot;)" office:value-type="string" office:string-value="new Product({ price: 50, title: 'XXXL - Men\'s SS Jersey -- Classic Club', description: '9001-R -   Men\'s SS Jersey -- Pinnacle', imagePath: 'https://canari-vgvmadyouy.now.sh/Mens_ClassicShortSleeve_800x800.png', sex: 'Men',family: 'Classic', size: 'XXXL'})," calcext:value-type="string">
            <text:p>new Product({ price: 50, title: 'XXXL - Men\'s SS Jersey -- Classic Club', description: '9001-R - <text:s text:c="2"/>Men\'s SS Jersey -- Pinnacle', imagePath: 'https://canari-vgvmadyouy.now.sh/Mens_ClassicShortSleeve_800x800.png', sex: '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Mens_ClassicShortSleeve_800x800.png</text:p>
          </table:table-cell>
        </table:table-row>
        <table:table-row table:style-name="ro2">
          <table:table-cell office:value-type="float" office:value="9022" calcext:value-type="float">
            <text:p>902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Summer - Classic Euro</text:p>
          </table:table-cell>
          <table:table-cell table:formula="of:=COM.MICROSOFT.CONCAT(&quot;new Product({ price: &quot;;[.$M7];&quot;, title: '&quot;;[.E$1];&quot; - &quot;;[.$D7]; &quot;', description: '&quot;;[.$A7];&quot; -  &quot;;&quot; Men\'s SS Jersey -- Pinnacle', imagePath: '&quot;;[.$N7];&quot;', sex: '&quot;;[.$B7];&quot;',family: '&quot;;[.$C7];&quot;', size: '&quot;;[.E$1];&quot;'}),&quot;)" office:value-type="string" office:string-value="new Product({ price: 55, title: 'XS - Men\'s LS Jersey Summer - Classic Euro', description: '9022 -   Men\'s SS Jersey -- Pinnacle', imagePath: 'https://canari-vgvmadyouy.now.sh/Mens_Classic_LS_620x620.png', sex: 'Men',family: 'Classic', size: 'XS'})," calcext:value-type="string">
            <text:p>new Product({ price: 55, title: 'XS - Men\'s LS Jersey Summer - Classic Euro', description: '9022 - <text:s text:c="2"/>Men\'s SS Jersey -- Pinnacle', imagePath: 'https://canari-vgvmadyouy.now.sh/Mens_Classic_LS_620x620.png', sex: 'Men',family: 'Classic', size: 'XS'}),</text:p>
          </table:table-cell>
          <table:table-cell table:formula="of:=COM.MICROSOFT.CONCAT(&quot;new Product({ price: &quot;;[.$M7];&quot;, title: '&quot;;[.F$1];&quot; - &quot;;[.$D7]; &quot;', description: '&quot;;[.$A7];&quot; -  &quot;;&quot; Men\'s SS Jersey -- Pinnacle', imagePath: '&quot;;[.$N7];&quot;', sex: '&quot;;[.$B7];&quot;',family: '&quot;;[.$C7];&quot;', size: '&quot;;[.F$1];&quot;'}),&quot;)" office:value-type="string" office:string-value="new Product({ price: 55, title: 'SM - Men\'s LS Jersey Summer - Classic Euro', description: '9022 -   Men\'s SS Jersey -- Pinnacle', imagePath: 'https://canari-vgvmadyouy.now.sh/Mens_Classic_LS_620x620.png', sex: 'Men',family: 'Classic', size: 'SM'})," calcext:value-type="string">
            <text:p>new Product({ price: 55, title: 'SM - Men\'s LS Jersey Summer - Classic Euro', description: '9022 - <text:s text:c="2"/>Men\'s SS Jersey -- Pinnacle', imagePath: 'https://canari-vgvmadyouy.now.sh/Mens_Classic_LS_620x620.png', sex: 'Men',family: 'Classic', size: 'SM'}),</text:p>
          </table:table-cell>
          <table:table-cell table:formula="of:=COM.MICROSOFT.CONCAT(&quot;new Product({ price: &quot;;[.$M7];&quot;, title: '&quot;;[.G$1];&quot; - &quot;;[.$D7]; &quot;', description: '&quot;;[.$A7];&quot; -  &quot;;&quot; Men\'s SS Jersey -- Pinnacle', imagePath: '&quot;;[.$N7];&quot;', sex: '&quot;;[.$B7];&quot;',family: '&quot;;[.$C7];&quot;', size: '&quot;;[.G$1];&quot;'}),&quot;)" office:value-type="string" office:string-value="new Product({ price: 55, title: 'MD - Men\'s LS Jersey Summer - Classic Euro', description: '9022 -   Men\'s SS Jersey -- Pinnacle', imagePath: 'https://canari-vgvmadyouy.now.sh/Mens_Classic_LS_620x620.png', sex: 'Men',family: 'Classic', size: 'MD'})," calcext:value-type="string">
            <text:p>new Product({ price: 55, title: 'MD - Men\'s LS Jersey Summer - Classic Euro', description: '9022 - <text:s text:c="2"/>Men\'s SS Jersey -- Pinnacle', imagePath: 'https://canari-vgvmadyouy.now.sh/Mens_Classic_LS_620x620.png', sex: 'Men',family: 'Classic', size: 'MD'}),</text:p>
          </table:table-cell>
          <table:table-cell table:formula="of:=COM.MICROSOFT.CONCAT(&quot;new Product({ price: &quot;;[.$M7];&quot;, title: '&quot;;[.H$1];&quot; - &quot;;[.$D7]; &quot;', description: '&quot;;[.$A7];&quot; -  &quot;;&quot; Men\'s SS Jersey -- Pinnacle', imagePath: '&quot;;[.$N7];&quot;', sex: '&quot;;[.$B7];&quot;',family: '&quot;;[.$C7];&quot;', size: '&quot;;[.H$1];&quot;'}),&quot;)" office:value-type="string" office:string-value="new Product({ price: 55, title: 'LG - Men\'s LS Jersey Summer - Classic Euro', description: '9022 -   Men\'s SS Jersey -- Pinnacle', imagePath: 'https://canari-vgvmadyouy.now.sh/Mens_Classic_LS_620x620.png', sex: 'Men',family: 'Classic', size: 'LG'})," calcext:value-type="string">
            <text:p>new Product({ price: 55, title: 'LG - Men\'s LS Jersey Summer - Classic Euro', description: '9022 - <text:s text:c="2"/>Men\'s SS Jersey -- Pinnacle', imagePath: 'https://canari-vgvmadyouy.now.sh/Mens_Classic_LS_620x620.png', sex: 'Men',family: 'Classic', size: 'LG'}),</text:p>
          </table:table-cell>
          <table:table-cell table:formula="of:=COM.MICROSOFT.CONCAT(&quot;new Product({ price: &quot;;[.$M7];&quot;, title: '&quot;;[.I$1];&quot; - &quot;;[.$D7]; &quot;', description: '&quot;;[.$A7];&quot; -  &quot;;&quot; Men\'s SS Jersey -- Pinnacle', imagePath: '&quot;;[.$N7];&quot;', sex: '&quot;;[.$B7];&quot;',family: '&quot;;[.$C7];&quot;', size: '&quot;;[.I$1];&quot;'}),&quot;)" office:value-type="string" office:string-value="new Product({ price: 55, title: 'XL - Men\'s LS Jersey Summer - Classic Euro', description: '9022 -   Men\'s SS Jersey -- Pinnacle', imagePath: 'https://canari-vgvmadyouy.now.sh/Mens_Classic_LS_620x620.png', sex: 'Men',family: 'Classic', size: 'XL'})," calcext:value-type="string">
            <text:p>new Product({ price: 55, title: 'XL - Men\'s LS Jersey Summer - Classic Euro', description: '9022 - <text:s text:c="2"/>Men\'s SS Jersey -- Pinnacle', imagePath: 'https://canari-vgvmadyouy.now.sh/Mens_Classic_LS_620x620.png', sex: 'Men',family: 'Classic', size: 'XL'}),</text:p>
          </table:table-cell>
          <table:table-cell table:formula="of:=COM.MICROSOFT.CONCAT(&quot;new Product({ price: &quot;;[.$M7];&quot;, title: '&quot;;[.J$1];&quot; - &quot;;[.$D7]; &quot;', description: '&quot;;[.$A7];&quot; -  &quot;;&quot; Men\'s SS Jersey -- Pinnacle', imagePath: '&quot;;[.$N7];&quot;', sex: '&quot;;[.$B7];&quot;',family: '&quot;;[.$C7];&quot;', size: '&quot;;[.J$1];&quot;'}),&quot;)" office:value-type="string" office:string-value="new Product({ price: 55, title: 'XXL - Men\'s LS Jersey Summer - Classic Euro', description: '9022 -   Men\'s SS Jersey -- Pinnacle', imagePath: 'https://canari-vgvmadyouy.now.sh/Mens_Classic_LS_620x620.png', sex: 'Men',family: 'Classic', size: 'XXL'})," calcext:value-type="string">
            <text:p>new Product({ price: 55, title: 'XXL - Men\'s LS Jersey Summer - Classic Euro', description: '9022 - <text:s text:c="2"/>Men\'s SS Jersey -- Pinnacle', imagePath: 'https://canari-vgvmadyouy.now.sh/Mens_Classic_LS_620x620.png', sex: 'Men',family: 'Classic', size: 'XXL'}),</text:p>
          </table:table-cell>
          <table:table-cell table:formula="of:=COM.MICROSOFT.CONCAT(&quot;new Product({ price: &quot;;[.$M7];&quot;, title: '&quot;;[.K$1];&quot; - &quot;;[.$D7]; &quot;', description: '&quot;;[.$A7];&quot; -  &quot;;&quot; Men\'s SS Jersey -- Pinnacle', imagePath: '&quot;;[.$N7];&quot;', sex: '&quot;;[.$B7];&quot;',family: '&quot;;[.$C7];&quot;', size: '&quot;;[.K$1];&quot;'}),&quot;)" office:value-type="string" office:string-value="new Product({ price: 55, title: 'XXXL - Men\'s LS Jersey Summer - Classic Euro', description: '9022 -   Men\'s SS Jersey -- Pinnacle', imagePath: 'https://canari-vgvmadyouy.now.sh/Mens_Classic_LS_620x620.png', sex: 'Men',family: 'Classic', size: 'XXXL'})," calcext:value-type="string">
            <text:p>new Product({ price: 55, title: 'XXXL - Men\'s LS Jersey Summer - Classic Euro', description: '9022 - <text:s text:c="2"/>Men\'s SS Jersey -- Pinnacle', imagePath: 'https://canari-vgvmadyouy.now.sh/Mens_Classic_LS_620x620.png', sex: '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2">
          <table:table-cell office:value-type="float" office:value="9021" calcext:value-type="float">
            <text:p>902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Men\'s LS Jersey Winter - Classic Euro</text:p>
          </table:table-cell>
          <table:table-cell table:formula="of:=COM.MICROSOFT.CONCAT(&quot;new Product({ price: &quot;;[.$M8];&quot;, title: '&quot;;[.E$1];&quot; - &quot;;[.$D8]; &quot;', description: '&quot;;[.$A8];&quot; -  &quot;;&quot; Men\'s SS Jersey -- Pinnacle', imagePath: '&quot;;[.$N8];&quot;', sex: '&quot;;[.$B8];&quot;',family: '&quot;;[.$C8];&quot;', size: '&quot;;[.E$1];&quot;'}),&quot;)" office:value-type="string" office:string-value="new Product({ price: 60, title: 'XS - Men\'s LS Jersey Winter - Classic Euro', description: '9021 -   Men\'s SS Jersey -- Pinnacle', imagePath: 'https://canari-vgvmadyouy.now.sh/Mens_Classic_LS_620x620.png', sex: 'Men',family: 'Classic', size: 'XS'})," calcext:value-type="string">
            <text:p>new Product({ price: 60, title: 'XS - Men\'s LS Jersey Winter - Classic Euro', description: '9021 - <text:s text:c="2"/>Men\'s SS Jersey -- Pinnacle', imagePath: 'https://canari-vgvmadyouy.now.sh/Mens_Classic_LS_620x620.png', sex: 'Men',family: 'Classic', size: 'XS'}),</text:p>
          </table:table-cell>
          <table:table-cell table:formula="of:=COM.MICROSOFT.CONCAT(&quot;new Product({ price: &quot;;[.$M8];&quot;, title: '&quot;;[.F$1];&quot; - &quot;;[.$D8]; &quot;', description: '&quot;;[.$A8];&quot; -  &quot;;&quot; Men\'s SS Jersey -- Pinnacle', imagePath: '&quot;;[.$N8];&quot;', sex: '&quot;;[.$B8];&quot;',family: '&quot;;[.$C8];&quot;', size: '&quot;;[.F$1];&quot;'}),&quot;)" office:value-type="string" office:string-value="new Product({ price: 60, title: 'SM - Men\'s LS Jersey Winter - Classic Euro', description: '9021 -   Men\'s SS Jersey -- Pinnacle', imagePath: 'https://canari-vgvmadyouy.now.sh/Mens_Classic_LS_620x620.png', sex: 'Men',family: 'Classic', size: 'SM'})," calcext:value-type="string">
            <text:p>new Product({ price: 60, title: 'SM - Men\'s LS Jersey Winter - Classic Euro', description: '9021 - <text:s text:c="2"/>Men\'s SS Jersey -- Pinnacle', imagePath: 'https://canari-vgvmadyouy.now.sh/Mens_Classic_LS_620x620.png', sex: 'Men',family: 'Classic', size: 'SM'}),</text:p>
          </table:table-cell>
          <table:table-cell table:formula="of:=COM.MICROSOFT.CONCAT(&quot;new Product({ price: &quot;;[.$M8];&quot;, title: '&quot;;[.G$1];&quot; - &quot;;[.$D8]; &quot;', description: '&quot;;[.$A8];&quot; -  &quot;;&quot; Men\'s SS Jersey -- Pinnacle', imagePath: '&quot;;[.$N8];&quot;', sex: '&quot;;[.$B8];&quot;',family: '&quot;;[.$C8];&quot;', size: '&quot;;[.G$1];&quot;'}),&quot;)" office:value-type="string" office:string-value="new Product({ price: 60, title: 'MD - Men\'s LS Jersey Winter - Classic Euro', description: '9021 -   Men\'s SS Jersey -- Pinnacle', imagePath: 'https://canari-vgvmadyouy.now.sh/Mens_Classic_LS_620x620.png', sex: 'Men',family: 'Classic', size: 'MD'})," calcext:value-type="string">
            <text:p>new Product({ price: 60, title: 'MD - Men\'s LS Jersey Winter - Classic Euro', description: '9021 - <text:s text:c="2"/>Men\'s SS Jersey -- Pinnacle', imagePath: 'https://canari-vgvmadyouy.now.sh/Mens_Classic_LS_620x620.png', sex: 'Men',family: 'Classic', size: 'MD'}),</text:p>
          </table:table-cell>
          <table:table-cell table:formula="of:=COM.MICROSOFT.CONCAT(&quot;new Product({ price: &quot;;[.$M8];&quot;, title: '&quot;;[.H$1];&quot; - &quot;;[.$D8]; &quot;', description: '&quot;;[.$A8];&quot; -  &quot;;&quot; Men\'s SS Jersey -- Pinnacle', imagePath: '&quot;;[.$N8];&quot;', sex: '&quot;;[.$B8];&quot;',family: '&quot;;[.$C8];&quot;', size: '&quot;;[.H$1];&quot;'}),&quot;)" office:value-type="string" office:string-value="new Product({ price: 60, title: 'LG - Men\'s LS Jersey Winter - Classic Euro', description: '9021 -   Men\'s SS Jersey -- Pinnacle', imagePath: 'https://canari-vgvmadyouy.now.sh/Mens_Classic_LS_620x620.png', sex: 'Men',family: 'Classic', size: 'LG'})," calcext:value-type="string">
            <text:p>new Product({ price: 60, title: 'LG - Men\'s LS Jersey Winter - Classic Euro', description: '9021 - <text:s text:c="2"/>Men\'s SS Jersey -- Pinnacle', imagePath: 'https://canari-vgvmadyouy.now.sh/Mens_Classic_LS_620x620.png', sex: 'Men',family: 'Classic', size: 'LG'}),</text:p>
          </table:table-cell>
          <table:table-cell table:formula="of:=COM.MICROSOFT.CONCAT(&quot;new Product({ price: &quot;;[.$M8];&quot;, title: '&quot;;[.I$1];&quot; - &quot;;[.$D8]; &quot;', description: '&quot;;[.$A8];&quot; -  &quot;;&quot; Men\'s SS Jersey -- Pinnacle', imagePath: '&quot;;[.$N8];&quot;', sex: '&quot;;[.$B8];&quot;',family: '&quot;;[.$C8];&quot;', size: '&quot;;[.I$1];&quot;'}),&quot;)" office:value-type="string" office:string-value="new Product({ price: 60, title: 'XL - Men\'s LS Jersey Winter - Classic Euro', description: '9021 -   Men\'s SS Jersey -- Pinnacle', imagePath: 'https://canari-vgvmadyouy.now.sh/Mens_Classic_LS_620x620.png', sex: 'Men',family: 'Classic', size: 'XL'})," calcext:value-type="string">
            <text:p>new Product({ price: 60, title: 'XL - Men\'s LS Jersey Winter - Classic Euro', description: '9021 - <text:s text:c="2"/>Men\'s SS Jersey -- Pinnacle', imagePath: 'https://canari-vgvmadyouy.now.sh/Mens_Classic_LS_620x620.png', sex: 'Men',family: 'Classic', size: 'XL'}),</text:p>
          </table:table-cell>
          <table:table-cell table:formula="of:=COM.MICROSOFT.CONCAT(&quot;new Product({ price: &quot;;[.$M8];&quot;, title: '&quot;;[.J$1];&quot; - &quot;;[.$D8]; &quot;', description: '&quot;;[.$A8];&quot; -  &quot;;&quot; Men\'s SS Jersey -- Pinnacle', imagePath: '&quot;;[.$N8];&quot;', sex: '&quot;;[.$B8];&quot;',family: '&quot;;[.$C8];&quot;', size: '&quot;;[.J$1];&quot;'}),&quot;)" office:value-type="string" office:string-value="new Product({ price: 60, title: 'XXL - Men\'s LS Jersey Winter - Classic Euro', description: '9021 -   Men\'s SS Jersey -- Pinnacle', imagePath: 'https://canari-vgvmadyouy.now.sh/Mens_Classic_LS_620x620.png', sex: 'Men',family: 'Classic', size: 'XXL'})," calcext:value-type="string">
            <text:p>new Product({ price: 60, title: 'XXL - Men\'s LS Jersey Winter - Classic Euro', description: '9021 - <text:s text:c="2"/>Men\'s SS Jersey -- Pinnacle', imagePath: 'https://canari-vgvmadyouy.now.sh/Mens_Classic_LS_620x620.png', sex: 'Men',family: 'Classic', size: 'XXL'}),</text:p>
          </table:table-cell>
          <table:table-cell table:formula="of:=COM.MICROSOFT.CONCAT(&quot;new Product({ price: &quot;;[.$M8];&quot;, title: '&quot;;[.K$1];&quot; - &quot;;[.$D8]; &quot;', description: '&quot;;[.$A8];&quot; -  &quot;;&quot; Men\'s SS Jersey -- Pinnacle', imagePath: '&quot;;[.$N8];&quot;', sex: '&quot;;[.$B8];&quot;',family: '&quot;;[.$C8];&quot;', size: '&quot;;[.K$1];&quot;'}),&quot;)" office:value-type="string" office:string-value="new Product({ price: 60, title: 'XXXL - Men\'s LS Jersey Winter - Classic Euro', description: '9021 -   Men\'s SS Jersey -- Pinnacle', imagePath: 'https://canari-vgvmadyouy.now.sh/Mens_Classic_LS_620x620.png', sex: 'Men',family: 'Classic', size: 'XXXL'})," calcext:value-type="string">
            <text:p>new Product({ price: 60, title: 'XXXL - Men\'s LS Jersey Winter - Classic Euro', description: '9021 - <text:s text:c="2"/>Men\'s SS Jersey -- Pinnacle', imagePath: 'https://canari-vgvmadyouy.now.sh/Mens_Classic_LS_620x620.png', sex: '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Mens_Classic_LS_620x620.png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innacle</text:p>
          </table:table-cell>
          <table:table-cell office:value-type="string" calcext:value-type="string">
            <text:p>Women\'s SS Jersey -- Pinnacle</text:p>
          </table:table-cell>
          <table:table-cell table:formula="of:=COM.MICROSOFT.CONCAT(&quot;new Product({ price: &quot;;[.$M9];&quot;, title: '&quot;;[.E$1];&quot; - &quot;;[.$D9]; &quot;', description: '&quot;;[.$A9];&quot; -  &quot;;&quot; Men\'s SS Jersey -- Pinnacle', imagePath: '&quot;;[.$N9];&quot;', sex: '&quot;;[.$B9];&quot;',family: '&quot;;[.$C9];&quot;', size: '&quot;;[.E$1];&quot;'}),&quot;)" office:value-type="string" office:string-value="new Product({ price: 82, title: 'XS - Women\'s SS Jersey -- Pinnacle', description: '9141 -   Men\'s SS Jersey -- Pinnacle', imagePath: 'https://canari-vgvmadyouy.now.sh/Mens_Pinnacle_SS_620x620.png', sex: 'Women',family: 'Pinnacle', size: 'XS'})," calcext:value-type="string">
            <text:p>new Product({ price: 82, title: 'XS - Women\'s SS Jersey -- Pinnacle', description: '9141 - <text:s text:c="2"/>Men\'s SS Jersey -- Pinnacle', imagePath: 'https://canari-vgvmadyouy.now.sh/Mens_Pinnacle_SS_620x620.png', sex: 'Women',family: 'Pinnacle', size: 'XS'}),</text:p>
          </table:table-cell>
          <table:table-cell table:formula="of:=COM.MICROSOFT.CONCAT(&quot;new Product({ price: &quot;;[.$M9];&quot;, title: '&quot;;[.F$1];&quot; - &quot;;[.$D9]; &quot;', description: '&quot;;[.$A9];&quot; -  &quot;;&quot; Men\'s SS Jersey -- Pinnacle', imagePath: '&quot;;[.$N9];&quot;', sex: '&quot;;[.$B9];&quot;',family: '&quot;;[.$C9];&quot;', size: '&quot;;[.F$1];&quot;'}),&quot;)" office:value-type="string" office:string-value="new Product({ price: 82, title: 'SM - Women\'s SS Jersey -- Pinnacle', description: '9141 -   Men\'s SS Jersey -- Pinnacle', imagePath: 'https://canari-vgvmadyouy.now.sh/Mens_Pinnacle_SS_620x620.png', sex: 'Women',family: 'Pinnacle', size: 'SM'})," calcext:value-type="string">
            <text:p>new Product({ price: 82, title: 'SM - Women\'s SS Jersey -- Pinnacle', description: '9141 - <text:s text:c="2"/>Men\'s SS Jersey -- Pinnacle', imagePath: 'https://canari-vgvmadyouy.now.sh/Mens_Pinnacle_SS_620x620.png', sex: 'Women',family: 'Pinnacle', size: 'SM'}),</text:p>
          </table:table-cell>
          <table:table-cell table:formula="of:=COM.MICROSOFT.CONCAT(&quot;new Product({ price: &quot;;[.$M9];&quot;, title: '&quot;;[.G$1];&quot; - &quot;;[.$D9]; &quot;', description: '&quot;;[.$A9];&quot; -  &quot;;&quot; Men\'s SS Jersey -- Pinnacle', imagePath: '&quot;;[.$N9];&quot;', sex: '&quot;;[.$B9];&quot;',family: '&quot;;[.$C9];&quot;', size: '&quot;;[.G$1];&quot;'}),&quot;)" office:value-type="string" office:string-value="new Product({ price: 82, title: 'MD - Women\'s SS Jersey -- Pinnacle', description: '9141 -   Men\'s SS Jersey -- Pinnacle', imagePath: 'https://canari-vgvmadyouy.now.sh/Mens_Pinnacle_SS_620x620.png', sex: 'Women',family: 'Pinnacle', size: 'MD'})," calcext:value-type="string">
            <text:p>new Product({ price: 82, title: 'MD - Women\'s SS Jersey -- Pinnacle', description: '9141 - <text:s text:c="2"/>Men\'s SS Jersey -- Pinnacle', imagePath: 'https://canari-vgvmadyouy.now.sh/Mens_Pinnacle_SS_620x620.png', sex: 'Women',family: 'Pinnacle', size: 'MD'}),</text:p>
          </table:table-cell>
          <table:table-cell table:formula="of:=COM.MICROSOFT.CONCAT(&quot;new Product({ price: &quot;;[.$M9];&quot;, title: '&quot;;[.H$1];&quot; - &quot;;[.$D9]; &quot;', description: '&quot;;[.$A9];&quot; -  &quot;;&quot; Men\'s SS Jersey -- Pinnacle', imagePath: '&quot;;[.$N9];&quot;', sex: '&quot;;[.$B9];&quot;',family: '&quot;;[.$C9];&quot;', size: '&quot;;[.H$1];&quot;'}),&quot;)" office:value-type="string" office:string-value="new Product({ price: 82, title: 'LG - Women\'s SS Jersey -- Pinnacle', description: '9141 -   Men\'s SS Jersey -- Pinnacle', imagePath: 'https://canari-vgvmadyouy.now.sh/Mens_Pinnacle_SS_620x620.png', sex: 'Women',family: 'Pinnacle', size: 'LG'})," calcext:value-type="string">
            <text:p>new Product({ price: 82, title: 'LG - Women\'s SS Jersey -- Pinnacle', description: '9141 - <text:s text:c="2"/>Men\'s SS Jersey -- Pinnacle', imagePath: 'https://canari-vgvmadyouy.now.sh/Mens_Pinnacle_SS_620x620.png', sex: 'Women',family: 'Pinnacle', size: 'LG'}),</text:p>
          </table:table-cell>
          <table:table-cell table:formula="of:=COM.MICROSOFT.CONCAT(&quot;new Product({ price: &quot;;[.$M9];&quot;, title: '&quot;;[.I$1];&quot; - &quot;;[.$D9]; &quot;', description: '&quot;;[.$A9];&quot; -  &quot;;&quot; Men\'s SS Jersey -- Pinnacle', imagePath: '&quot;;[.$N9];&quot;', sex: '&quot;;[.$B9];&quot;',family: '&quot;;[.$C9];&quot;', size: '&quot;;[.I$1];&quot;'}),&quot;)" office:value-type="string" office:string-value="new Product({ price: 82, title: 'XL - Women\'s SS Jersey -- Pinnacle', description: '9141 -   Men\'s SS Jersey -- Pinnacle', imagePath: 'https://canari-vgvmadyouy.now.sh/Mens_Pinnacle_SS_620x620.png', sex: 'Women',family: 'Pinnacle', size: 'XL'})," calcext:value-type="string">
            <text:p>new Product({ price: 82, title: 'XL - Women\'s SS Jersey -- Pinnacle', description: '9141 - <text:s text:c="2"/>Men\'s SS Jersey -- Pinnacle', imagePath: 'https://canari-vgvmadyouy.now.sh/Mens_Pinnacle_SS_620x620.png', sex: 'Women',family: 'Pinnacle', size: 'XL'}),</text:p>
          </table:table-cell>
          <table:table-cell table:formula="of:=COM.MICROSOFT.CONCAT(&quot;new Product({ price: &quot;;[.$M9];&quot;, title: '&quot;;[.J$1];&quot; - &quot;;[.$D9]; &quot;', description: '&quot;;[.$A9];&quot; -  &quot;;&quot; Men\'s SS Jersey -- Pinnacle', imagePath: '&quot;;[.$N9];&quot;', sex: '&quot;;[.$B9];&quot;',family: '&quot;;[.$C9];&quot;', size: '&quot;;[.J$1];&quot;'}),&quot;)" office:value-type="string" office:string-value="new Product({ price: 82, title: 'XXL - Women\'s SS Jersey -- Pinnacle', description: '9141 -   Men\'s SS Jersey -- Pinnacle', imagePath: 'https://canari-vgvmadyouy.now.sh/Mens_Pinnacle_SS_620x620.png', sex: 'Women',family: 'Pinnacle', size: 'XXL'})," calcext:value-type="string">
            <text:p>new Product({ price: 82, title: 'XXL - Women\'s SS Jersey -- Pinnacle', description: '9141 - <text:s text:c="2"/>Men\'s SS Jersey -- Pinnacle', imagePath: 'https://canari-vgvmadyouy.now.sh/Mens_Pinnacle_SS_620x620.png', sex: 'Women',family: 'Pinnacle', size: 'XXL'}),</text:p>
          </table:table-cell>
          <table:table-cell table:formula="of:=COM.MICROSOFT.CONCAT(&quot;new Product({ price: &quot;;[.$M9];&quot;, title: '&quot;;[.K$1];&quot; - &quot;;[.$D9]; &quot;', description: '&quot;;[.$A9];&quot; -  &quot;;&quot; Men\'s SS Jersey -- Pinnacle', imagePath: '&quot;;[.$N9];&quot;', sex: '&quot;;[.$B9];&quot;',family: '&quot;;[.$C9];&quot;', size: '&quot;;[.K$1];&quot;'}),&quot;)" office:value-type="string" office:string-value="new Product({ price: 82, title: 'XXXL - Women\'s SS Jersey -- Pinnacle', description: '9141 -   Men\'s SS Jersey -- Pinnacle', imagePath: 'https://canari-vgvmadyouy.now.sh/Mens_Pinnacle_SS_620x620.png', sex: 'Women',family: 'Pinnacle', size: 'XXXL'})," calcext:value-type="string">
            <text:p>new Product({ price: 82, title: 'XXXL - Women\'s SS Jersey -- Pinnacle', description: '9141 - <text:s text:c="2"/>Men\'s SS Jersey -- Pinnacle', imagePath: 'https://canari-vgvmadyouy.now.sh/Mens_Pinnacle_SS_620x620.png', sex: 'Women',family: 'Pinnacle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ttps://canari-vgvmadyouy.now.sh/Mens_Pinnacle_SS_620x620.png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Vpro</text:p>
          </table:table-cell>
          <table:table-cell office:value-type="string" calcext:value-type="string">
            <text:p>Women\'s SS Jersey -- VPro</text:p>
          </table:table-cell>
          <table:table-cell table:formula="of:=COM.MICROSOFT.CONCAT(&quot;new Product({ price: &quot;;[.$M10];&quot;, title: '&quot;;[.E$1];&quot; - &quot;;[.$D10]; &quot;', description: '&quot;;[.$A10];&quot; -  &quot;;&quot; Men\'s SS Jersey -- Pinnacle', imagePath: '&quot;;[.$N10];&quot;', sex: '&quot;;[.$B10];&quot;',family: '&quot;;[.$C10];&quot;', size: '&quot;;[.E$1];&quot;'}),&quot;)" office:value-type="string" office:string-value="new Product({ price: 57, title: 'XS - Women\'s SS Jersey -- VPro', description: '9140 -   Men\'s SS Jersey -- Pinnacle', imagePath: 'https://canari-vgvmadyouy.now.sh/Womens_VortexPro_SS_620x620.png', sex: 'Women',family: 'Vpro', size: 'XS'})," calcext:value-type="string">
            <text:p>new Product({ price: 57, title: 'XS - Women\'s SS Jersey -- VPro', description: '9140 - <text:s text:c="2"/>Men\'s SS Jersey -- Pinnacle', imagePath: 'https://canari-vgvmadyouy.now.sh/Womens_VortexPro_SS_620x620.png', sex: 'Women',family: 'Vpro', size: 'XS'}),</text:p>
          </table:table-cell>
          <table:table-cell table:formula="of:=COM.MICROSOFT.CONCAT(&quot;new Product({ price: &quot;;[.$M10];&quot;, title: '&quot;;[.F$1];&quot; - &quot;;[.$D10]; &quot;', description: '&quot;;[.$A10];&quot; -  &quot;;&quot; Men\'s SS Jersey -- Pinnacle', imagePath: '&quot;;[.$N10];&quot;', sex: '&quot;;[.$B10];&quot;',family: '&quot;;[.$C10];&quot;', size: '&quot;;[.F$1];&quot;'}),&quot;)" office:value-type="string" office:string-value="new Product({ price: 57, title: 'SM - Women\'s SS Jersey -- VPro', description: '9140 -   Men\'s SS Jersey -- Pinnacle', imagePath: 'https://canari-vgvmadyouy.now.sh/Womens_VortexPro_SS_620x620.png', sex: 'Women',family: 'Vpro', size: 'SM'})," calcext:value-type="string">
            <text:p>new Product({ price: 57, title: 'SM - Women\'s SS Jersey -- VPro', description: '9140 - <text:s text:c="2"/>Men\'s SS Jersey -- Pinnacle', imagePath: 'https://canari-vgvmadyouy.now.sh/Womens_VortexPro_SS_620x620.png', sex: 'Women',family: 'Vpro', size: 'SM'}),</text:p>
          </table:table-cell>
          <table:table-cell table:formula="of:=COM.MICROSOFT.CONCAT(&quot;new Product({ price: &quot;;[.$M10];&quot;, title: '&quot;;[.G$1];&quot; - &quot;;[.$D10]; &quot;', description: '&quot;;[.$A10];&quot; -  &quot;;&quot; Men\'s SS Jersey -- Pinnacle', imagePath: '&quot;;[.$N10];&quot;', sex: '&quot;;[.$B10];&quot;',family: '&quot;;[.$C10];&quot;', size: '&quot;;[.G$1];&quot;'}),&quot;)" office:value-type="string" office:string-value="new Product({ price: 57, title: 'MD - Women\'s SS Jersey -- VPro', description: '9140 -   Men\'s SS Jersey -- Pinnacle', imagePath: 'https://canari-vgvmadyouy.now.sh/Womens_VortexPro_SS_620x620.png', sex: 'Women',family: 'Vpro', size: 'MD'})," calcext:value-type="string">
            <text:p>new Product({ price: 57, title: 'MD - Women\'s SS Jersey -- VPro', description: '9140 - <text:s text:c="2"/>Men\'s SS Jersey -- Pinnacle', imagePath: 'https://canari-vgvmadyouy.now.sh/Womens_VortexPro_SS_620x620.png', sex: 'Women',family: 'Vpro', size: 'MD'}),</text:p>
          </table:table-cell>
          <table:table-cell table:formula="of:=COM.MICROSOFT.CONCAT(&quot;new Product({ price: &quot;;[.$M10];&quot;, title: '&quot;;[.H$1];&quot; - &quot;;[.$D10]; &quot;', description: '&quot;;[.$A10];&quot; -  &quot;;&quot; Men\'s SS Jersey -- Pinnacle', imagePath: '&quot;;[.$N10];&quot;', sex: '&quot;;[.$B10];&quot;',family: '&quot;;[.$C10];&quot;', size: '&quot;;[.H$1];&quot;'}),&quot;)" office:value-type="string" office:string-value="new Product({ price: 57, title: 'LG - Women\'s SS Jersey -- VPro', description: '9140 -   Men\'s SS Jersey -- Pinnacle', imagePath: 'https://canari-vgvmadyouy.now.sh/Womens_VortexPro_SS_620x620.png', sex: 'Women',family: 'Vpro', size: 'LG'})," calcext:value-type="string">
            <text:p>new Product({ price: 57, title: 'LG - Women\'s SS Jersey -- VPro', description: '9140 - <text:s text:c="2"/>Men\'s SS Jersey -- Pinnacle', imagePath: 'https://canari-vgvmadyouy.now.sh/Womens_VortexPro_SS_620x620.png', sex: 'Women',family: 'Vpro', size: 'LG'}),</text:p>
          </table:table-cell>
          <table:table-cell table:formula="of:=COM.MICROSOFT.CONCAT(&quot;new Product({ price: &quot;;[.$M10];&quot;, title: '&quot;;[.I$1];&quot; - &quot;;[.$D10]; &quot;', description: '&quot;;[.$A10];&quot; -  &quot;;&quot; Men\'s SS Jersey -- Pinnacle', imagePath: '&quot;;[.$N10];&quot;', sex: '&quot;;[.$B10];&quot;',family: '&quot;;[.$C10];&quot;', size: '&quot;;[.I$1];&quot;'}),&quot;)" office:value-type="string" office:string-value="new Product({ price: 57, title: 'XL - Women\'s SS Jersey -- VPro', description: '9140 -   Men\'s SS Jersey -- Pinnacle', imagePath: 'https://canari-vgvmadyouy.now.sh/Womens_VortexPro_SS_620x620.png', sex: 'Women',family: 'Vpro', size: 'XL'})," calcext:value-type="string">
            <text:p>new Product({ price: 57, title: 'XL - Women\'s SS Jersey -- VPro', description: '9140 - <text:s text:c="2"/>Men\'s SS Jersey -- Pinnacle', imagePath: 'https://canari-vgvmadyouy.now.sh/Womens_VortexPro_SS_620x620.png', sex: 'Women',family: 'Vpro', size: 'XL'}),</text:p>
          </table:table-cell>
          <table:table-cell table:formula="of:=COM.MICROSOFT.CONCAT(&quot;new Product({ price: &quot;;[.$M10];&quot;, title: '&quot;;[.J$1];&quot; - &quot;;[.$D10]; &quot;', description: '&quot;;[.$A10];&quot; -  &quot;;&quot; Men\'s SS Jersey -- Pinnacle', imagePath: '&quot;;[.$N10];&quot;', sex: '&quot;;[.$B10];&quot;',family: '&quot;;[.$C10];&quot;', size: '&quot;;[.J$1];&quot;'}),&quot;)" office:value-type="string" office:string-value="new Product({ price: 57, title: 'XXL - Women\'s SS Jersey -- VPro', description: '9140 -   Men\'s SS Jersey -- Pinnacle', imagePath: 'https://canari-vgvmadyouy.now.sh/Womens_VortexPro_SS_620x620.png', sex: 'Women',family: 'Vpro', size: 'XXL'})," calcext:value-type="string">
            <text:p>new Product({ price: 57, title: 'XXL - Women\'s SS Jersey -- VPro', description: '9140 - <text:s text:c="2"/>Men\'s SS Jersey -- Pinnacle', imagePath: 'https://canari-vgvmadyouy.now.sh/Womens_VortexPro_SS_620x620.png', sex: 'Women',family: 'Vpro', size: 'XXL'}),</text:p>
          </table:table-cell>
          <table:table-cell table:formula="of:=COM.MICROSOFT.CONCAT(&quot;new Product({ price: &quot;;[.$M10];&quot;, title: '&quot;;[.K$1];&quot; - &quot;;[.$D10]; &quot;', description: '&quot;;[.$A10];&quot; -  &quot;;&quot; Men\'s SS Jersey -- Pinnacle', imagePath: '&quot;;[.$N10];&quot;', sex: '&quot;;[.$B10];&quot;',family: '&quot;;[.$C10];&quot;', size: '&quot;;[.K$1];&quot;'}),&quot;)" office:value-type="string" office:string-value="new Product({ price: 57, title: 'XXXL - Women\'s SS Jersey -- VPro', description: '9140 -   Men\'s SS Jersey -- Pinnacle', imagePath: 'https://canari-vgvmadyouy.now.sh/Womens_VortexPro_SS_620x620.png', sex: 'Women',family: 'Vpro', size: 'XXXL'})," calcext:value-type="string">
            <text:p>new Product({ price: 57, title: 'XXXL - Women\'s SS Jersey -- VPro', description: '9140 - <text:s text:c="2"/>Men\'s SS Jersey -- Pinnacle', imagePath: 'https://canari-vgvmadyouy.now.sh/Womens_VortexPro_SS_620x620.png', sex: 'Women',family: 'Vpro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https://canari-vgvmadyouy.now.sh/Womens_VortexPro_SS_620x620.png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Euro</text:p>
          </table:table-cell>
          <table:table-cell table:formula="of:=COM.MICROSOFT.CONCAT(&quot;new Product({ price: &quot;;[.$M11];&quot;, title: '&quot;;[.E$1];&quot; - &quot;;[.$D11]; &quot;', description: '&quot;;[.$A11];&quot; -  &quot;;&quot; Men\'s SS Jersey -- Pinnacle', imagePath: '&quot;;[.$N11];&quot;', sex: '&quot;;[.$B11];&quot;',family: '&quot;;[.$C11];&quot;', size: '&quot;;[.E$1];&quot;'}),&quot;)" office:value-type="string" office:string-value="new Product({ price: 50, title: 'XS - Women\'s SS Jersey -- Classic Euro', description: '9101 -   Men\'s SS Jersey -- Pinnacle', imagePath: 'https://canari-vgvmadyouy.now.sh/Womens_Classic_SS_620x620.png', sex: 'Women',family: 'Classic', size: 'XS'})," calcext:value-type="string">
            <text:p>new Product({ price: 50, title: 'XS - Women\'s SS Jersey -- Classic Euro', description: '9101 - <text:s text:c="2"/>Men\'s SS Jersey -- Pinnacle', imagePath: 'https://canari-vgvmadyouy.now.sh/Womens_Classic_SS_620x620.png', sex: 'Women',family: 'Classic', size: 'XS'}),</text:p>
          </table:table-cell>
          <table:table-cell table:formula="of:=COM.MICROSOFT.CONCAT(&quot;new Product({ price: &quot;;[.$M11];&quot;, title: '&quot;;[.F$1];&quot; - &quot;;[.$D11]; &quot;', description: '&quot;;[.$A11];&quot; -  &quot;;&quot; Men\'s SS Jersey -- Pinnacle', imagePath: '&quot;;[.$N11];&quot;', sex: '&quot;;[.$B11];&quot;',family: '&quot;;[.$C11];&quot;', size: '&quot;;[.F$1];&quot;'}),&quot;)" office:value-type="string" office:string-value="new Product({ price: 50, title: 'SM - Women\'s SS Jersey -- Classic Euro', description: '9101 -   Men\'s SS Jersey -- Pinnacle', imagePath: 'https://canari-vgvmadyouy.now.sh/Womens_Classic_SS_620x620.png', sex: 'Women',family: 'Classic', size: 'SM'})," calcext:value-type="string">
            <text:p>new Product({ price: 50, title: 'SM - Women\'s SS Jersey -- Classic Euro', description: '9101 - <text:s text:c="2"/>Men\'s SS Jersey -- Pinnacle', imagePath: 'https://canari-vgvmadyouy.now.sh/Womens_Classic_SS_620x620.png', sex: 'Women',family: 'Classic', size: 'SM'}),</text:p>
          </table:table-cell>
          <table:table-cell table:formula="of:=COM.MICROSOFT.CONCAT(&quot;new Product({ price: &quot;;[.$M11];&quot;, title: '&quot;;[.G$1];&quot; - &quot;;[.$D11]; &quot;', description: '&quot;;[.$A11];&quot; -  &quot;;&quot; Men\'s SS Jersey -- Pinnacle', imagePath: '&quot;;[.$N11];&quot;', sex: '&quot;;[.$B11];&quot;',family: '&quot;;[.$C11];&quot;', size: '&quot;;[.G$1];&quot;'}),&quot;)" office:value-type="string" office:string-value="new Product({ price: 50, title: 'MD - Women\'s SS Jersey -- Classic Euro', description: '9101 -   Men\'s SS Jersey -- Pinnacle', imagePath: 'https://canari-vgvmadyouy.now.sh/Womens_Classic_SS_620x620.png', sex: 'Women',family: 'Classic', size: 'MD'})," calcext:value-type="string">
            <text:p>new Product({ price: 50, title: 'MD - Women\'s SS Jersey -- Classic Euro', description: '9101 - <text:s text:c="2"/>Men\'s SS Jersey -- Pinnacle', imagePath: 'https://canari-vgvmadyouy.now.sh/Womens_Classic_SS_620x620.png', sex: 'Women',family: 'Classic', size: 'MD'}),</text:p>
          </table:table-cell>
          <table:table-cell table:formula="of:=COM.MICROSOFT.CONCAT(&quot;new Product({ price: &quot;;[.$M11];&quot;, title: '&quot;;[.H$1];&quot; - &quot;;[.$D11]; &quot;', description: '&quot;;[.$A11];&quot; -  &quot;;&quot; Men\'s SS Jersey -- Pinnacle', imagePath: '&quot;;[.$N11];&quot;', sex: '&quot;;[.$B11];&quot;',family: '&quot;;[.$C11];&quot;', size: '&quot;;[.H$1];&quot;'}),&quot;)" office:value-type="string" office:string-value="new Product({ price: 50, title: 'LG - Women\'s SS Jersey -- Classic Euro', description: '9101 -   Men\'s SS Jersey -- Pinnacle', imagePath: 'https://canari-vgvmadyouy.now.sh/Womens_Classic_SS_620x620.png', sex: 'Women',family: 'Classic', size: 'LG'})," calcext:value-type="string">
            <text:p>new Product({ price: 50, title: 'LG - Women\'s SS Jersey -- Classic Euro', description: '9101 - <text:s text:c="2"/>Men\'s SS Jersey -- Pinnacle', imagePath: 'https://canari-vgvmadyouy.now.sh/Womens_Classic_SS_620x620.png', sex: 'Women',family: 'Classic', size: 'LG'}),</text:p>
          </table:table-cell>
          <table:table-cell table:formula="of:=COM.MICROSOFT.CONCAT(&quot;new Product({ price: &quot;;[.$M11];&quot;, title: '&quot;;[.I$1];&quot; - &quot;;[.$D11]; &quot;', description: '&quot;;[.$A11];&quot; -  &quot;;&quot; Men\'s SS Jersey -- Pinnacle', imagePath: '&quot;;[.$N11];&quot;', sex: '&quot;;[.$B11];&quot;',family: '&quot;;[.$C11];&quot;', size: '&quot;;[.I$1];&quot;'}),&quot;)" office:value-type="string" office:string-value="new Product({ price: 50, title: 'XL - Women\'s SS Jersey -- Classic Euro', description: '9101 -   Men\'s SS Jersey -- Pinnacle', imagePath: 'https://canari-vgvmadyouy.now.sh/Womens_Classic_SS_620x620.png', sex: 'Women',family: 'Classic', size: 'XL'})," calcext:value-type="string">
            <text:p>new Product({ price: 50, title: 'XL - Women\'s SS Jersey -- Classic Euro', description: '9101 - <text:s text:c="2"/>Men\'s SS Jersey -- Pinnacle', imagePath: 'https://canari-vgvmadyouy.now.sh/Womens_Classic_SS_620x620.png', sex: 'Women',family: 'Classic', size: 'XL'}),</text:p>
          </table:table-cell>
          <table:table-cell table:formula="of:=COM.MICROSOFT.CONCAT(&quot;new Product({ price: &quot;;[.$M11];&quot;, title: '&quot;;[.J$1];&quot; - &quot;;[.$D11]; &quot;', description: '&quot;;[.$A11];&quot; -  &quot;;&quot; Men\'s SS Jersey -- Pinnacle', imagePath: '&quot;;[.$N11];&quot;', sex: '&quot;;[.$B11];&quot;',family: '&quot;;[.$C11];&quot;', size: '&quot;;[.J$1];&quot;'}),&quot;)" office:value-type="string" office:string-value="new Product({ price: 50, title: 'XXL - Women\'s SS Jersey -- Classic Euro', description: '9101 -   Men\'s SS Jersey -- Pinnacle', imagePath: 'https://canari-vgvmadyouy.now.sh/Womens_Classic_SS_620x620.png', sex: 'Women',family: 'Classic', size: 'XXL'})," calcext:value-type="string">
            <text:p>new Product({ price: 50, title: 'XXL - Women\'s SS Jersey -- Classic Euro', description: '9101 - <text:s text:c="2"/>Men\'s SS Jersey -- Pinnacle', imagePath: 'https://canari-vgvmadyouy.now.sh/Womens_Classic_SS_620x620.png', sex: 'Women',family: 'Classic', size: 'XXL'}),</text:p>
          </table:table-cell>
          <table:table-cell table:formula="of:=COM.MICROSOFT.CONCAT(&quot;new Product({ price: &quot;;[.$M11];&quot;, title: '&quot;;[.K$1];&quot; - &quot;;[.$D11]; &quot;', description: '&quot;;[.$A11];&quot; -  &quot;;&quot; Men\'s SS Jersey -- Pinnacle', imagePath: '&quot;;[.$N11];&quot;', sex: '&quot;;[.$B11];&quot;',family: '&quot;;[.$C11];&quot;', size: '&quot;;[.K$1];&quot;'}),&quot;)" office:value-type="string" office:string-value="new Product({ price: 50, title: 'XXXL - Women\'s SS Jersey -- Classic Euro', description: '9101 -   Men\'s SS Jersey -- Pinnacle', imagePath: 'https://canari-vgvmadyouy.now.sh/Womens_Classic_SS_620x620.png', sex: 'Women',family: 'Classic', size: 'XXXL'})," calcext:value-type="string">
            <text:p>new Product({ price: 50, title: 'XXXL - Women\'s SS Jersey -- Classic Euro', description: '9101 - <text:s text:c="2"/>Men\'s SS Jersey -- Pinnacle', imagePath: 'https://canari-vgvmadyouy.now.sh/Womens_Classic_SS_620x620.png', sex: 'Wo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1">
          <table:table-cell office:value-type="string" calcext:value-type="string">
            <text:p>9101-R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SS Jersey -- Classic Club</text:p>
          </table:table-cell>
          <table:table-cell table:formula="of:=COM.MICROSOFT.CONCAT(&quot;new Product({ price: &quot;;[.$M12];&quot;, title: '&quot;;[.E$1];&quot; - &quot;;[.$D12]; &quot;', description: '&quot;;[.$A12];&quot; -  &quot;;&quot; Men\'s SS Jersey -- Pinnacle', imagePath: '&quot;;[.$N12];&quot;', sex: '&quot;;[.$B12];&quot;',family: '&quot;;[.$C12];&quot;', size: '&quot;;[.E$1];&quot;'}),&quot;)" office:value-type="string" office:string-value="new Product({ price: 50, title: 'XS - Women\'s SS Jersey -- Classic Club', description: '9101-R -   Men\'s SS Jersey -- Pinnacle', imagePath: 'https://canari-vgvmadyouy.now.sh/Womens_Classic_SS_620x620.png', sex: 'Women',family: 'Classic', size: 'XS'})," calcext:value-type="string">
            <text:p>new Product({ price: 50, title: 'XS - Women\'s SS Jersey -- Classic Club', description: '9101-R - <text:s text:c="2"/>Men\'s SS Jersey -- Pinnacle', imagePath: 'https://canari-vgvmadyouy.now.sh/Womens_Classic_SS_620x620.png', sex: 'Women',family: 'Classic', size: 'XS'}),</text:p>
          </table:table-cell>
          <table:table-cell table:formula="of:=COM.MICROSOFT.CONCAT(&quot;new Product({ price: &quot;;[.$M12];&quot;, title: '&quot;;[.F$1];&quot; - &quot;;[.$D12]; &quot;', description: '&quot;;[.$A12];&quot; -  &quot;;&quot; Men\'s SS Jersey -- Pinnacle', imagePath: '&quot;;[.$N12];&quot;', sex: '&quot;;[.$B12];&quot;',family: '&quot;;[.$C12];&quot;', size: '&quot;;[.F$1];&quot;'}),&quot;)" office:value-type="string" office:string-value="new Product({ price: 50, title: 'SM - Women\'s SS Jersey -- Classic Club', description: '9101-R -   Men\'s SS Jersey -- Pinnacle', imagePath: 'https://canari-vgvmadyouy.now.sh/Womens_Classic_SS_620x620.png', sex: 'Women',family: 'Classic', size: 'SM'})," calcext:value-type="string">
            <text:p>new Product({ price: 50, title: 'SM - Women\'s SS Jersey -- Classic Club', description: '9101-R - <text:s text:c="2"/>Men\'s SS Jersey -- Pinnacle', imagePath: 'https://canari-vgvmadyouy.now.sh/Womens_Classic_SS_620x620.png', sex: 'Women',family: 'Classic', size: 'SM'}),</text:p>
          </table:table-cell>
          <table:table-cell table:formula="of:=COM.MICROSOFT.CONCAT(&quot;new Product({ price: &quot;;[.$M12];&quot;, title: '&quot;;[.G$1];&quot; - &quot;;[.$D12]; &quot;', description: '&quot;;[.$A12];&quot; -  &quot;;&quot; Men\'s SS Jersey -- Pinnacle', imagePath: '&quot;;[.$N12];&quot;', sex: '&quot;;[.$B12];&quot;',family: '&quot;;[.$C12];&quot;', size: '&quot;;[.G$1];&quot;'}),&quot;)" office:value-type="string" office:string-value="new Product({ price: 50, title: 'MD - Women\'s SS Jersey -- Classic Club', description: '9101-R -   Men\'s SS Jersey -- Pinnacle', imagePath: 'https://canari-vgvmadyouy.now.sh/Womens_Classic_SS_620x620.png', sex: 'Women',family: 'Classic', size: 'MD'})," calcext:value-type="string">
            <text:p>new Product({ price: 50, title: 'MD - Women\'s SS Jersey -- Classic Club', description: '9101-R - <text:s text:c="2"/>Men\'s SS Jersey -- Pinnacle', imagePath: 'https://canari-vgvmadyouy.now.sh/Womens_Classic_SS_620x620.png', sex: 'Women',family: 'Classic', size: 'MD'}),</text:p>
          </table:table-cell>
          <table:table-cell table:formula="of:=COM.MICROSOFT.CONCAT(&quot;new Product({ price: &quot;;[.$M12];&quot;, title: '&quot;;[.H$1];&quot; - &quot;;[.$D12]; &quot;', description: '&quot;;[.$A12];&quot; -  &quot;;&quot; Men\'s SS Jersey -- Pinnacle', imagePath: '&quot;;[.$N12];&quot;', sex: '&quot;;[.$B12];&quot;',family: '&quot;;[.$C12];&quot;', size: '&quot;;[.H$1];&quot;'}),&quot;)" office:value-type="string" office:string-value="new Product({ price: 50, title: 'LG - Women\'s SS Jersey -- Classic Club', description: '9101-R -   Men\'s SS Jersey -- Pinnacle', imagePath: 'https://canari-vgvmadyouy.now.sh/Womens_Classic_SS_620x620.png', sex: 'Women',family: 'Classic', size: 'LG'})," calcext:value-type="string">
            <text:p>new Product({ price: 50, title: 'LG - Women\'s SS Jersey -- Classic Club', description: '9101-R - <text:s text:c="2"/>Men\'s SS Jersey -- Pinnacle', imagePath: 'https://canari-vgvmadyouy.now.sh/Womens_Classic_SS_620x620.png', sex: 'Women',family: 'Classic', size: 'LG'}),</text:p>
          </table:table-cell>
          <table:table-cell table:formula="of:=COM.MICROSOFT.CONCAT(&quot;new Product({ price: &quot;;[.$M12];&quot;, title: '&quot;;[.I$1];&quot; - &quot;;[.$D12]; &quot;', description: '&quot;;[.$A12];&quot; -  &quot;;&quot; Men\'s SS Jersey -- Pinnacle', imagePath: '&quot;;[.$N12];&quot;', sex: '&quot;;[.$B12];&quot;',family: '&quot;;[.$C12];&quot;', size: '&quot;;[.I$1];&quot;'}),&quot;)" office:value-type="string" office:string-value="new Product({ price: 50, title: 'XL - Women\'s SS Jersey -- Classic Club', description: '9101-R -   Men\'s SS Jersey -- Pinnacle', imagePath: 'https://canari-vgvmadyouy.now.sh/Womens_Classic_SS_620x620.png', sex: 'Women',family: 'Classic', size: 'XL'})," calcext:value-type="string">
            <text:p>new Product({ price: 50, title: 'XL - Women\'s SS Jersey -- Classic Club', description: '9101-R - <text:s text:c="2"/>Men\'s SS Jersey -- Pinnacle', imagePath: 'https://canari-vgvmadyouy.now.sh/Womens_Classic_SS_620x620.png', sex: 'Women',family: 'Classic', size: 'XL'}),</text:p>
          </table:table-cell>
          <table:table-cell table:formula="of:=COM.MICROSOFT.CONCAT(&quot;new Product({ price: &quot;;[.$M12];&quot;, title: '&quot;;[.J$1];&quot; - &quot;;[.$D12]; &quot;', description: '&quot;;[.$A12];&quot; -  &quot;;&quot; Men\'s SS Jersey -- Pinnacle', imagePath: '&quot;;[.$N12];&quot;', sex: '&quot;;[.$B12];&quot;',family: '&quot;;[.$C12];&quot;', size: '&quot;;[.J$1];&quot;'}),&quot;)" office:value-type="string" office:string-value="new Product({ price: 50, title: 'XXL - Women\'s SS Jersey -- Classic Club', description: '9101-R -   Men\'s SS Jersey -- Pinnacle', imagePath: 'https://canari-vgvmadyouy.now.sh/Womens_Classic_SS_620x620.png', sex: 'Women',family: 'Classic', size: 'XXL'})," calcext:value-type="string">
            <text:p>new Product({ price: 50, title: 'XXL - Women\'s SS Jersey -- Classic Club', description: '9101-R - <text:s text:c="2"/>Men\'s SS Jersey -- Pinnacle', imagePath: 'https://canari-vgvmadyouy.now.sh/Womens_Classic_SS_620x620.png', sex: 'Women',family: 'Classic', size: 'XXL'}),</text:p>
          </table:table-cell>
          <table:table-cell table:formula="of:=COM.MICROSOFT.CONCAT(&quot;new Product({ price: &quot;;[.$M12];&quot;, title: '&quot;;[.K$1];&quot; - &quot;;[.$D12]; &quot;', description: '&quot;;[.$A12];&quot; -  &quot;;&quot; Men\'s SS Jersey -- Pinnacle', imagePath: '&quot;;[.$N12];&quot;', sex: '&quot;;[.$B12];&quot;',family: '&quot;;[.$C12];&quot;', size: '&quot;;[.K$1];&quot;'}),&quot;)" office:value-type="string" office:string-value="new Product({ price: 50, title: 'XXXL - Women\'s SS Jersey -- Classic Club', description: '9101-R -   Men\'s SS Jersey -- Pinnacle', imagePath: 'https://canari-vgvmadyouy.now.sh/Womens_Classic_SS_620x620.png', sex: 'Women',family: 'Classic', size: 'XXXL'})," calcext:value-type="string">
            <text:p>new Product({ price: 50, title: 'XXXL - Women\'s SS Jersey -- Classic Club', description: '9101-R - <text:s text:c="2"/>Men\'s SS Jersey -- Pinnacle', imagePath: 'https://canari-vgvmadyouy.now.sh/Womens_Classic_SS_620x620.png', sex: 'Wo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https://canari-vgvmadyouy.now.sh/Womens_Classic_SS_620x620.png</text:p>
          </table:table-cell>
        </table:table-row>
        <table:table-row table:style-name="ro2">
          <table:table-cell office:value-type="float" office:value="9122" calcext:value-type="float">
            <text:p>912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Summer -- Classic Euro</text:p>
          </table:table-cell>
          <table:table-cell table:formula="of:=COM.MICROSOFT.CONCAT(&quot;new Product({ price: &quot;;[.$M13];&quot;, title: '&quot;;[.E$1];&quot; - &quot;;[.$D13]; &quot;', description: '&quot;;[.$A13];&quot; -  &quot;;&quot; Men\'s SS Jersey -- Pinnacle', imagePath: '&quot;;[.$N13];&quot;', sex: '&quot;;[.$B13];&quot;',family: '&quot;;[.$C13];&quot;', size: '&quot;;[.E$1];&quot;'}),&quot;)" office:value-type="string" office:string-value="new Product({ price: 55, title: 'XS - Women\'s LS Jersey Summer -- Classic Euro', description: '9122 -   Men\'s SS Jersey -- Pinnacle', imagePath: 'https://canari-vgvmadyouy.now.sh/Womens_Classic_LS_620x620.png', sex: 'Women',family: 'Classic', size: 'XS'})," calcext:value-type="string">
            <text:p>new Product({ price: 55, title: 'XS - Women\'s LS Jersey Summer -- Classic Euro', description: '9122 - <text:s text:c="2"/>Men\'s SS Jersey -- Pinnacle', imagePath: 'https://canari-vgvmadyouy.now.sh/Womens_Classic_LS_620x620.png', sex: 'Women',family: 'Classic', size: 'XS'}),</text:p>
          </table:table-cell>
          <table:table-cell table:formula="of:=COM.MICROSOFT.CONCAT(&quot;new Product({ price: &quot;;[.$M13];&quot;, title: '&quot;;[.F$1];&quot; - &quot;;[.$D13]; &quot;', description: '&quot;;[.$A13];&quot; -  &quot;;&quot; Men\'s SS Jersey -- Pinnacle', imagePath: '&quot;;[.$N13];&quot;', sex: '&quot;;[.$B13];&quot;',family: '&quot;;[.$C13];&quot;', size: '&quot;;[.F$1];&quot;'}),&quot;)" office:value-type="string" office:string-value="new Product({ price: 55, title: 'SM - Women\'s LS Jersey Summer -- Classic Euro', description: '9122 -   Men\'s SS Jersey -- Pinnacle', imagePath: 'https://canari-vgvmadyouy.now.sh/Womens_Classic_LS_620x620.png', sex: 'Women',family: 'Classic', size: 'SM'})," calcext:value-type="string">
            <text:p>new Product({ price: 55, title: 'SM - Women\'s LS Jersey Summer -- Classic Euro', description: '9122 - <text:s text:c="2"/>Men\'s SS Jersey -- Pinnacle', imagePath: 'https://canari-vgvmadyouy.now.sh/Womens_Classic_LS_620x620.png', sex: 'Women',family: 'Classic', size: 'SM'}),</text:p>
          </table:table-cell>
          <table:table-cell table:formula="of:=COM.MICROSOFT.CONCAT(&quot;new Product({ price: &quot;;[.$M13];&quot;, title: '&quot;;[.G$1];&quot; - &quot;;[.$D13]; &quot;', description: '&quot;;[.$A13];&quot; -  &quot;;&quot; Men\'s SS Jersey -- Pinnacle', imagePath: '&quot;;[.$N13];&quot;', sex: '&quot;;[.$B13];&quot;',family: '&quot;;[.$C13];&quot;', size: '&quot;;[.G$1];&quot;'}),&quot;)" office:value-type="string" office:string-value="new Product({ price: 55, title: 'MD - Women\'s LS Jersey Summer -- Classic Euro', description: '9122 -   Men\'s SS Jersey -- Pinnacle', imagePath: 'https://canari-vgvmadyouy.now.sh/Womens_Classic_LS_620x620.png', sex: 'Women',family: 'Classic', size: 'MD'})," calcext:value-type="string">
            <text:p>new Product({ price: 55, title: 'MD - Women\'s LS Jersey Summer -- Classic Euro', description: '9122 - <text:s text:c="2"/>Men\'s SS Jersey -- Pinnacle', imagePath: 'https://canari-vgvmadyouy.now.sh/Womens_Classic_LS_620x620.png', sex: 'Women',family: 'Classic', size: 'MD'}),</text:p>
          </table:table-cell>
          <table:table-cell table:formula="of:=COM.MICROSOFT.CONCAT(&quot;new Product({ price: &quot;;[.$M13];&quot;, title: '&quot;;[.H$1];&quot; - &quot;;[.$D13]; &quot;', description: '&quot;;[.$A13];&quot; -  &quot;;&quot; Men\'s SS Jersey -- Pinnacle', imagePath: '&quot;;[.$N13];&quot;', sex: '&quot;;[.$B13];&quot;',family: '&quot;;[.$C13];&quot;', size: '&quot;;[.H$1];&quot;'}),&quot;)" office:value-type="string" office:string-value="new Product({ price: 55, title: 'LG - Women\'s LS Jersey Summer -- Classic Euro', description: '9122 -   Men\'s SS Jersey -- Pinnacle', imagePath: 'https://canari-vgvmadyouy.now.sh/Womens_Classic_LS_620x620.png', sex: 'Women',family: 'Classic', size: 'LG'})," calcext:value-type="string">
            <text:p>new Product({ price: 55, title: 'LG - Women\'s LS Jersey Summer -- Classic Euro', description: '9122 - <text:s text:c="2"/>Men\'s SS Jersey -- Pinnacle', imagePath: 'https://canari-vgvmadyouy.now.sh/Womens_Classic_LS_620x620.png', sex: 'Women',family: 'Classic', size: 'LG'}),</text:p>
          </table:table-cell>
          <table:table-cell table:formula="of:=COM.MICROSOFT.CONCAT(&quot;new Product({ price: &quot;;[.$M13];&quot;, title: '&quot;;[.I$1];&quot; - &quot;;[.$D13]; &quot;', description: '&quot;;[.$A13];&quot; -  &quot;;&quot; Men\'s SS Jersey -- Pinnacle', imagePath: '&quot;;[.$N13];&quot;', sex: '&quot;;[.$B13];&quot;',family: '&quot;;[.$C13];&quot;', size: '&quot;;[.I$1];&quot;'}),&quot;)" office:value-type="string" office:string-value="new Product({ price: 55, title: 'XL - Women\'s LS Jersey Summer -- Classic Euro', description: '9122 -   Men\'s SS Jersey -- Pinnacle', imagePath: 'https://canari-vgvmadyouy.now.sh/Womens_Classic_LS_620x620.png', sex: 'Women',family: 'Classic', size: 'XL'})," calcext:value-type="string">
            <text:p>new Product({ price: 55, title: 'XL - Women\'s LS Jersey Summer -- Classic Euro', description: '9122 - <text:s text:c="2"/>Men\'s SS Jersey -- Pinnacle', imagePath: 'https://canari-vgvmadyouy.now.sh/Womens_Classic_LS_620x620.png', sex: 'Women',family: 'Classic', size: 'XL'}),</text:p>
          </table:table-cell>
          <table:table-cell table:formula="of:=COM.MICROSOFT.CONCAT(&quot;new Product({ price: &quot;;[.$M13];&quot;, title: '&quot;;[.J$1];&quot; - &quot;;[.$D13]; &quot;', description: '&quot;;[.$A13];&quot; -  &quot;;&quot; Men\'s SS Jersey -- Pinnacle', imagePath: '&quot;;[.$N13];&quot;', sex: '&quot;;[.$B13];&quot;',family: '&quot;;[.$C13];&quot;', size: '&quot;;[.J$1];&quot;'}),&quot;)" office:value-type="string" office:string-value="new Product({ price: 55, title: 'XXL - Women\'s LS Jersey Summer -- Classic Euro', description: '9122 -   Men\'s SS Jersey -- Pinnacle', imagePath: 'https://canari-vgvmadyouy.now.sh/Womens_Classic_LS_620x620.png', sex: 'Women',family: 'Classic', size: 'XXL'})," calcext:value-type="string">
            <text:p>new Product({ price: 55, title: 'XXL - Women\'s LS Jersey Summer -- Classic Euro', description: '9122 - <text:s text:c="2"/>Men\'s SS Jersey -- Pinnacle', imagePath: 'https://canari-vgvmadyouy.now.sh/Womens_Classic_LS_620x620.png', sex: 'Women',family: 'Classic', size: 'XXL'}),</text:p>
          </table:table-cell>
          <table:table-cell table:formula="of:=COM.MICROSOFT.CONCAT(&quot;new Product({ price: &quot;;[.$M13];&quot;, title: '&quot;;[.K$1];&quot; - &quot;;[.$D13]; &quot;', description: '&quot;;[.$A13];&quot; -  &quot;;&quot; Men\'s SS Jersey -- Pinnacle', imagePath: '&quot;;[.$N13];&quot;', sex: '&quot;;[.$B13];&quot;',family: '&quot;;[.$C13];&quot;', size: '&quot;;[.K$1];&quot;'}),&quot;)" office:value-type="string" office:string-value="new Product({ price: 55, title: 'XXXL - Women\'s LS Jersey Summer -- Classic Euro', description: '9122 -   Men\'s SS Jersey -- Pinnacle', imagePath: 'https://canari-vgvmadyouy.now.sh/Womens_Classic_LS_620x620.png', sex: 'Women',family: 'Classic', size: 'XXXL'})," calcext:value-type="string">
            <text:p>new Product({ price: 55, title: 'XXXL - Women\'s LS Jersey Summer -- Classic Euro', description: '9122 - <text:s text:c="2"/>Men\'s SS Jersey -- Pinnacle', imagePath: 'https://canari-vgvmadyouy.now.sh/Womens_Classic_LS_620x620.png', sex: 'Wo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float" office:value="9221" calcext:value-type="float">
            <text:p>922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Women\'s LS Jersey Winter - Classic Euro</text:p>
          </table:table-cell>
          <table:table-cell table:formula="of:=COM.MICROSOFT.CONCAT(&quot;new Product({ price: &quot;;[.$M14];&quot;, title: '&quot;;[.E$1];&quot; - &quot;;[.$D14]; &quot;', description: '&quot;;[.$A14];&quot; -  &quot;;&quot; Men\'s SS Jersey -- Pinnacle', imagePath: '&quot;;[.$N14];&quot;', sex: '&quot;;[.$B14];&quot;',family: '&quot;;[.$C14];&quot;', size: '&quot;;[.E$1];&quot;'}),&quot;)" office:value-type="string" office:string-value="new Product({ price: 60, title: 'XS - Women\'s LS Jersey Winter - Classic Euro', description: '9221 -   Men\'s SS Jersey -- Pinnacle', imagePath: 'https://canari-vgvmadyouy.now.sh/Womens_Classic_LS_620x620.png', sex: 'Women',family: 'Classic', size: 'XS'})," calcext:value-type="string">
            <text:p>new Product({ price: 60, title: 'XS - Women\'s LS Jersey Winter - Classic Euro', description: '9221 - <text:s text:c="2"/>Men\'s SS Jersey -- Pinnacle', imagePath: 'https://canari-vgvmadyouy.now.sh/Womens_Classic_LS_620x620.png', sex: 'Women',family: 'Classic', size: 'XS'}),</text:p>
          </table:table-cell>
          <table:table-cell table:formula="of:=COM.MICROSOFT.CONCAT(&quot;new Product({ price: &quot;;[.$M14];&quot;, title: '&quot;;[.F$1];&quot; - &quot;;[.$D14]; &quot;', description: '&quot;;[.$A14];&quot; -  &quot;;&quot; Men\'s SS Jersey -- Pinnacle', imagePath: '&quot;;[.$N14];&quot;', sex: '&quot;;[.$B14];&quot;',family: '&quot;;[.$C14];&quot;', size: '&quot;;[.F$1];&quot;'}),&quot;)" office:value-type="string" office:string-value="new Product({ price: 60, title: 'SM - Women\'s LS Jersey Winter - Classic Euro', description: '9221 -   Men\'s SS Jersey -- Pinnacle', imagePath: 'https://canari-vgvmadyouy.now.sh/Womens_Classic_LS_620x620.png', sex: 'Women',family: 'Classic', size: 'SM'})," calcext:value-type="string">
            <text:p>new Product({ price: 60, title: 'SM - Women\'s LS Jersey Winter - Classic Euro', description: '9221 - <text:s text:c="2"/>Men\'s SS Jersey -- Pinnacle', imagePath: 'https://canari-vgvmadyouy.now.sh/Womens_Classic_LS_620x620.png', sex: 'Women',family: 'Classic', size: 'SM'}),</text:p>
          </table:table-cell>
          <table:table-cell table:formula="of:=COM.MICROSOFT.CONCAT(&quot;new Product({ price: &quot;;[.$M14];&quot;, title: '&quot;;[.G$1];&quot; - &quot;;[.$D14]; &quot;', description: '&quot;;[.$A14];&quot; -  &quot;;&quot; Men\'s SS Jersey -- Pinnacle', imagePath: '&quot;;[.$N14];&quot;', sex: '&quot;;[.$B14];&quot;',family: '&quot;;[.$C14];&quot;', size: '&quot;;[.G$1];&quot;'}),&quot;)" office:value-type="string" office:string-value="new Product({ price: 60, title: 'MD - Women\'s LS Jersey Winter - Classic Euro', description: '9221 -   Men\'s SS Jersey -- Pinnacle', imagePath: 'https://canari-vgvmadyouy.now.sh/Womens_Classic_LS_620x620.png', sex: 'Women',family: 'Classic', size: 'MD'})," calcext:value-type="string">
            <text:p>new Product({ price: 60, title: 'MD - Women\'s LS Jersey Winter - Classic Euro', description: '9221 - <text:s text:c="2"/>Men\'s SS Jersey -- Pinnacle', imagePath: 'https://canari-vgvmadyouy.now.sh/Womens_Classic_LS_620x620.png', sex: 'Women',family: 'Classic', size: 'MD'}),</text:p>
          </table:table-cell>
          <table:table-cell table:formula="of:=COM.MICROSOFT.CONCAT(&quot;new Product({ price: &quot;;[.$M14];&quot;, title: '&quot;;[.H$1];&quot; - &quot;;[.$D14]; &quot;', description: '&quot;;[.$A14];&quot; -  &quot;;&quot; Men\'s SS Jersey -- Pinnacle', imagePath: '&quot;;[.$N14];&quot;', sex: '&quot;;[.$B14];&quot;',family: '&quot;;[.$C14];&quot;', size: '&quot;;[.H$1];&quot;'}),&quot;)" office:value-type="string" office:string-value="new Product({ price: 60, title: 'LG - Women\'s LS Jersey Winter - Classic Euro', description: '9221 -   Men\'s SS Jersey -- Pinnacle', imagePath: 'https://canari-vgvmadyouy.now.sh/Womens_Classic_LS_620x620.png', sex: 'Women',family: 'Classic', size: 'LG'})," calcext:value-type="string">
            <text:p>new Product({ price: 60, title: 'LG - Women\'s LS Jersey Winter - Classic Euro', description: '9221 - <text:s text:c="2"/>Men\'s SS Jersey -- Pinnacle', imagePath: 'https://canari-vgvmadyouy.now.sh/Womens_Classic_LS_620x620.png', sex: 'Women',family: 'Classic', size: 'LG'}),</text:p>
          </table:table-cell>
          <table:table-cell table:formula="of:=COM.MICROSOFT.CONCAT(&quot;new Product({ price: &quot;;[.$M14];&quot;, title: '&quot;;[.I$1];&quot; - &quot;;[.$D14]; &quot;', description: '&quot;;[.$A14];&quot; -  &quot;;&quot; Men\'s SS Jersey -- Pinnacle', imagePath: '&quot;;[.$N14];&quot;', sex: '&quot;;[.$B14];&quot;',family: '&quot;;[.$C14];&quot;', size: '&quot;;[.I$1];&quot;'}),&quot;)" office:value-type="string" office:string-value="new Product({ price: 60, title: 'XL - Women\'s LS Jersey Winter - Classic Euro', description: '9221 -   Men\'s SS Jersey -- Pinnacle', imagePath: 'https://canari-vgvmadyouy.now.sh/Womens_Classic_LS_620x620.png', sex: 'Women',family: 'Classic', size: 'XL'})," calcext:value-type="string">
            <text:p>new Product({ price: 60, title: 'XL - Women\'s LS Jersey Winter - Classic Euro', description: '9221 - <text:s text:c="2"/>Men\'s SS Jersey -- Pinnacle', imagePath: 'https://canari-vgvmadyouy.now.sh/Womens_Classic_LS_620x620.png', sex: 'Women',family: 'Classic', size: 'XL'}),</text:p>
          </table:table-cell>
          <table:table-cell table:formula="of:=COM.MICROSOFT.CONCAT(&quot;new Product({ price: &quot;;[.$M14];&quot;, title: '&quot;;[.J$1];&quot; - &quot;;[.$D14]; &quot;', description: '&quot;;[.$A14];&quot; -  &quot;;&quot; Men\'s SS Jersey -- Pinnacle', imagePath: '&quot;;[.$N14];&quot;', sex: '&quot;;[.$B14];&quot;',family: '&quot;;[.$C14];&quot;', size: '&quot;;[.J$1];&quot;'}),&quot;)" office:value-type="string" office:string-value="new Product({ price: 60, title: 'XXL - Women\'s LS Jersey Winter - Classic Euro', description: '9221 -   Men\'s SS Jersey -- Pinnacle', imagePath: 'https://canari-vgvmadyouy.now.sh/Womens_Classic_LS_620x620.png', sex: 'Women',family: 'Classic', size: 'XXL'})," calcext:value-type="string">
            <text:p>new Product({ price: 60, title: 'XXL - Women\'s LS Jersey Winter - Classic Euro', description: '9221 - <text:s text:c="2"/>Men\'s SS Jersey -- Pinnacle', imagePath: 'https://canari-vgvmadyouy.now.sh/Womens_Classic_LS_620x620.png', sex: 'Women',family: 'Classic', size: 'XXL'}),</text:p>
          </table:table-cell>
          <table:table-cell table:formula="of:=COM.MICROSOFT.CONCAT(&quot;new Product({ price: &quot;;[.$M14];&quot;, title: '&quot;;[.K$1];&quot; - &quot;;[.$D14]; &quot;', description: '&quot;;[.$A14];&quot; -  &quot;;&quot; Men\'s SS Jersey -- Pinnacle', imagePath: '&quot;;[.$N14];&quot;', sex: '&quot;;[.$B14];&quot;',family: '&quot;;[.$C14];&quot;', size: '&quot;;[.K$1];&quot;'}),&quot;)" office:value-type="string" office:string-value="new Product({ price: 60, title: 'XXXL - Women\'s LS Jersey Winter - Classic Euro', description: '9221 -   Men\'s SS Jersey -- Pinnacle', imagePath: 'https://canari-vgvmadyouy.now.sh/Womens_Classic_LS_620x620.png', sex: 'Women',family: 'Classic', size: 'XXXL'})," calcext:value-type="string">
            <text:p>new Product({ price: 60, title: 'XXXL - Women\'s LS Jersey Winter - Classic Euro', description: '9221 - <text:s text:c="2"/>Men\'s SS Jersey -- Pinnacle', imagePath: 'https://canari-vgvmadyouy.now.sh/Womens_Classic_LS_620x620.png', sex: 'Women',family: 'Classic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https://canari-vgvmadyouy.now.sh/Womens_Classic_LS_620x620.png</text:p>
          </table:table-cell>
        </table:table-row>
        <table:table-row table:style-name="ro2">
          <table:table-cell office:value-type="string" calcext:value-type="string">
            <text:p>948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Men\'s Gravity Short w/ Monarch Pad</text:p>
          </table:table-cell>
          <table:table-cell table:formula="of:=COM.MICROSOFT.CONCAT(&quot;new Product({ price: &quot;;[.$M15];&quot;, title: '&quot;;[.E$1];&quot; - &quot;;[.$D15]; &quot;', description: '&quot;;[.$A15];&quot; -  &quot;;&quot; Men\'s SS Jersey -- Pinnacle', imagePath: '&quot;;[.$N15];&quot;', sex: '&quot;;[.$B15];&quot;',family: '&quot;;[.$C15];&quot;', size: '&quot;;[.E$1];&quot;'}),&quot;)" office:value-type="string" office:string-value="new Product({ price: 71, title: 'XS - Men\'s Gravity Short w/ Monarch Pad', description: '9481-F -   Men\'s SS Jersey -- Pinnacle', imagePath: 'https://canari-vgvmadyouy.now.sh/Mens_GravityShort_620x620.png', sex: 'Men',family: 'Shorts', size: 'XS'})," calcext:value-type="string">
            <text:p>new Product({ price: 71, title: 'XS - Men\'s Gravity Short w/ Monarch Pad', description: '9481-F - <text:s text:c="2"/>Men\'s SS Jersey -- Pinnacle', imagePath: 'https://canari-vgvmadyouy.now.sh/Mens_GravityShort_620x620.png', sex: 'Men',family: 'Shorts', size: 'XS'}),</text:p>
          </table:table-cell>
          <table:table-cell table:formula="of:=COM.MICROSOFT.CONCAT(&quot;new Product({ price: &quot;;[.$M15];&quot;, title: '&quot;;[.F$1];&quot; - &quot;;[.$D15]; &quot;', description: '&quot;;[.$A15];&quot; -  &quot;;&quot; Men\'s SS Jersey -- Pinnacle', imagePath: '&quot;;[.$N15];&quot;', sex: '&quot;;[.$B15];&quot;',family: '&quot;;[.$C15];&quot;', size: '&quot;;[.F$1];&quot;'}),&quot;)" office:value-type="string" office:string-value="new Product({ price: 71, title: 'SM - Men\'s Gravity Short w/ Monarch Pad', description: '9481-F -   Men\'s SS Jersey -- Pinnacle', imagePath: 'https://canari-vgvmadyouy.now.sh/Mens_GravityShort_620x620.png', sex: 'Men',family: 'Shorts', size: 'SM'})," calcext:value-type="string">
            <text:p>new Product({ price: 71, title: 'SM - Men\'s Gravity Short w/ Monarch Pad', description: '9481-F - <text:s text:c="2"/>Men\'s SS Jersey -- Pinnacle', imagePath: 'https://canari-vgvmadyouy.now.sh/Mens_GravityShort_620x620.png', sex: 'Men',family: 'Shorts', size: 'SM'}),</text:p>
          </table:table-cell>
          <table:table-cell table:formula="of:=COM.MICROSOFT.CONCAT(&quot;new Product({ price: &quot;;[.$M15];&quot;, title: '&quot;;[.G$1];&quot; - &quot;;[.$D15]; &quot;', description: '&quot;;[.$A15];&quot; -  &quot;;&quot; Men\'s SS Jersey -- Pinnacle', imagePath: '&quot;;[.$N15];&quot;', sex: '&quot;;[.$B15];&quot;',family: '&quot;;[.$C15];&quot;', size: '&quot;;[.G$1];&quot;'}),&quot;)" office:value-type="string" office:string-value="new Product({ price: 71, title: 'MD - Men\'s Gravity Short w/ Monarch Pad', description: '9481-F -   Men\'s SS Jersey -- Pinnacle', imagePath: 'https://canari-vgvmadyouy.now.sh/Mens_GravityShort_620x620.png', sex: 'Men',family: 'Shorts', size: 'MD'})," calcext:value-type="string">
            <text:p>new Product({ price: 71, title: 'MD - Men\'s Gravity Short w/ Monarch Pad', description: '9481-F - <text:s text:c="2"/>Men\'s SS Jersey -- Pinnacle', imagePath: 'https://canari-vgvmadyouy.now.sh/Mens_GravityShort_620x620.png', sex: 'Men',family: 'Shorts', size: 'MD'}),</text:p>
          </table:table-cell>
          <table:table-cell table:formula="of:=COM.MICROSOFT.CONCAT(&quot;new Product({ price: &quot;;[.$M15];&quot;, title: '&quot;;[.H$1];&quot; - &quot;;[.$D15]; &quot;', description: '&quot;;[.$A15];&quot; -  &quot;;&quot; Men\'s SS Jersey -- Pinnacle', imagePath: '&quot;;[.$N15];&quot;', sex: '&quot;;[.$B15];&quot;',family: '&quot;;[.$C15];&quot;', size: '&quot;;[.H$1];&quot;'}),&quot;)" office:value-type="string" office:string-value="new Product({ price: 71, title: 'LG - Men\'s Gravity Short w/ Monarch Pad', description: '9481-F -   Men\'s SS Jersey -- Pinnacle', imagePath: 'https://canari-vgvmadyouy.now.sh/Mens_GravityShort_620x620.png', sex: 'Men',family: 'Shorts', size: 'LG'})," calcext:value-type="string">
            <text:p>new Product({ price: 71, title: 'LG - Men\'s Gravity Short w/ Monarch Pad', description: '9481-F - <text:s text:c="2"/>Men\'s SS Jersey -- Pinnacle', imagePath: 'https://canari-vgvmadyouy.now.sh/Mens_GravityShort_620x620.png', sex: 'Men',family: 'Shorts', size: 'LG'}),</text:p>
          </table:table-cell>
          <table:table-cell table:formula="of:=COM.MICROSOFT.CONCAT(&quot;new Product({ price: &quot;;[.$M15];&quot;, title: '&quot;;[.I$1];&quot; - &quot;;[.$D15]; &quot;', description: '&quot;;[.$A15];&quot; -  &quot;;&quot; Men\'s SS Jersey -- Pinnacle', imagePath: '&quot;;[.$N15];&quot;', sex: '&quot;;[.$B15];&quot;',family: '&quot;;[.$C15];&quot;', size: '&quot;;[.I$1];&quot;'}),&quot;)" office:value-type="string" office:string-value="new Product({ price: 71, title: 'XL - Men\'s Gravity Short w/ Monarch Pad', description: '9481-F -   Men\'s SS Jersey -- Pinnacle', imagePath: 'https://canari-vgvmadyouy.now.sh/Mens_GravityShort_620x620.png', sex: 'Men',family: 'Shorts', size: 'XL'})," calcext:value-type="string">
            <text:p>new Product({ price: 71, title: 'XL - Men\'s Gravity Short w/ Monarch Pad', description: '9481-F - <text:s text:c="2"/>Men\'s SS Jersey -- Pinnacle', imagePath: 'https://canari-vgvmadyouy.now.sh/Mens_GravityShort_620x620.png', sex: 'Men',family: 'Shorts', size: 'XL'}),</text:p>
          </table:table-cell>
          <table:table-cell table:formula="of:=COM.MICROSOFT.CONCAT(&quot;new Product({ price: &quot;;[.$M15];&quot;, title: '&quot;;[.J$1];&quot; - &quot;;[.$D15]; &quot;', description: '&quot;;[.$A15];&quot; -  &quot;;&quot; Men\'s SS Jersey -- Pinnacle', imagePath: '&quot;;[.$N15];&quot;', sex: '&quot;;[.$B15];&quot;',family: '&quot;;[.$C15];&quot;', size: '&quot;;[.J$1];&quot;'}),&quot;)" office:value-type="string" office:string-value="new Product({ price: 71, title: 'XXL - Men\'s Gravity Short w/ Monarch Pad', description: '9481-F -   Men\'s SS Jersey -- Pinnacle', imagePath: 'https://canari-vgvmadyouy.now.sh/Mens_GravityShort_620x620.png', sex: 'Men',family: 'Shorts', size: 'XXL'})," calcext:value-type="string">
            <text:p>new Product({ price: 71, title: 'XXL - Men\'s Gravity Short w/ Monarch Pad', description: '9481-F - <text:s text:c="2"/>Men\'s SS Jersey -- Pinnacle', imagePath: 'https://canari-vgvmadyouy.now.sh/Mens_GravityShort_620x620.png', sex: 'Men',family: 'Shorts', size: 'XXL'}),</text:p>
          </table:table-cell>
          <table:table-cell table:formula="of:=COM.MICROSOFT.CONCAT(&quot;new Product({ price: &quot;;[.$M15];&quot;, title: '&quot;;[.K$1];&quot; - &quot;;[.$D15]; &quot;', description: '&quot;;[.$A15];&quot; -  &quot;;&quot; Men\'s SS Jersey -- Pinnacle', imagePath: '&quot;;[.$N15];&quot;', sex: '&quot;;[.$B15];&quot;',family: '&quot;;[.$C15];&quot;', size: '&quot;;[.K$1];&quot;'}),&quot;)" office:value-type="string" office:string-value="new Product({ price: 71, title: 'XXXL - Men\'s Gravity Short w/ Monarch Pad', description: '9481-F -   Men\'s SS Jersey -- Pinnacle', imagePath: 'https://canari-vgvmadyouy.now.sh/Mens_GravityShort_620x620.png', sex: 'Men',family: 'Shorts', size: 'XXXL'})," calcext:value-type="string">
            <text:p>new Product({ price: 71, title: 'XXXL - Men\'s Gravity Short w/ Monarch Pad', description: '9481-F - <text:s text:c="2"/>Men\'s SS Jersey -- Pinnacle', imagePath: 'https://canari-vgvmadyouy.now.sh/Mens_GravityShort_620x620.png', sex: 'Men',family: 'Sho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ttps://canari-vgvmadyouy.now.sh/Mens_GravityShort_620x620.png</text:p>
          </table:table-cell>
        </table:table-row>
        <table:table-row table:style-name="ro1">
          <table:table-cell office:value-type="string" calcext:value-type="string">
            <text:p>9671-F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Men\'s Gravity Bib w/ Monarch Pad</text:p>
          </table:table-cell>
          <table:table-cell table:formula="of:=COM.MICROSOFT.CONCAT(&quot;new Product({ price: &quot;;[.$M16];&quot;, title: '&quot;;[.E$1];&quot; - &quot;;[.$D16]; &quot;', description: '&quot;;[.$A16];&quot; -  &quot;;&quot; Men\'s SS Jersey -- Pinnacle', imagePath: '&quot;;[.$N16];&quot;', sex: '&quot;;[.$B16];&quot;',family: '&quot;;[.$C16];&quot;', size: '&quot;;[.E$1];&quot;'}),&quot;)" office:value-type="string" office:string-value="new Product({ price: 76, title: 'XS - Men\'s Gravity Bib w/ Monarch Pad', description: '9671-F -   Men\'s SS Jersey -- Pinnacle', imagePath: 'https://canari-vgvmadyouy.now.sh/Mens_Gravity_Bib_620x620.png', sex: 'Men',family: 'Bibs', size: 'XS'})," calcext:value-type="string">
            <text:p>new Product({ price: 76, title: 'XS - Men\'s Gravity Bib w/ Monarch Pad', description: '9671-F - <text:s text:c="2"/>Men\'s SS Jersey -- Pinnacle', imagePath: 'https://canari-vgvmadyouy.now.sh/Mens_Gravity_Bib_620x620.png', sex: 'Men',family: 'Bibs', size: 'XS'}),</text:p>
          </table:table-cell>
          <table:table-cell table:formula="of:=COM.MICROSOFT.CONCAT(&quot;new Product({ price: &quot;;[.$M16];&quot;, title: '&quot;;[.F$1];&quot; - &quot;;[.$D16]; &quot;', description: '&quot;;[.$A16];&quot; -  &quot;;&quot; Men\'s SS Jersey -- Pinnacle', imagePath: '&quot;;[.$N16];&quot;', sex: '&quot;;[.$B16];&quot;',family: '&quot;;[.$C16];&quot;', size: '&quot;;[.F$1];&quot;'}),&quot;)" office:value-type="string" office:string-value="new Product({ price: 76, title: 'SM - Men\'s Gravity Bib w/ Monarch Pad', description: '9671-F -   Men\'s SS Jersey -- Pinnacle', imagePath: 'https://canari-vgvmadyouy.now.sh/Mens_Gravity_Bib_620x620.png', sex: 'Men',family: 'Bibs', size: 'SM'})," calcext:value-type="string">
            <text:p>new Product({ price: 76, title: 'SM - Men\'s Gravity Bib w/ Monarch Pad', description: '9671-F - <text:s text:c="2"/>Men\'s SS Jersey -- Pinnacle', imagePath: 'https://canari-vgvmadyouy.now.sh/Mens_Gravity_Bib_620x620.png', sex: 'Men',family: 'Bibs', size: 'SM'}),</text:p>
          </table:table-cell>
          <table:table-cell table:formula="of:=COM.MICROSOFT.CONCAT(&quot;new Product({ price: &quot;;[.$M16];&quot;, title: '&quot;;[.G$1];&quot; - &quot;;[.$D16]; &quot;', description: '&quot;;[.$A16];&quot; -  &quot;;&quot; Men\'s SS Jersey -- Pinnacle', imagePath: '&quot;;[.$N16];&quot;', sex: '&quot;;[.$B16];&quot;',family: '&quot;;[.$C16];&quot;', size: '&quot;;[.G$1];&quot;'}),&quot;)" office:value-type="string" office:string-value="new Product({ price: 76, title: 'MD - Men\'s Gravity Bib w/ Monarch Pad', description: '9671-F -   Men\'s SS Jersey -- Pinnacle', imagePath: 'https://canari-vgvmadyouy.now.sh/Mens_Gravity_Bib_620x620.png', sex: 'Men',family: 'Bibs', size: 'MD'})," calcext:value-type="string">
            <text:p>new Product({ price: 76, title: 'MD - Men\'s Gravity Bib w/ Monarch Pad', description: '9671-F - <text:s text:c="2"/>Men\'s SS Jersey -- Pinnacle', imagePath: 'https://canari-vgvmadyouy.now.sh/Mens_Gravity_Bib_620x620.png', sex: 'Men',family: 'Bibs', size: 'MD'}),</text:p>
          </table:table-cell>
          <table:table-cell table:formula="of:=COM.MICROSOFT.CONCAT(&quot;new Product({ price: &quot;;[.$M16];&quot;, title: '&quot;;[.H$1];&quot; - &quot;;[.$D16]; &quot;', description: '&quot;;[.$A16];&quot; -  &quot;;&quot; Men\'s SS Jersey -- Pinnacle', imagePath: '&quot;;[.$N16];&quot;', sex: '&quot;;[.$B16];&quot;',family: '&quot;;[.$C16];&quot;', size: '&quot;;[.H$1];&quot;'}),&quot;)" office:value-type="string" office:string-value="new Product({ price: 76, title: 'LG - Men\'s Gravity Bib w/ Monarch Pad', description: '9671-F -   Men\'s SS Jersey -- Pinnacle', imagePath: 'https://canari-vgvmadyouy.now.sh/Mens_Gravity_Bib_620x620.png', sex: 'Men',family: 'Bibs', size: 'LG'})," calcext:value-type="string">
            <text:p>new Product({ price: 76, title: 'LG - Men\'s Gravity Bib w/ Monarch Pad', description: '9671-F - <text:s text:c="2"/>Men\'s SS Jersey -- Pinnacle', imagePath: 'https://canari-vgvmadyouy.now.sh/Mens_Gravity_Bib_620x620.png', sex: 'Men',family: 'Bibs', size: 'LG'}),</text:p>
          </table:table-cell>
          <table:table-cell table:formula="of:=COM.MICROSOFT.CONCAT(&quot;new Product({ price: &quot;;[.$M16];&quot;, title: '&quot;;[.I$1];&quot; - &quot;;[.$D16]; &quot;', description: '&quot;;[.$A16];&quot; -  &quot;;&quot; Men\'s SS Jersey -- Pinnacle', imagePath: '&quot;;[.$N16];&quot;', sex: '&quot;;[.$B16];&quot;',family: '&quot;;[.$C16];&quot;', size: '&quot;;[.I$1];&quot;'}),&quot;)" office:value-type="string" office:string-value="new Product({ price: 76, title: 'XL - Men\'s Gravity Bib w/ Monarch Pad', description: '9671-F -   Men\'s SS Jersey -- Pinnacle', imagePath: 'https://canari-vgvmadyouy.now.sh/Mens_Gravity_Bib_620x620.png', sex: 'Men',family: 'Bibs', size: 'XL'})," calcext:value-type="string">
            <text:p>new Product({ price: 76, title: 'XL - Men\'s Gravity Bib w/ Monarch Pad', description: '9671-F - <text:s text:c="2"/>Men\'s SS Jersey -- Pinnacle', imagePath: 'https://canari-vgvmadyouy.now.sh/Mens_Gravity_Bib_620x620.png', sex: 'Men',family: 'Bibs', size: 'XL'}),</text:p>
          </table:table-cell>
          <table:table-cell table:formula="of:=COM.MICROSOFT.CONCAT(&quot;new Product({ price: &quot;;[.$M16];&quot;, title: '&quot;;[.J$1];&quot; - &quot;;[.$D16]; &quot;', description: '&quot;;[.$A16];&quot; -  &quot;;&quot; Men\'s SS Jersey -- Pinnacle', imagePath: '&quot;;[.$N16];&quot;', sex: '&quot;;[.$B16];&quot;',family: '&quot;;[.$C16];&quot;', size: '&quot;;[.J$1];&quot;'}),&quot;)" office:value-type="string" office:string-value="new Product({ price: 76, title: 'XXL - Men\'s Gravity Bib w/ Monarch Pad', description: '9671-F -   Men\'s SS Jersey -- Pinnacle', imagePath: 'https://canari-vgvmadyouy.now.sh/Mens_Gravity_Bib_620x620.png', sex: 'Men',family: 'Bibs', size: 'XXL'})," calcext:value-type="string">
            <text:p>new Product({ price: 76, title: 'XXL - Men\'s Gravity Bib w/ Monarch Pad', description: '9671-F - <text:s text:c="2"/>Men\'s SS Jersey -- Pinnacle', imagePath: 'https://canari-vgvmadyouy.now.sh/Mens_Gravity_Bib_620x620.png', sex: 'Men',family: 'Bibs', size: 'XXL'}),</text:p>
          </table:table-cell>
          <table:table-cell table:formula="of:=COM.MICROSOFT.CONCAT(&quot;new Product({ price: &quot;;[.$M16];&quot;, title: '&quot;;[.K$1];&quot; - &quot;;[.$D16]; &quot;', description: '&quot;;[.$A16];&quot; -  &quot;;&quot; Men\'s SS Jersey -- Pinnacle', imagePath: '&quot;;[.$N16];&quot;', sex: '&quot;;[.$B16];&quot;',family: '&quot;;[.$C16];&quot;', size: '&quot;;[.K$1];&quot;'}),&quot;)" office:value-type="string" office:string-value="new Product({ price: 76, title: 'XXXL - Men\'s Gravity Bib w/ Monarch Pad', description: '9671-F -   Men\'s SS Jersey -- Pinnacle', imagePath: 'https://canari-vgvmadyouy.now.sh/Mens_Gravity_Bib_620x620.png', sex: 'Men',family: 'Bibs', size: 'XXXL'})," calcext:value-type="string">
            <text:p>new Product({ price: 76, title: 'XXXL - Men\'s Gravity Bib w/ Monarch Pad', description: '9671-F - <text:s text:c="2"/>Men\'s SS Jersey -- Pinnacle', imagePath: 'https://canari-vgvmadyouy.now.sh/Mens_Gravity_Bib_620x620.png', sex: 'Men',family: 'Bib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https://canari-vgvmadyouy.now.sh/Mens_Gravity_Bib_620x620.png</text:p>
          </table:table-cell>
        </table:table-row>
        <table:table-row table:style-name="ro2">
          <table:table-cell office:value-type="string" calcext:value-type="string">
            <text:p>9586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Women\'s Gravity Short w/ Queen Pad</text:p>
          </table:table-cell>
          <table:table-cell table:formula="of:=COM.MICROSOFT.CONCAT(&quot;new Product({ price: &quot;;[.$M17];&quot;, title: '&quot;;[.E$1];&quot; - &quot;;[.$D17]; &quot;', description: '&quot;;[.$A17];&quot; -  &quot;;&quot; Men\'s SS Jersey -- Pinnacle', imagePath: '&quot;;[.$N17];&quot;', sex: '&quot;;[.$B17];&quot;',family: '&quot;;[.$C17];&quot;', size: '&quot;;[.E$1];&quot;'}),&quot;)" office:value-type="string" office:string-value="new Product({ price: 67, title: 'XS - Women\'s Gravity Short w/ Queen Pad', description: '9586-F -   Men\'s SS Jersey -- Pinnacle', imagePath: 'https://canari-vgvmadyouy.now.sh/Mens_GravityShort_620x620.png', sex: 'Women',family: 'Shorts', size: 'XS'})," calcext:value-type="string">
            <text:p>new Product({ price: 67, title: 'XS - Women\'s Gravity Short w/ Queen Pad', description: '9586-F - <text:s text:c="2"/>Men\'s SS Jersey -- Pinnacle', imagePath: 'https://canari-vgvmadyouy.now.sh/Mens_GravityShort_620x620.png', sex: 'Women',family: 'Shorts', size: 'XS'}),</text:p>
          </table:table-cell>
          <table:table-cell table:formula="of:=COM.MICROSOFT.CONCAT(&quot;new Product({ price: &quot;;[.$M17];&quot;, title: '&quot;;[.F$1];&quot; - &quot;;[.$D17]; &quot;', description: '&quot;;[.$A17];&quot; -  &quot;;&quot; Men\'s SS Jersey -- Pinnacle', imagePath: '&quot;;[.$N17];&quot;', sex: '&quot;;[.$B17];&quot;',family: '&quot;;[.$C17];&quot;', size: '&quot;;[.F$1];&quot;'}),&quot;)" office:value-type="string" office:string-value="new Product({ price: 67, title: 'SM - Women\'s Gravity Short w/ Queen Pad', description: '9586-F -   Men\'s SS Jersey -- Pinnacle', imagePath: 'https://canari-vgvmadyouy.now.sh/Mens_GravityShort_620x620.png', sex: 'Women',family: 'Shorts', size: 'SM'})," calcext:value-type="string">
            <text:p>new Product({ price: 67, title: 'SM - Women\'s Gravity Short w/ Queen Pad', description: '9586-F - <text:s text:c="2"/>Men\'s SS Jersey -- Pinnacle', imagePath: 'https://canari-vgvmadyouy.now.sh/Mens_GravityShort_620x620.png', sex: 'Women',family: 'Shorts', size: 'SM'}),</text:p>
          </table:table-cell>
          <table:table-cell table:formula="of:=COM.MICROSOFT.CONCAT(&quot;new Product({ price: &quot;;[.$M17];&quot;, title: '&quot;;[.G$1];&quot; - &quot;;[.$D17]; &quot;', description: '&quot;;[.$A17];&quot; -  &quot;;&quot; Men\'s SS Jersey -- Pinnacle', imagePath: '&quot;;[.$N17];&quot;', sex: '&quot;;[.$B17];&quot;',family: '&quot;;[.$C17];&quot;', size: '&quot;;[.G$1];&quot;'}),&quot;)" office:value-type="string" office:string-value="new Product({ price: 67, title: 'MD - Women\'s Gravity Short w/ Queen Pad', description: '9586-F -   Men\'s SS Jersey -- Pinnacle', imagePath: 'https://canari-vgvmadyouy.now.sh/Mens_GravityShort_620x620.png', sex: 'Women',family: 'Shorts', size: 'MD'})," calcext:value-type="string">
            <text:p>new Product({ price: 67, title: 'MD - Women\'s Gravity Short w/ Queen Pad', description: '9586-F - <text:s text:c="2"/>Men\'s SS Jersey -- Pinnacle', imagePath: 'https://canari-vgvmadyouy.now.sh/Mens_GravityShort_620x620.png', sex: 'Women',family: 'Shorts', size: 'MD'}),</text:p>
          </table:table-cell>
          <table:table-cell table:formula="of:=COM.MICROSOFT.CONCAT(&quot;new Product({ price: &quot;;[.$M17];&quot;, title: '&quot;;[.H$1];&quot; - &quot;;[.$D17]; &quot;', description: '&quot;;[.$A17];&quot; -  &quot;;&quot; Men\'s SS Jersey -- Pinnacle', imagePath: '&quot;;[.$N17];&quot;', sex: '&quot;;[.$B17];&quot;',family: '&quot;;[.$C17];&quot;', size: '&quot;;[.H$1];&quot;'}),&quot;)" office:value-type="string" office:string-value="new Product({ price: 67, title: 'LG - Women\'s Gravity Short w/ Queen Pad', description: '9586-F -   Men\'s SS Jersey -- Pinnacle', imagePath: 'https://canari-vgvmadyouy.now.sh/Mens_GravityShort_620x620.png', sex: 'Women',family: 'Shorts', size: 'LG'})," calcext:value-type="string">
            <text:p>new Product({ price: 67, title: 'LG - Women\'s Gravity Short w/ Queen Pad', description: '9586-F - <text:s text:c="2"/>Men\'s SS Jersey -- Pinnacle', imagePath: 'https://canari-vgvmadyouy.now.sh/Mens_GravityShort_620x620.png', sex: 'Women',family: 'Shorts', size: 'LG'}),</text:p>
          </table:table-cell>
          <table:table-cell table:formula="of:=COM.MICROSOFT.CONCAT(&quot;new Product({ price: &quot;;[.$M17];&quot;, title: '&quot;;[.I$1];&quot; - &quot;;[.$D17]; &quot;', description: '&quot;;[.$A17];&quot; -  &quot;;&quot; Men\'s SS Jersey -- Pinnacle', imagePath: '&quot;;[.$N17];&quot;', sex: '&quot;;[.$B17];&quot;',family: '&quot;;[.$C17];&quot;', size: '&quot;;[.I$1];&quot;'}),&quot;)" office:value-type="string" office:string-value="new Product({ price: 67, title: 'XL - Women\'s Gravity Short w/ Queen Pad', description: '9586-F -   Men\'s SS Jersey -- Pinnacle', imagePath: 'https://canari-vgvmadyouy.now.sh/Mens_GravityShort_620x620.png', sex: 'Women',family: 'Shorts', size: 'XL'})," calcext:value-type="string">
            <text:p>new Product({ price: 67, title: 'XL - Women\'s Gravity Short w/ Queen Pad', description: '9586-F - <text:s text:c="2"/>Men\'s SS Jersey -- Pinnacle', imagePath: 'https://canari-vgvmadyouy.now.sh/Mens_GravityShort_620x620.png', sex: 'Women',family: 'Shorts', size: 'XL'}),</text:p>
          </table:table-cell>
          <table:table-cell table:formula="of:=COM.MICROSOFT.CONCAT(&quot;new Product({ price: &quot;;[.$M17];&quot;, title: '&quot;;[.J$1];&quot; - &quot;;[.$D17]; &quot;', description: '&quot;;[.$A17];&quot; -  &quot;;&quot; Men\'s SS Jersey -- Pinnacle', imagePath: '&quot;;[.$N17];&quot;', sex: '&quot;;[.$B17];&quot;',family: '&quot;;[.$C17];&quot;', size: '&quot;;[.J$1];&quot;'}),&quot;)" office:value-type="string" office:string-value="new Product({ price: 67, title: 'XXL - Women\'s Gravity Short w/ Queen Pad', description: '9586-F -   Men\'s SS Jersey -- Pinnacle', imagePath: 'https://canari-vgvmadyouy.now.sh/Mens_GravityShort_620x620.png', sex: 'Women',family: 'Shorts', size: 'XXL'})," calcext:value-type="string">
            <text:p>new Product({ price: 67, title: 'XXL - Women\'s Gravity Short w/ Queen Pad', description: '9586-F - <text:s text:c="2"/>Men\'s SS Jersey -- Pinnacle', imagePath: 'https://canari-vgvmadyouy.now.sh/Mens_GravityShort_620x620.png', sex: 'Women',family: 'Shorts', size: 'XXL'}),</text:p>
          </table:table-cell>
          <table:table-cell table:formula="of:=COM.MICROSOFT.CONCAT(&quot;new Product({ price: &quot;;[.$M17];&quot;, title: '&quot;;[.K$1];&quot; - &quot;;[.$D17]; &quot;', description: '&quot;;[.$A17];&quot; -  &quot;;&quot; Men\'s SS Jersey -- Pinnacle', imagePath: '&quot;;[.$N17];&quot;', sex: '&quot;;[.$B17];&quot;',family: '&quot;;[.$C17];&quot;', size: '&quot;;[.K$1];&quot;'}),&quot;)" office:value-type="string" office:string-value="new Product({ price: 67, title: 'XXXL - Women\'s Gravity Short w/ Queen Pad', description: '9586-F -   Men\'s SS Jersey -- Pinnacle', imagePath: 'https://canari-vgvmadyouy.now.sh/Mens_GravityShort_620x620.png', sex: 'Women',family: 'Shorts', size: 'XXXL'})," calcext:value-type="string">
            <text:p>new Product({ price: 67, title: 'XXXL - Women\'s Gravity Short w/ Queen Pad', description: '9586-F - <text:s text:c="2"/>Men\'s SS Jersey -- Pinnacle', imagePath: 'https://canari-vgvmadyouy.now.sh/Mens_GravityShort_620x620.png', sex: 'Women',family: 'Sho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https://canari-vgvmadyouy.now.sh/Mens_GravityShort_620x620.png</text:p>
          </table:table-cell>
        </table:table-row>
        <table:table-row table:style-name="ro1">
          <table:table-cell office:value-type="string" calcext:value-type="string">
            <text:p>9585-F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Bibs</text:p>
          </table:table-cell>
          <table:table-cell office:value-type="string" calcext:value-type="string">
            <text:p>Women\'s Gravity Bib w/ Queen Pad</text:p>
          </table:table-cell>
          <table:table-cell table:formula="of:=COM.MICROSOFT.CONCAT(&quot;new Product({ price: &quot;;[.$M18];&quot;, title: '&quot;;[.E$1];&quot; - &quot;;[.$D18]; &quot;', description: '&quot;;[.$A18];&quot; -  &quot;;&quot; Men\'s SS Jersey -- Pinnacle', imagePath: '&quot;;[.$N18];&quot;', sex: '&quot;;[.$B18];&quot;',family: '&quot;;[.$C18];&quot;', size: '&quot;;[.E$1];&quot;'}),&quot;)" office:value-type="string" office:string-value="new Product({ price: 72, title: 'XS - Women\'s Gravity Bib w/ Queen Pad', description: '9585-F -   Men\'s SS Jersey -- Pinnacle', imagePath: 'https://canari-vgvmadyouy.now.sh/Mens_Gravity_Bib_620x620.png', sex: 'Women',family: 'Bibs', size: 'XS'})," calcext:value-type="string">
            <text:p>new Product({ price: 72, title: 'XS - Women\'s Gravity Bib w/ Queen Pad', description: '9585-F - <text:s text:c="2"/>Men\'s SS Jersey -- Pinnacle', imagePath: 'https://canari-vgvmadyouy.now.sh/Mens_Gravity_Bib_620x620.png', sex: 'Women',family: 'Bibs', size: 'XS'}),</text:p>
          </table:table-cell>
          <table:table-cell table:formula="of:=COM.MICROSOFT.CONCAT(&quot;new Product({ price: &quot;;[.$M18];&quot;, title: '&quot;;[.F$1];&quot; - &quot;;[.$D18]; &quot;', description: '&quot;;[.$A18];&quot; -  &quot;;&quot; Men\'s SS Jersey -- Pinnacle', imagePath: '&quot;;[.$N18];&quot;', sex: '&quot;;[.$B18];&quot;',family: '&quot;;[.$C18];&quot;', size: '&quot;;[.F$1];&quot;'}),&quot;)" office:value-type="string" office:string-value="new Product({ price: 72, title: 'SM - Women\'s Gravity Bib w/ Queen Pad', description: '9585-F -   Men\'s SS Jersey -- Pinnacle', imagePath: 'https://canari-vgvmadyouy.now.sh/Mens_Gravity_Bib_620x620.png', sex: 'Women',family: 'Bibs', size: 'SM'})," calcext:value-type="string">
            <text:p>new Product({ price: 72, title: 'SM - Women\'s Gravity Bib w/ Queen Pad', description: '9585-F - <text:s text:c="2"/>Men\'s SS Jersey -- Pinnacle', imagePath: 'https://canari-vgvmadyouy.now.sh/Mens_Gravity_Bib_620x620.png', sex: 'Women',family: 'Bibs', size: 'SM'}),</text:p>
          </table:table-cell>
          <table:table-cell table:formula="of:=COM.MICROSOFT.CONCAT(&quot;new Product({ price: &quot;;[.$M18];&quot;, title: '&quot;;[.G$1];&quot; - &quot;;[.$D18]; &quot;', description: '&quot;;[.$A18];&quot; -  &quot;;&quot; Men\'s SS Jersey -- Pinnacle', imagePath: '&quot;;[.$N18];&quot;', sex: '&quot;;[.$B18];&quot;',family: '&quot;;[.$C18];&quot;', size: '&quot;;[.G$1];&quot;'}),&quot;)" office:value-type="string" office:string-value="new Product({ price: 72, title: 'MD - Women\'s Gravity Bib w/ Queen Pad', description: '9585-F -   Men\'s SS Jersey -- Pinnacle', imagePath: 'https://canari-vgvmadyouy.now.sh/Mens_Gravity_Bib_620x620.png', sex: 'Women',family: 'Bibs', size: 'MD'})," calcext:value-type="string">
            <text:p>new Product({ price: 72, title: 'MD - Women\'s Gravity Bib w/ Queen Pad', description: '9585-F - <text:s text:c="2"/>Men\'s SS Jersey -- Pinnacle', imagePath: 'https://canari-vgvmadyouy.now.sh/Mens_Gravity_Bib_620x620.png', sex: 'Women',family: 'Bibs', size: 'MD'}),</text:p>
          </table:table-cell>
          <table:table-cell table:formula="of:=COM.MICROSOFT.CONCAT(&quot;new Product({ price: &quot;;[.$M18];&quot;, title: '&quot;;[.H$1];&quot; - &quot;;[.$D18]; &quot;', description: '&quot;;[.$A18];&quot; -  &quot;;&quot; Men\'s SS Jersey -- Pinnacle', imagePath: '&quot;;[.$N18];&quot;', sex: '&quot;;[.$B18];&quot;',family: '&quot;;[.$C18];&quot;', size: '&quot;;[.H$1];&quot;'}),&quot;)" office:value-type="string" office:string-value="new Product({ price: 72, title: 'LG - Women\'s Gravity Bib w/ Queen Pad', description: '9585-F -   Men\'s SS Jersey -- Pinnacle', imagePath: 'https://canari-vgvmadyouy.now.sh/Mens_Gravity_Bib_620x620.png', sex: 'Women',family: 'Bibs', size: 'LG'})," calcext:value-type="string">
            <text:p>new Product({ price: 72, title: 'LG - Women\'s Gravity Bib w/ Queen Pad', description: '9585-F - <text:s text:c="2"/>Men\'s SS Jersey -- Pinnacle', imagePath: 'https://canari-vgvmadyouy.now.sh/Mens_Gravity_Bib_620x620.png', sex: 'Women',family: 'Bibs', size: 'LG'}),</text:p>
          </table:table-cell>
          <table:table-cell table:formula="of:=COM.MICROSOFT.CONCAT(&quot;new Product({ price: &quot;;[.$M18];&quot;, title: '&quot;;[.I$1];&quot; - &quot;;[.$D18]; &quot;', description: '&quot;;[.$A18];&quot; -  &quot;;&quot; Men\'s SS Jersey -- Pinnacle', imagePath: '&quot;;[.$N18];&quot;', sex: '&quot;;[.$B18];&quot;',family: '&quot;;[.$C18];&quot;', size: '&quot;;[.I$1];&quot;'}),&quot;)" office:value-type="string" office:string-value="new Product({ price: 72, title: 'XL - Women\'s Gravity Bib w/ Queen Pad', description: '9585-F -   Men\'s SS Jersey -- Pinnacle', imagePath: 'https://canari-vgvmadyouy.now.sh/Mens_Gravity_Bib_620x620.png', sex: 'Women',family: 'Bibs', size: 'XL'})," calcext:value-type="string">
            <text:p>new Product({ price: 72, title: 'XL - Women\'s Gravity Bib w/ Queen Pad', description: '9585-F - <text:s text:c="2"/>Men\'s SS Jersey -- Pinnacle', imagePath: 'https://canari-vgvmadyouy.now.sh/Mens_Gravity_Bib_620x620.png', sex: 'Women',family: 'Bibs', size: 'XL'}),</text:p>
          </table:table-cell>
          <table:table-cell table:formula="of:=COM.MICROSOFT.CONCAT(&quot;new Product({ price: &quot;;[.$M18];&quot;, title: '&quot;;[.J$1];&quot; - &quot;;[.$D18]; &quot;', description: '&quot;;[.$A18];&quot; -  &quot;;&quot; Men\'s SS Jersey -- Pinnacle', imagePath: '&quot;;[.$N18];&quot;', sex: '&quot;;[.$B18];&quot;',family: '&quot;;[.$C18];&quot;', size: '&quot;;[.J$1];&quot;'}),&quot;)" office:value-type="string" office:string-value="new Product({ price: 72, title: 'XXL - Women\'s Gravity Bib w/ Queen Pad', description: '9585-F -   Men\'s SS Jersey -- Pinnacle', imagePath: 'https://canari-vgvmadyouy.now.sh/Mens_Gravity_Bib_620x620.png', sex: 'Women',family: 'Bibs', size: 'XXL'})," calcext:value-type="string">
            <text:p>new Product({ price: 72, title: 'XXL - Women\'s Gravity Bib w/ Queen Pad', description: '9585-F - <text:s text:c="2"/>Men\'s SS Jersey -- Pinnacle', imagePath: 'https://canari-vgvmadyouy.now.sh/Mens_Gravity_Bib_620x620.png', sex: 'Women',family: 'Bibs', size: 'XXL'}),</text:p>
          </table:table-cell>
          <table:table-cell table:formula="of:=COM.MICROSOFT.CONCAT(&quot;new Product({ price: &quot;;[.$M18];&quot;, title: '&quot;;[.K$1];&quot; - &quot;;[.$D18]; &quot;', description: '&quot;;[.$A18];&quot; -  &quot;;&quot; Men\'s SS Jersey -- Pinnacle', imagePath: '&quot;;[.$N18];&quot;', sex: '&quot;;[.$B18];&quot;',family: '&quot;;[.$C18];&quot;', size: '&quot;;[.K$1];&quot;'}),&quot;)" office:value-type="string" office:string-value="new Product({ price: 72, title: 'XXXL - Women\'s Gravity Bib w/ Queen Pad', description: '9585-F -   Men\'s SS Jersey -- Pinnacle', imagePath: 'https://canari-vgvmadyouy.now.sh/Mens_Gravity_Bib_620x620.png', sex: 'Women',family: 'Bibs', size: 'XXXL'})," calcext:value-type="string">
            <text:p>new Product({ price: 72, title: 'XXXL - Women\'s Gravity Bib w/ Queen Pad', description: '9585-F - <text:s text:c="2"/>Men\'s SS Jersey -- Pinnacle', imagePath: 'https://canari-vgvmadyouy.now.sh/Mens_Gravity_Bib_620x620.png', sex: 'Women',family: 'Bib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ttps://canari-vgvmadyouy.now.sh/Mens_Gravity_Bib_620x620.png</text:p>
          </table:table-cell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Jacket</text:p>
          </table:table-cell>
          <table:table-cell table:formula="of:=COM.MICROSOFT.CONCAT(&quot;new Product({ price: &quot;;[.$M19];&quot;, title: '&quot;;[.E$1];&quot; - &quot;;[.$D19]; &quot;', description: '&quot;;[.$A19];&quot; -  &quot;;&quot; Men\'s SS Jersey -- Pinnacle', imagePath: '&quot;;[.$N19];&quot;', sex: '&quot;;[.$B19];&quot;',family: '&quot;;[.$C19];&quot;', size: '&quot;;[.E$1];&quot;'}),&quot;)" office:value-type="string" office:string-value="new Product({ price: 77, title: 'XS - Men\'s Raceday Wind Jacket', description: '9741 -   Men\'s SS Jersey -- Pinnacle', imagePath: 'https://canari-vgvmadyouy.now.sh/Mens_Race_Day_Jacket_620x620.png', sex: 'Men',family: 'Jackets', size: 'XS'})," calcext:value-type="string">
            <text:p>new Product({ price: 77, title: 'XS - Men\'s Raceday Wind Jacket', description: '9741 - <text:s text:c="2"/>Men\'s SS Jersey -- Pinnacle', imagePath: 'https://canari-vgvmadyouy.now.sh/Mens_Race_Day_Jacket_620x620.png', sex: 'Men',family: 'Jackets', size: 'XS'}),</text:p>
          </table:table-cell>
          <table:table-cell table:formula="of:=COM.MICROSOFT.CONCAT(&quot;new Product({ price: &quot;;[.$M19];&quot;, title: '&quot;;[.F$1];&quot; - &quot;;[.$D19]; &quot;', description: '&quot;;[.$A19];&quot; -  &quot;;&quot; Men\'s SS Jersey -- Pinnacle', imagePath: '&quot;;[.$N19];&quot;', sex: '&quot;;[.$B19];&quot;',family: '&quot;;[.$C19];&quot;', size: '&quot;;[.F$1];&quot;'}),&quot;)" office:value-type="string" office:string-value="new Product({ price: 77, title: 'SM - Men\'s Raceday Wind Jacket', description: '9741 -   Men\'s SS Jersey -- Pinnacle', imagePath: 'https://canari-vgvmadyouy.now.sh/Mens_Race_Day_Jacket_620x620.png', sex: 'Men',family: 'Jackets', size: 'SM'})," calcext:value-type="string">
            <text:p>new Product({ price: 77, title: 'SM - Men\'s Raceday Wind Jacket', description: '9741 - <text:s text:c="2"/>Men\'s SS Jersey -- Pinnacle', imagePath: 'https://canari-vgvmadyouy.now.sh/Mens_Race_Day_Jacket_620x620.png', sex: 'Men',family: 'Jackets', size: 'SM'}),</text:p>
          </table:table-cell>
          <table:table-cell table:formula="of:=COM.MICROSOFT.CONCAT(&quot;new Product({ price: &quot;;[.$M19];&quot;, title: '&quot;;[.G$1];&quot; - &quot;;[.$D19]; &quot;', description: '&quot;;[.$A19];&quot; -  &quot;;&quot; Men\'s SS Jersey -- Pinnacle', imagePath: '&quot;;[.$N19];&quot;', sex: '&quot;;[.$B19];&quot;',family: '&quot;;[.$C19];&quot;', size: '&quot;;[.G$1];&quot;'}),&quot;)" office:value-type="string" office:string-value="new Product({ price: 77, title: 'MD - Men\'s Raceday Wind Jacket', description: '9741 -   Men\'s SS Jersey -- Pinnacle', imagePath: 'https://canari-vgvmadyouy.now.sh/Mens_Race_Day_Jacket_620x620.png', sex: 'Men',family: 'Jackets', size: 'MD'})," calcext:value-type="string">
            <text:p>new Product({ price: 77, title: 'MD - Men\'s Raceday Wind Jacket', description: '9741 - <text:s text:c="2"/>Men\'s SS Jersey -- Pinnacle', imagePath: 'https://canari-vgvmadyouy.now.sh/Mens_Race_Day_Jacket_620x620.png', sex: 'Men',family: 'Jackets', size: 'MD'}),</text:p>
          </table:table-cell>
          <table:table-cell table:formula="of:=COM.MICROSOFT.CONCAT(&quot;new Product({ price: &quot;;[.$M19];&quot;, title: '&quot;;[.H$1];&quot; - &quot;;[.$D19]; &quot;', description: '&quot;;[.$A19];&quot; -  &quot;;&quot; Men\'s SS Jersey -- Pinnacle', imagePath: '&quot;;[.$N19];&quot;', sex: '&quot;;[.$B19];&quot;',family: '&quot;;[.$C19];&quot;', size: '&quot;;[.H$1];&quot;'}),&quot;)" office:value-type="string" office:string-value="new Product({ price: 77, title: 'LG - Men\'s Raceday Wind Jacket', description: '9741 -   Men\'s SS Jersey -- Pinnacle', imagePath: 'https://canari-vgvmadyouy.now.sh/Mens_Race_Day_Jacket_620x620.png', sex: 'Men',family: 'Jackets', size: 'LG'})," calcext:value-type="string">
            <text:p>new Product({ price: 77, title: 'LG - Men\'s Raceday Wind Jacket', description: '9741 - <text:s text:c="2"/>Men\'s SS Jersey -- Pinnacle', imagePath: 'https://canari-vgvmadyouy.now.sh/Mens_Race_Day_Jacket_620x620.png', sex: 'Men',family: 'Jackets', size: 'LG'}),</text:p>
          </table:table-cell>
          <table:table-cell table:formula="of:=COM.MICROSOFT.CONCAT(&quot;new Product({ price: &quot;;[.$M19];&quot;, title: '&quot;;[.I$1];&quot; - &quot;;[.$D19]; &quot;', description: '&quot;;[.$A19];&quot; -  &quot;;&quot; Men\'s SS Jersey -- Pinnacle', imagePath: '&quot;;[.$N19];&quot;', sex: '&quot;;[.$B19];&quot;',family: '&quot;;[.$C19];&quot;', size: '&quot;;[.I$1];&quot;'}),&quot;)" office:value-type="string" office:string-value="new Product({ price: 77, title: 'XL - Men\'s Raceday Wind Jacket', description: '9741 -   Men\'s SS Jersey -- Pinnacle', imagePath: 'https://canari-vgvmadyouy.now.sh/Mens_Race_Day_Jacket_620x620.png', sex: 'Men',family: 'Jackets', size: 'XL'})," calcext:value-type="string">
            <text:p>new Product({ price: 77, title: 'XL - Men\'s Raceday Wind Jacket', description: '9741 - <text:s text:c="2"/>Men\'s SS Jersey -- Pinnacle', imagePath: 'https://canari-vgvmadyouy.now.sh/Mens_Race_Day_Jacket_620x620.png', sex: 'Men',family: 'Jackets', size: 'XL'}),</text:p>
          </table:table-cell>
          <table:table-cell table:formula="of:=COM.MICROSOFT.CONCAT(&quot;new Product({ price: &quot;;[.$M19];&quot;, title: '&quot;;[.J$1];&quot; - &quot;;[.$D19]; &quot;', description: '&quot;;[.$A19];&quot; -  &quot;;&quot; Men\'s SS Jersey -- Pinnacle', imagePath: '&quot;;[.$N19];&quot;', sex: '&quot;;[.$B19];&quot;',family: '&quot;;[.$C19];&quot;', size: '&quot;;[.J$1];&quot;'}),&quot;)" office:value-type="string" office:string-value="new Product({ price: 77, title: 'XXL - Men\'s Raceday Wind Jacket', description: '9741 -   Men\'s SS Jersey -- Pinnacle', imagePath: 'https://canari-vgvmadyouy.now.sh/Mens_Race_Day_Jacket_620x620.png', sex: 'Men',family: 'Jackets', size: 'XXL'})," calcext:value-type="string">
            <text:p>new Product({ price: 77, title: 'XXL - Men\'s Raceday Wind Jacket', description: '9741 - <text:s text:c="2"/>Men\'s SS Jersey -- Pinnacle', imagePath: 'https://canari-vgvmadyouy.now.sh/Mens_Race_Day_Jacket_620x620.png', sex: 'Men',family: 'Jackets', size: 'XXL'}),</text:p>
          </table:table-cell>
          <table:table-cell table:formula="of:=COM.MICROSOFT.CONCAT(&quot;new Product({ price: &quot;;[.$M19];&quot;, title: '&quot;;[.K$1];&quot; - &quot;;[.$D19]; &quot;', description: '&quot;;[.$A19];&quot; -  &quot;;&quot; Men\'s SS Jersey -- Pinnacle', imagePath: '&quot;;[.$N19];&quot;', sex: '&quot;;[.$B19];&quot;',family: '&quot;;[.$C19];&quot;', size: '&quot;;[.K$1];&quot;'}),&quot;)" office:value-type="string" office:string-value="new Product({ price: 77, title: 'XXXL - Men\'s Raceday Wind Jacket', description: '9741 -   Men\'s SS Jersey -- Pinnacle', imagePath: 'https://canari-vgvmadyouy.now.sh/Mens_Race_Day_Jacket_620x620.png', sex: 'Men',family: 'Jackets', size: 'XXXL'})," calcext:value-type="string">
            <text:p>new Product({ price: 77, title: 'XXXL - Men\'s Raceday Wind Jacket', description: '9741 - <text:s text:c="2"/>Men\'s SS Jersey -- Pinnacle', imagePath: 'https://canari-vgvmadyouy.now.sh/Mens_Race_Day_Jacket_620x620.png', sex: 'Men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https://canari-vgvmadyouy.now.sh/Mens_Race_Day_Jacket_620x620.png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Men\'s Raceday Wind Vest</text:p>
          </table:table-cell>
          <table:table-cell table:formula="of:=COM.MICROSOFT.CONCAT(&quot;new Product({ price: &quot;;[.$M20];&quot;, title: '&quot;;[.E$1];&quot; - &quot;;[.$D20]; &quot;', description: '&quot;;[.$A20];&quot; -  &quot;;&quot; Men\'s SS Jersey -- Pinnacle', imagePath: '&quot;;[.$N20];&quot;', sex: '&quot;;[.$B20];&quot;',family: '&quot;;[.$C20];&quot;', size: '&quot;;[.E$1];&quot;'}),&quot;)" office:value-type="string" office:string-value="new Product({ price: 65, title: 'XS - Men\'s Raceday Wind Vest', description: '9742 -   Men\'s SS Jersey -- Pinnacle', imagePath: 'https://canari-vgvmadyouy.now.sh/Mens_Raceday_Wind_Vest_620x620.png', sex: 'Men',family: 'Jackets', size: 'XS'})," calcext:value-type="string">
            <text:p>new Product({ price: 65, title: 'XS - Men\'s Raceday Wind Vest', description: '9742 - <text:s text:c="2"/>Men\'s SS Jersey -- Pinnacle', imagePath: 'https://canari-vgvmadyouy.now.sh/Mens_Raceday_Wind_Vest_620x620.png', sex: 'Men',family: 'Jackets', size: 'XS'}),</text:p>
          </table:table-cell>
          <table:table-cell table:formula="of:=COM.MICROSOFT.CONCAT(&quot;new Product({ price: &quot;;[.$M20];&quot;, title: '&quot;;[.F$1];&quot; - &quot;;[.$D20]; &quot;', description: '&quot;;[.$A20];&quot; -  &quot;;&quot; Men\'s SS Jersey -- Pinnacle', imagePath: '&quot;;[.$N20];&quot;', sex: '&quot;;[.$B20];&quot;',family: '&quot;;[.$C20];&quot;', size: '&quot;;[.F$1];&quot;'}),&quot;)" office:value-type="string" office:string-value="new Product({ price: 65, title: 'SM - Men\'s Raceday Wind Vest', description: '9742 -   Men\'s SS Jersey -- Pinnacle', imagePath: 'https://canari-vgvmadyouy.now.sh/Mens_Raceday_Wind_Vest_620x620.png', sex: 'Men',family: 'Jackets', size: 'SM'})," calcext:value-type="string">
            <text:p>new Product({ price: 65, title: 'SM - Men\'s Raceday Wind Vest', description: '9742 - <text:s text:c="2"/>Men\'s SS Jersey -- Pinnacle', imagePath: 'https://canari-vgvmadyouy.now.sh/Mens_Raceday_Wind_Vest_620x620.png', sex: 'Men',family: 'Jackets', size: 'SM'}),</text:p>
          </table:table-cell>
          <table:table-cell table:formula="of:=COM.MICROSOFT.CONCAT(&quot;new Product({ price: &quot;;[.$M20];&quot;, title: '&quot;;[.G$1];&quot; - &quot;;[.$D20]; &quot;', description: '&quot;;[.$A20];&quot; -  &quot;;&quot; Men\'s SS Jersey -- Pinnacle', imagePath: '&quot;;[.$N20];&quot;', sex: '&quot;;[.$B20];&quot;',family: '&quot;;[.$C20];&quot;', size: '&quot;;[.G$1];&quot;'}),&quot;)" office:value-type="string" office:string-value="new Product({ price: 65, title: 'MD - Men\'s Raceday Wind Vest', description: '9742 -   Men\'s SS Jersey -- Pinnacle', imagePath: 'https://canari-vgvmadyouy.now.sh/Mens_Raceday_Wind_Vest_620x620.png', sex: 'Men',family: 'Jackets', size: 'MD'})," calcext:value-type="string">
            <text:p>new Product({ price: 65, title: 'MD - Men\'s Raceday Wind Vest', description: '9742 - <text:s text:c="2"/>Men\'s SS Jersey -- Pinnacle', imagePath: 'https://canari-vgvmadyouy.now.sh/Mens_Raceday_Wind_Vest_620x620.png', sex: 'Men',family: 'Jackets', size: 'MD'}),</text:p>
          </table:table-cell>
          <table:table-cell table:formula="of:=COM.MICROSOFT.CONCAT(&quot;new Product({ price: &quot;;[.$M20];&quot;, title: '&quot;;[.H$1];&quot; - &quot;;[.$D20]; &quot;', description: '&quot;;[.$A20];&quot; -  &quot;;&quot; Men\'s SS Jersey -- Pinnacle', imagePath: '&quot;;[.$N20];&quot;', sex: '&quot;;[.$B20];&quot;',family: '&quot;;[.$C20];&quot;', size: '&quot;;[.H$1];&quot;'}),&quot;)" office:value-type="string" office:string-value="new Product({ price: 65, title: 'LG - Men\'s Raceday Wind Vest', description: '9742 -   Men\'s SS Jersey -- Pinnacle', imagePath: 'https://canari-vgvmadyouy.now.sh/Mens_Raceday_Wind_Vest_620x620.png', sex: 'Men',family: 'Jackets', size: 'LG'})," calcext:value-type="string">
            <text:p>new Product({ price: 65, title: 'LG - Men\'s Raceday Wind Vest', description: '9742 - <text:s text:c="2"/>Men\'s SS Jersey -- Pinnacle', imagePath: 'https://canari-vgvmadyouy.now.sh/Mens_Raceday_Wind_Vest_620x620.png', sex: 'Men',family: 'Jackets', size: 'LG'}),</text:p>
          </table:table-cell>
          <table:table-cell table:formula="of:=COM.MICROSOFT.CONCAT(&quot;new Product({ price: &quot;;[.$M20];&quot;, title: '&quot;;[.I$1];&quot; - &quot;;[.$D20]; &quot;', description: '&quot;;[.$A20];&quot; -  &quot;;&quot; Men\'s SS Jersey -- Pinnacle', imagePath: '&quot;;[.$N20];&quot;', sex: '&quot;;[.$B20];&quot;',family: '&quot;;[.$C20];&quot;', size: '&quot;;[.I$1];&quot;'}),&quot;)" office:value-type="string" office:string-value="new Product({ price: 65, title: 'XL - Men\'s Raceday Wind Vest', description: '9742 -   Men\'s SS Jersey -- Pinnacle', imagePath: 'https://canari-vgvmadyouy.now.sh/Mens_Raceday_Wind_Vest_620x620.png', sex: 'Men',family: 'Jackets', size: 'XL'})," calcext:value-type="string">
            <text:p>new Product({ price: 65, title: 'XL - Men\'s Raceday Wind Vest', description: '9742 - <text:s text:c="2"/>Men\'s SS Jersey -- Pinnacle', imagePath: 'https://canari-vgvmadyouy.now.sh/Mens_Raceday_Wind_Vest_620x620.png', sex: 'Men',family: 'Jackets', size: 'XL'}),</text:p>
          </table:table-cell>
          <table:table-cell table:formula="of:=COM.MICROSOFT.CONCAT(&quot;new Product({ price: &quot;;[.$M20];&quot;, title: '&quot;;[.J$1];&quot; - &quot;;[.$D20]; &quot;', description: '&quot;;[.$A20];&quot; -  &quot;;&quot; Men\'s SS Jersey -- Pinnacle', imagePath: '&quot;;[.$N20];&quot;', sex: '&quot;;[.$B20];&quot;',family: '&quot;;[.$C20];&quot;', size: '&quot;;[.J$1];&quot;'}),&quot;)" office:value-type="string" office:string-value="new Product({ price: 65, title: 'XXL - Men\'s Raceday Wind Vest', description: '9742 -   Men\'s SS Jersey -- Pinnacle', imagePath: 'https://canari-vgvmadyouy.now.sh/Mens_Raceday_Wind_Vest_620x620.png', sex: 'Men',family: 'Jackets', size: 'XXL'})," calcext:value-type="string">
            <text:p>new Product({ price: 65, title: 'XXL - Men\'s Raceday Wind Vest', description: '9742 - <text:s text:c="2"/>Men\'s SS Jersey -- Pinnacle', imagePath: 'https://canari-vgvmadyouy.now.sh/Mens_Raceday_Wind_Vest_620x620.png', sex: 'Men',family: 'Jackets', size: 'XXL'}),</text:p>
          </table:table-cell>
          <table:table-cell table:formula="of:=COM.MICROSOFT.CONCAT(&quot;new Product({ price: &quot;;[.$M20];&quot;, title: '&quot;;[.K$1];&quot; - &quot;;[.$D20]; &quot;', description: '&quot;;[.$A20];&quot; -  &quot;;&quot; Men\'s SS Jersey -- Pinnacle', imagePath: '&quot;;[.$N20];&quot;', sex: '&quot;;[.$B20];&quot;',family: '&quot;;[.$C20];&quot;', size: '&quot;;[.K$1];&quot;'}),&quot;)" office:value-type="string" office:string-value="new Product({ price: 65, title: 'XXXL - Men\'s Raceday Wind Vest', description: '9742 -   Men\'s SS Jersey -- Pinnacle', imagePath: 'https://canari-vgvmadyouy.now.sh/Mens_Raceday_Wind_Vest_620x620.png', sex: 'Men',family: 'Jackets', size: 'XXXL'})," calcext:value-type="string">
            <text:p>new Product({ price: 65, title: 'XXXL - Men\'s Raceday Wind Vest', description: '9742 - <text:s text:c="2"/>Men\'s SS Jersey -- Pinnacle', imagePath: 'https://canari-vgvmadyouy.now.sh/Mens_Raceday_Wind_Vest_620x620.png', sex: 'Men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https://canari-vgvmadyouy.now.sh/Mens_Raceday_Wind_Vest_620x620.png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Jackets</text:p>
          </table:table-cell>
          <table:table-cell office:value-type="string" calcext:value-type="string">
            <text:p>Unisex Winter Jacket</text:p>
          </table:table-cell>
          <table:table-cell table:formula="of:=COM.MICROSOFT.CONCAT(&quot;new Product({ price: &quot;;[.$M21];&quot;, title: '&quot;;[.E$1];&quot; - &quot;;[.$D21]; &quot;', description: '&quot;;[.$A21];&quot; -  &quot;;&quot; Men\'s SS Jersey -- Pinnacle', imagePath: '&quot;;[.$N21];&quot;', sex: '&quot;;[.$B21];&quot;',family: '&quot;;[.$C21];&quot;', size: '&quot;;[.E$1];&quot;'}),&quot;)" office:value-type="string" office:string-value="new Product({ price: 115, title: 'XS - Unisex Winter Jacket', description: '9716 -   Men\'s SS Jersey -- Pinnacle', imagePath: 'https://canari-vgvmadyouy.now.sh/Unisex_Wind_Winter_Jacket_480x480.jpg', sex: 'Men',family: 'Jackets', size: 'XS'})," calcext:value-type="string">
            <text:p>new Product({ price: 115, title: 'XS - Unisex Winter Jacket', description: '9716 - <text:s text:c="2"/>Men\'s SS Jersey -- Pinnacle', imagePath: 'https://canari-vgvmadyouy.now.sh/Unisex_Wind_Winter_Jacket_480x480.jpg', sex: 'Men',family: 'Jackets', size: 'XS'}),</text:p>
          </table:table-cell>
          <table:table-cell table:formula="of:=COM.MICROSOFT.CONCAT(&quot;new Product({ price: &quot;;[.$M21];&quot;, title: '&quot;;[.F$1];&quot; - &quot;;[.$D21]; &quot;', description: '&quot;;[.$A21];&quot; -  &quot;;&quot; Men\'s SS Jersey -- Pinnacle', imagePath: '&quot;;[.$N21];&quot;', sex: '&quot;;[.$B21];&quot;',family: '&quot;;[.$C21];&quot;', size: '&quot;;[.F$1];&quot;'}),&quot;)" office:value-type="string" office:string-value="new Product({ price: 115, title: 'SM - Unisex Winter Jacket', description: '9716 -   Men\'s SS Jersey -- Pinnacle', imagePath: 'https://canari-vgvmadyouy.now.sh/Unisex_Wind_Winter_Jacket_480x480.jpg', sex: 'Men',family: 'Jackets', size: 'SM'})," calcext:value-type="string">
            <text:p>new Product({ price: 115, title: 'SM - Unisex Winter Jacket', description: '9716 - <text:s text:c="2"/>Men\'s SS Jersey -- Pinnacle', imagePath: 'https://canari-vgvmadyouy.now.sh/Unisex_Wind_Winter_Jacket_480x480.jpg', sex: 'Men',family: 'Jackets', size: 'SM'}),</text:p>
          </table:table-cell>
          <table:table-cell table:formula="of:=COM.MICROSOFT.CONCAT(&quot;new Product({ price: &quot;;[.$M21];&quot;, title: '&quot;;[.G$1];&quot; - &quot;;[.$D21]; &quot;', description: '&quot;;[.$A21];&quot; -  &quot;;&quot; Men\'s SS Jersey -- Pinnacle', imagePath: '&quot;;[.$N21];&quot;', sex: '&quot;;[.$B21];&quot;',family: '&quot;;[.$C21];&quot;', size: '&quot;;[.G$1];&quot;'}),&quot;)" office:value-type="string" office:string-value="new Product({ price: 115, title: 'MD - Unisex Winter Jacket', description: '9716 -   Men\'s SS Jersey -- Pinnacle', imagePath: 'https://canari-vgvmadyouy.now.sh/Unisex_Wind_Winter_Jacket_480x480.jpg', sex: 'Men',family: 'Jackets', size: 'MD'})," calcext:value-type="string">
            <text:p>new Product({ price: 115, title: 'MD - Unisex Winter Jacket', description: '9716 - <text:s text:c="2"/>Men\'s SS Jersey -- Pinnacle', imagePath: 'https://canari-vgvmadyouy.now.sh/Unisex_Wind_Winter_Jacket_480x480.jpg', sex: 'Men',family: 'Jackets', size: 'MD'}),</text:p>
          </table:table-cell>
          <table:table-cell table:formula="of:=COM.MICROSOFT.CONCAT(&quot;new Product({ price: &quot;;[.$M21];&quot;, title: '&quot;;[.H$1];&quot; - &quot;;[.$D21]; &quot;', description: '&quot;;[.$A21];&quot; -  &quot;;&quot; Men\'s SS Jersey -- Pinnacle', imagePath: '&quot;;[.$N21];&quot;', sex: '&quot;;[.$B21];&quot;',family: '&quot;;[.$C21];&quot;', size: '&quot;;[.H$1];&quot;'}),&quot;)" office:value-type="string" office:string-value="new Product({ price: 115, title: 'LG - Unisex Winter Jacket', description: '9716 -   Men\'s SS Jersey -- Pinnacle', imagePath: 'https://canari-vgvmadyouy.now.sh/Unisex_Wind_Winter_Jacket_480x480.jpg', sex: 'Men',family: 'Jackets', size: 'LG'})," calcext:value-type="string">
            <text:p>new Product({ price: 115, title: 'LG - Unisex Winter Jacket', description: '9716 - <text:s text:c="2"/>Men\'s SS Jersey -- Pinnacle', imagePath: 'https://canari-vgvmadyouy.now.sh/Unisex_Wind_Winter_Jacket_480x480.jpg', sex: 'Men',family: 'Jackets', size: 'LG'}),</text:p>
          </table:table-cell>
          <table:table-cell table:formula="of:=COM.MICROSOFT.CONCAT(&quot;new Product({ price: &quot;;[.$M21];&quot;, title: '&quot;;[.I$1];&quot; - &quot;;[.$D21]; &quot;', description: '&quot;;[.$A21];&quot; -  &quot;;&quot; Men\'s SS Jersey -- Pinnacle', imagePath: '&quot;;[.$N21];&quot;', sex: '&quot;;[.$B21];&quot;',family: '&quot;;[.$C21];&quot;', size: '&quot;;[.I$1];&quot;'}),&quot;)" office:value-type="string" office:string-value="new Product({ price: 115, title: 'XL - Unisex Winter Jacket', description: '9716 -   Men\'s SS Jersey -- Pinnacle', imagePath: 'https://canari-vgvmadyouy.now.sh/Unisex_Wind_Winter_Jacket_480x480.jpg', sex: 'Men',family: 'Jackets', size: 'XL'})," calcext:value-type="string">
            <text:p>new Product({ price: 115, title: 'XL - Unisex Winter Jacket', description: '9716 - <text:s text:c="2"/>Men\'s SS Jersey -- Pinnacle', imagePath: 'https://canari-vgvmadyouy.now.sh/Unisex_Wind_Winter_Jacket_480x480.jpg', sex: 'Men',family: 'Jackets', size: 'XL'}),</text:p>
          </table:table-cell>
          <table:table-cell table:formula="of:=COM.MICROSOFT.CONCAT(&quot;new Product({ price: &quot;;[.$M21];&quot;, title: '&quot;;[.J$1];&quot; - &quot;;[.$D21]; &quot;', description: '&quot;;[.$A21];&quot; -  &quot;;&quot; Men\'s SS Jersey -- Pinnacle', imagePath: '&quot;;[.$N21];&quot;', sex: '&quot;;[.$B21];&quot;',family: '&quot;;[.$C21];&quot;', size: '&quot;;[.J$1];&quot;'}),&quot;)" office:value-type="string" office:string-value="new Product({ price: 115, title: 'XXL - Unisex Winter Jacket', description: '9716 -   Men\'s SS Jersey -- Pinnacle', imagePath: 'https://canari-vgvmadyouy.now.sh/Unisex_Wind_Winter_Jacket_480x480.jpg', sex: 'Men',family: 'Jackets', size: 'XXL'})," calcext:value-type="string">
            <text:p>new Product({ price: 115, title: 'XXL - Unisex Winter Jacket', description: '9716 - <text:s text:c="2"/>Men\'s SS Jersey -- Pinnacle', imagePath: 'https://canari-vgvmadyouy.now.sh/Unisex_Wind_Winter_Jacket_480x480.jpg', sex: 'Men',family: 'Jackets', size: 'XXL'}),</text:p>
          </table:table-cell>
          <table:table-cell table:formula="of:=COM.MICROSOFT.CONCAT(&quot;new Product({ price: &quot;;[.$M21];&quot;, title: '&quot;;[.K$1];&quot; - &quot;;[.$D21]; &quot;', description: '&quot;;[.$A21];&quot; -  &quot;;&quot; Men\'s SS Jersey -- Pinnacle', imagePath: '&quot;;[.$N21];&quot;', sex: '&quot;;[.$B21];&quot;',family: '&quot;;[.$C21];&quot;', size: '&quot;;[.K$1];&quot;'}),&quot;)" office:value-type="string" office:string-value="new Product({ price: 115, title: 'XXXL - Unisex Winter Jacket', description: '9716 -   Men\'s SS Jersey -- Pinnacle', imagePath: 'https://canari-vgvmadyouy.now.sh/Unisex_Wind_Winter_Jacket_480x480.jpg', sex: 'Men',family: 'Jackets', size: 'XXXL'})," calcext:value-type="string">
            <text:p>new Product({ price: 115, title: 'XXXL - Unisex Winter Jacket', description: '9716 - <text:s text:c="2"/>Men\'s SS Jersey -- Pinnacle', imagePath: 'https://canari-vgvmadyouy.now.sh/Unisex_Wind_Winter_Jacket_480x480.jpg', sex: 'Men',family: 'Jacke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https://canari-vgvmadyouy.now.sh/Unisex_Wind_Winter_Jacket_480x480.jpg</text:p>
          </table:table-cell>
        </table:table-row>
        <table:table-row table:style-name="ro1">
          <table:table-cell office:value-type="string" calcext:value-type="string">
            <text:p>xxxx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Mens Specific Fit</text:p>
          </table:table-cell>
          <table:table-cell table:formula="of:=COM.MICROSOFT.CONCAT(&quot;new Product({ price: &quot;;[.$M22];&quot;, title: '&quot;;[.E$1];&quot; - &quot;;[.$D22]; &quot;', description: '&quot;;[.$A22];&quot; -  &quot;;&quot; Men\'s SS Jersey -- Pinnacle', imagePath: '&quot;;[.$N22];&quot;', sex: '&quot;;[.$B22];&quot;',family: '&quot;;[.$C22];&quot;', size: '&quot;;[.E$1];&quot;'}),&quot;)" office:value-type="string" office:string-value="new Product({ price: 29, title: 'XS - Arm Warmers -- Mens Specific Fit', description: 'xxxx -   Men\'s SS Jersey -- Pinnacle', imagePath: 'https://canari-vgvmadyouy.now.sh/Unisex_ArmWarmer_620x620.png', sex: 'Men',family: 'Arms', size: 'XS'})," calcext:value-type="string">
            <text:p>new Product({ price: 29, title: 'XS - Arm Warmers -- Mens Specific Fit', description: 'xxxx - <text:s text:c="2"/>Men\'s SS Jersey -- Pinnacle', imagePath: 'https://canari-vgvmadyouy.now.sh/Unisex_ArmWarmer_620x620.png', sex: 'Men',family: 'Arms', size: 'XS'}),</text:p>
          </table:table-cell>
          <table:table-cell table:formula="of:=COM.MICROSOFT.CONCAT(&quot;new Product({ price: &quot;;[.$M22];&quot;, title: '&quot;;[.F$1];&quot; - &quot;;[.$D22]; &quot;', description: '&quot;;[.$A22];&quot; -  &quot;;&quot; Men\'s SS Jersey -- Pinnacle', imagePath: '&quot;;[.$N22];&quot;', sex: '&quot;;[.$B22];&quot;',family: '&quot;;[.$C22];&quot;', size: '&quot;;[.F$1];&quot;'}),&quot;)" office:value-type="string" office:string-value="new Product({ price: 29, title: 'SM - Arm Warmers -- Mens Specific Fit', description: 'xxxx -   Men\'s SS Jersey -- Pinnacle', imagePath: 'https://canari-vgvmadyouy.now.sh/Unisex_ArmWarmer_620x620.png', sex: 'Men',family: 'Arms', size: 'SM'})," calcext:value-type="string">
            <text:p>new Product({ price: 29, title: 'SM - Arm Warmers -- Mens Specific Fit', description: 'xxxx - <text:s text:c="2"/>Men\'s SS Jersey -- Pinnacle', imagePath: 'https://canari-vgvmadyouy.now.sh/Unisex_ArmWarmer_620x620.png', sex: 'Men',family: 'Arms', size: 'SM'}),</text:p>
          </table:table-cell>
          <table:table-cell table:formula="of:=COM.MICROSOFT.CONCAT(&quot;new Product({ price: &quot;;[.$M22];&quot;, title: '&quot;;[.G$1];&quot; - &quot;;[.$D22]; &quot;', description: '&quot;;[.$A22];&quot; -  &quot;;&quot; Men\'s SS Jersey -- Pinnacle', imagePath: '&quot;;[.$N22];&quot;', sex: '&quot;;[.$B22];&quot;',family: '&quot;;[.$C22];&quot;', size: '&quot;;[.G$1];&quot;'}),&quot;)" office:value-type="string" office:string-value="new Product({ price: 29, title: 'MD - Arm Warmers -- Mens Specific Fit', description: 'xxxx -   Men\'s SS Jersey -- Pinnacle', imagePath: 'https://canari-vgvmadyouy.now.sh/Unisex_ArmWarmer_620x620.png', sex: 'Men',family: 'Arms', size: 'MD'})," calcext:value-type="string">
            <text:p>new Product({ price: 29, title: 'MD - Arm Warmers -- Mens Specific Fit', description: 'xxxx - <text:s text:c="2"/>Men\'s SS Jersey -- Pinnacle', imagePath: 'https://canari-vgvmadyouy.now.sh/Unisex_ArmWarmer_620x620.png', sex: 'Men',family: 'Arms', size: 'MD'}),</text:p>
          </table:table-cell>
          <table:table-cell table:formula="of:=COM.MICROSOFT.CONCAT(&quot;new Product({ price: &quot;;[.$M22];&quot;, title: '&quot;;[.H$1];&quot; - &quot;;[.$D22]; &quot;', description: '&quot;;[.$A22];&quot; -  &quot;;&quot; Men\'s SS Jersey -- Pinnacle', imagePath: '&quot;;[.$N22];&quot;', sex: '&quot;;[.$B22];&quot;',family: '&quot;;[.$C22];&quot;', size: '&quot;;[.H$1];&quot;'}),&quot;)" office:value-type="string" office:string-value="new Product({ price: 29, title: 'LG - Arm Warmers -- Mens Specific Fit', description: 'xxxx -   Men\'s SS Jersey -- Pinnacle', imagePath: 'https://canari-vgvmadyouy.now.sh/Unisex_ArmWarmer_620x620.png', sex: 'Men',family: 'Arms', size: 'LG'})," calcext:value-type="string">
            <text:p>new Product({ price: 29, title: 'LG - Arm Warmers -- Mens Specific Fit', description: 'xxxx - <text:s text:c="2"/>Men\'s SS Jersey -- Pinnacle', imagePath: 'https://canari-vgvmadyouy.now.sh/Unisex_ArmWarmer_620x620.png', sex: 'Men',family: 'Arms', size: 'LG'}),</text:p>
          </table:table-cell>
          <table:table-cell table:formula="of:=COM.MICROSOFT.CONCAT(&quot;new Product({ price: &quot;;[.$M22];&quot;, title: '&quot;;[.I$1];&quot; - &quot;;[.$D22]; &quot;', description: '&quot;;[.$A22];&quot; -  &quot;;&quot; Men\'s SS Jersey -- Pinnacle', imagePath: '&quot;;[.$N22];&quot;', sex: '&quot;;[.$B22];&quot;',family: '&quot;;[.$C22];&quot;', size: '&quot;;[.I$1];&quot;'}),&quot;)" office:value-type="string" office:string-value="new Product({ price: 29, title: 'XL - Arm Warmers -- Mens Specific Fit', description: 'xxxx -   Men\'s SS Jersey -- Pinnacle', imagePath: 'https://canari-vgvmadyouy.now.sh/Unisex_ArmWarmer_620x620.png', sex: 'Men',family: 'Arms', size: 'XL'})," calcext:value-type="string">
            <text:p>new Product({ price: 29, title: 'XL - Arm Warmers -- Mens Specific Fit', description: 'xxxx - <text:s text:c="2"/>Men\'s SS Jersey -- Pinnacle', imagePath: 'https://canari-vgvmadyouy.now.sh/Unisex_ArmWarmer_620x620.png', sex: 'Men',family: 'Arms', size: 'XL'}),</text:p>
          </table:table-cell>
          <table:table-cell table:formula="of:=COM.MICROSOFT.CONCAT(&quot;new Product({ price: &quot;;[.$M22];&quot;, title: '&quot;;[.J$1];&quot; - &quot;;[.$D22]; &quot;', description: '&quot;;[.$A22];&quot; -  &quot;;&quot; Men\'s SS Jersey -- Pinnacle', imagePath: '&quot;;[.$N22];&quot;', sex: '&quot;;[.$B22];&quot;',family: '&quot;;[.$C22];&quot;', size: '&quot;;[.J$1];&quot;'}),&quot;)" office:value-type="string" office:string-value="new Product({ price: 29, title: 'XXL - Arm Warmers -- Mens Specific Fit', description: 'xxxx -   Men\'s SS Jersey -- Pinnacle', imagePath: 'https://canari-vgvmadyouy.now.sh/Unisex_ArmWarmer_620x620.png', sex: 'Men',family: 'Arms', size: 'XXL'})," calcext:value-type="string">
            <text:p>new Product({ price: 29, title: 'XXL - Arm Warmers -- Mens Specific Fit', description: 'xxxx - <text:s text:c="2"/>Men\'s SS Jersey -- Pinnacle', imagePath: 'https://canari-vgvmadyouy.now.sh/Unisex_ArmWarmer_620x620.png', sex: 'Men',family: 'Arms', size: 'XXL'}),</text:p>
          </table:table-cell>
          <table:table-cell table:formula="of:=COM.MICROSOFT.CONCAT(&quot;new Product({ price: &quot;;[.$M22];&quot;, title: '&quot;;[.K$1];&quot; - &quot;;[.$D22]; &quot;', description: '&quot;;[.$A22];&quot; -  &quot;;&quot; Men\'s SS Jersey -- Pinnacle', imagePath: '&quot;;[.$N22];&quot;', sex: '&quot;;[.$B22];&quot;',family: '&quot;;[.$C22];&quot;', size: '&quot;;[.K$1];&quot;'}),&quot;)" office:value-type="string" office:string-value="new Product({ price: 29, title: 'XXXL - Arm Warmers -- Mens Specific Fit', description: 'xxxx -   Men\'s SS Jersey -- Pinnacle', imagePath: 'https://canari-vgvmadyouy.now.sh/Unisex_ArmWarmer_620x620.png', sex: 'Men',family: 'Arms', size: 'XXXL'})," calcext:value-type="string">
            <text:p>new Product({ price: 29, title: 'XXXL - Arm Warmers -- Mens Specific Fit', description: 'xxxx - <text:s text:c="2"/>Men\'s SS Jersey -- Pinnacle', imagePath: 'https://canari-vgvmadyouy.now.sh/Unisex_ArmWarmer_620x620.png', sex: 'Men',family: 'Arm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canari-vgvmadyouy.now.sh/Unisex_ArmWarmer_620x620.png</text:p>
          </table:table-cell>
        </table:table-row>
        <table:table-row table:style-name="ro1">
          <table:table-cell office:value-type="string" calcext:value-type="string">
            <text:p>xxxx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Arm Warmers -- Womens Specific Fit</text:p>
          </table:table-cell>
          <table:table-cell table:formula="of:=COM.MICROSOFT.CONCAT(&quot;new Product({ price: &quot;;[.$M23];&quot;, title: '&quot;;[.E$1];&quot; - &quot;;[.$D23]; &quot;', description: '&quot;;[.$A23];&quot; -  &quot;;&quot; Men\'s SS Jersey -- Pinnacle', imagePath: '&quot;;[.$N23];&quot;', sex: '&quot;;[.$B23];&quot;',family: '&quot;;[.$C23];&quot;', size: '&quot;;[.E$1];&quot;'}),&quot;)" office:value-type="string" office:string-value="new Product({ price: 29, title: 'XS - Arm Warmers -- Womens Specific Fit', description: 'xxxx -   Men\'s SS Jersey -- Pinnacle', imagePath: 'https://canari-vgvmadyouy.now.sh/Unisex_ArmWarmer_620x620.png', sex: 'Women',family: 'Arms', size: 'XS'})," calcext:value-type="string">
            <text:p>new Product({ price: 29, title: 'XS - Arm Warmers -- Womens Specific Fit', description: 'xxxx - <text:s text:c="2"/>Men\'s SS Jersey -- Pinnacle', imagePath: 'https://canari-vgvmadyouy.now.sh/Unisex_ArmWarmer_620x620.png', sex: 'Women',family: 'Arms', size: 'XS'}),</text:p>
          </table:table-cell>
          <table:table-cell table:formula="of:=COM.MICROSOFT.CONCAT(&quot;new Product({ price: &quot;;[.$M23];&quot;, title: '&quot;;[.F$1];&quot; - &quot;;[.$D23]; &quot;', description: '&quot;;[.$A23];&quot; -  &quot;;&quot; Men\'s SS Jersey -- Pinnacle', imagePath: '&quot;;[.$N23];&quot;', sex: '&quot;;[.$B23];&quot;',family: '&quot;;[.$C23];&quot;', size: '&quot;;[.F$1];&quot;'}),&quot;)" office:value-type="string" office:string-value="new Product({ price: 29, title: 'SM - Arm Warmers -- Womens Specific Fit', description: 'xxxx -   Men\'s SS Jersey -- Pinnacle', imagePath: 'https://canari-vgvmadyouy.now.sh/Unisex_ArmWarmer_620x620.png', sex: 'Women',family: 'Arms', size: 'SM'})," calcext:value-type="string">
            <text:p>new Product({ price: 29, title: 'SM - Arm Warmers -- Womens Specific Fit', description: 'xxxx - <text:s text:c="2"/>Men\'s SS Jersey -- Pinnacle', imagePath: 'https://canari-vgvmadyouy.now.sh/Unisex_ArmWarmer_620x620.png', sex: 'Women',family: 'Arms', size: 'SM'}),</text:p>
          </table:table-cell>
          <table:table-cell table:formula="of:=COM.MICROSOFT.CONCAT(&quot;new Product({ price: &quot;;[.$M23];&quot;, title: '&quot;;[.G$1];&quot; - &quot;;[.$D23]; &quot;', description: '&quot;;[.$A23];&quot; -  &quot;;&quot; Men\'s SS Jersey -- Pinnacle', imagePath: '&quot;;[.$N23];&quot;', sex: '&quot;;[.$B23];&quot;',family: '&quot;;[.$C23];&quot;', size: '&quot;;[.G$1];&quot;'}),&quot;)" office:value-type="string" office:string-value="new Product({ price: 29, title: 'MD - Arm Warmers -- Womens Specific Fit', description: 'xxxx -   Men\'s SS Jersey -- Pinnacle', imagePath: 'https://canari-vgvmadyouy.now.sh/Unisex_ArmWarmer_620x620.png', sex: 'Women',family: 'Arms', size: 'MD'})," calcext:value-type="string">
            <text:p>new Product({ price: 29, title: 'MD - Arm Warmers -- Womens Specific Fit', description: 'xxxx - <text:s text:c="2"/>Men\'s SS Jersey -- Pinnacle', imagePath: 'https://canari-vgvmadyouy.now.sh/Unisex_ArmWarmer_620x620.png', sex: 'Women',family: 'Arms', size: 'MD'}),</text:p>
          </table:table-cell>
          <table:table-cell table:formula="of:=COM.MICROSOFT.CONCAT(&quot;new Product({ price: &quot;;[.$M23];&quot;, title: '&quot;;[.H$1];&quot; - &quot;;[.$D23]; &quot;', description: '&quot;;[.$A23];&quot; -  &quot;;&quot; Men\'s SS Jersey -- Pinnacle', imagePath: '&quot;;[.$N23];&quot;', sex: '&quot;;[.$B23];&quot;',family: '&quot;;[.$C23];&quot;', size: '&quot;;[.H$1];&quot;'}),&quot;)" office:value-type="string" office:string-value="new Product({ price: 29, title: 'LG - Arm Warmers -- Womens Specific Fit', description: 'xxxx -   Men\'s SS Jersey -- Pinnacle', imagePath: 'https://canari-vgvmadyouy.now.sh/Unisex_ArmWarmer_620x620.png', sex: 'Women',family: 'Arms', size: 'LG'})," calcext:value-type="string">
            <text:p>new Product({ price: 29, title: 'LG - Arm Warmers -- Womens Specific Fit', description: 'xxxx - <text:s text:c="2"/>Men\'s SS Jersey -- Pinnacle', imagePath: 'https://canari-vgvmadyouy.now.sh/Unisex_ArmWarmer_620x620.png', sex: 'Women',family: 'Arms', size: 'LG'}),</text:p>
          </table:table-cell>
          <table:table-cell table:formula="of:=COM.MICROSOFT.CONCAT(&quot;new Product({ price: &quot;;[.$M23];&quot;, title: '&quot;;[.I$1];&quot; - &quot;;[.$D23]; &quot;', description: '&quot;;[.$A23];&quot; -  &quot;;&quot; Men\'s SS Jersey -- Pinnacle', imagePath: '&quot;;[.$N23];&quot;', sex: '&quot;;[.$B23];&quot;',family: '&quot;;[.$C23];&quot;', size: '&quot;;[.I$1];&quot;'}),&quot;)" office:value-type="string" office:string-value="new Product({ price: 29, title: 'XL - Arm Warmers -- Womens Specific Fit', description: 'xxxx -   Men\'s SS Jersey -- Pinnacle', imagePath: 'https://canari-vgvmadyouy.now.sh/Unisex_ArmWarmer_620x620.png', sex: 'Women',family: 'Arms', size: 'XL'})," calcext:value-type="string">
            <text:p>new Product({ price: 29, title: 'XL - Arm Warmers -- Womens Specific Fit', description: 'xxxx - <text:s text:c="2"/>Men\'s SS Jersey -- Pinnacle', imagePath: 'https://canari-vgvmadyouy.now.sh/Unisex_ArmWarmer_620x620.png', sex: 'Women',family: 'Arms', size: 'XL'}),</text:p>
          </table:table-cell>
          <table:table-cell table:formula="of:=COM.MICROSOFT.CONCAT(&quot;new Product({ price: &quot;;[.$M23];&quot;, title: '&quot;;[.J$1];&quot; - &quot;;[.$D23]; &quot;', description: '&quot;;[.$A23];&quot; -  &quot;;&quot; Men\'s SS Jersey -- Pinnacle', imagePath: '&quot;;[.$N23];&quot;', sex: '&quot;;[.$B23];&quot;',family: '&quot;;[.$C23];&quot;', size: '&quot;;[.J$1];&quot;'}),&quot;)" office:value-type="string" office:string-value="new Product({ price: 29, title: 'XXL - Arm Warmers -- Womens Specific Fit', description: 'xxxx -   Men\'s SS Jersey -- Pinnacle', imagePath: 'https://canari-vgvmadyouy.now.sh/Unisex_ArmWarmer_620x620.png', sex: 'Women',family: 'Arms', size: 'XXL'})," calcext:value-type="string">
            <text:p>new Product({ price: 29, title: 'XXL - Arm Warmers -- Womens Specific Fit', description: 'xxxx - <text:s text:c="2"/>Men\'s SS Jersey -- Pinnacle', imagePath: 'https://canari-vgvmadyouy.now.sh/Unisex_ArmWarmer_620x620.png', sex: 'Women',family: 'Arms', size: 'XXL'}),</text:p>
          </table:table-cell>
          <table:table-cell table:formula="of:=COM.MICROSOFT.CONCAT(&quot;new Product({ price: &quot;;[.$M23];&quot;, title: '&quot;;[.K$1];&quot; - &quot;;[.$D23]; &quot;', description: '&quot;;[.$A23];&quot; -  &quot;;&quot; Men\'s SS Jersey -- Pinnacle', imagePath: '&quot;;[.$N23];&quot;', sex: '&quot;;[.$B23];&quot;',family: '&quot;;[.$C23];&quot;', size: '&quot;;[.K$1];&quot;'}),&quot;)" office:value-type="string" office:string-value="new Product({ price: 29, title: 'XXXL - Arm Warmers -- Womens Specific Fit', description: 'xxxx -   Men\'s SS Jersey -- Pinnacle', imagePath: 'https://canari-vgvmadyouy.now.sh/Unisex_ArmWarmer_620x620.png', sex: 'Women',family: 'Arms', size: 'XXXL'})," calcext:value-type="string">
            <text:p>new Product({ price: 29, title: 'XXXL - Arm Warmers -- Womens Specific Fit', description: 'xxxx - <text:s text:c="2"/>Men\'s SS Jersey -- Pinnacle', imagePath: 'https://canari-vgvmadyouy.now.sh/Unisex_ArmWarmer_620x620.png', sex: 'Women',family: 'Arm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canari-vgvmadyouy.now.sh/Unisex_ArmWarmer_620x620.png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Knee Warmers</text:p>
          </table:table-cell>
          <table:table-cell table:formula="of:=COM.MICROSOFT.CONCAT(&quot;new Product({ price: &quot;;[.$M24];&quot;, title: '&quot;;[.E$1];&quot; - &quot;;[.$D24]; &quot;', description: '&quot;;[.$A24];&quot; -  &quot;;&quot; Men\'s SS Jersey -- Pinnacle', imagePath: '&quot;;[.$N24];&quot;', sex: '&quot;;[.$B24];&quot;',family: '&quot;;[.$C24];&quot;', size: '&quot;;[.E$1];&quot;'}),&quot;)" office:value-type="string" office:string-value="new Product({ price: 29, title: 'XS - Knee Warmers', description: '9920 -   Men\'s SS Jersey -- Pinnacle', imagePath: 'https://canari-vgvmadyouy.now.sh/Unisex_KneeWarmer_620x620.png', sex: 'Men',family: 'Legs', size: 'XS'})," calcext:value-type="string">
            <text:p>new Product({ price: 29, title: 'XS - Knee Warmers', description: '9920 - <text:s text:c="2"/>Men\'s SS Jersey -- Pinnacle', imagePath: 'https://canari-vgvmadyouy.now.sh/Unisex_KneeWarmer_620x620.png', sex: 'Men',family: 'Legs', size: 'XS'}),</text:p>
          </table:table-cell>
          <table:table-cell table:formula="of:=COM.MICROSOFT.CONCAT(&quot;new Product({ price: &quot;;[.$M24];&quot;, title: '&quot;;[.F$1];&quot; - &quot;;[.$D24]; &quot;', description: '&quot;;[.$A24];&quot; -  &quot;;&quot; Men\'s SS Jersey -- Pinnacle', imagePath: '&quot;;[.$N24];&quot;', sex: '&quot;;[.$B24];&quot;',family: '&quot;;[.$C24];&quot;', size: '&quot;;[.F$1];&quot;'}),&quot;)" office:value-type="string" office:string-value="new Product({ price: 29, title: 'SM - Knee Warmers', description: '9920 -   Men\'s SS Jersey -- Pinnacle', imagePath: 'https://canari-vgvmadyouy.now.sh/Unisex_KneeWarmer_620x620.png', sex: 'Men',family: 'Legs', size: 'SM'})," calcext:value-type="string">
            <text:p>new Product({ price: 29, title: 'SM - Knee Warmers', description: '9920 - <text:s text:c="2"/>Men\'s SS Jersey -- Pinnacle', imagePath: 'https://canari-vgvmadyouy.now.sh/Unisex_KneeWarmer_620x620.png', sex: 'Men',family: 'Legs', size: 'SM'}),</text:p>
          </table:table-cell>
          <table:table-cell table:formula="of:=COM.MICROSOFT.CONCAT(&quot;new Product({ price: &quot;;[.$M24];&quot;, title: '&quot;;[.G$1];&quot; - &quot;;[.$D24]; &quot;', description: '&quot;;[.$A24];&quot; -  &quot;;&quot; Men\'s SS Jersey -- Pinnacle', imagePath: '&quot;;[.$N24];&quot;', sex: '&quot;;[.$B24];&quot;',family: '&quot;;[.$C24];&quot;', size: '&quot;;[.G$1];&quot;'}),&quot;)" office:value-type="string" office:string-value="new Product({ price: 29, title: 'MD - Knee Warmers', description: '9920 -   Men\'s SS Jersey -- Pinnacle', imagePath: 'https://canari-vgvmadyouy.now.sh/Unisex_KneeWarmer_620x620.png', sex: 'Men',family: 'Legs', size: 'MD'})," calcext:value-type="string">
            <text:p>new Product({ price: 29, title: 'MD - Knee Warmers', description: '9920 - <text:s text:c="2"/>Men\'s SS Jersey -- Pinnacle', imagePath: 'https://canari-vgvmadyouy.now.sh/Unisex_KneeWarmer_620x620.png', sex: 'Men',family: 'Legs', size: 'MD'}),</text:p>
          </table:table-cell>
          <table:table-cell table:formula="of:=COM.MICROSOFT.CONCAT(&quot;new Product({ price: &quot;;[.$M24];&quot;, title: '&quot;;[.H$1];&quot; - &quot;;[.$D24]; &quot;', description: '&quot;;[.$A24];&quot; -  &quot;;&quot; Men\'s SS Jersey -- Pinnacle', imagePath: '&quot;;[.$N24];&quot;', sex: '&quot;;[.$B24];&quot;',family: '&quot;;[.$C24];&quot;', size: '&quot;;[.H$1];&quot;'}),&quot;)" office:value-type="string" office:string-value="new Product({ price: 29, title: 'LG - Knee Warmers', description: '9920 -   Men\'s SS Jersey -- Pinnacle', imagePath: 'https://canari-vgvmadyouy.now.sh/Unisex_KneeWarmer_620x620.png', sex: 'Men',family: 'Legs', size: 'LG'})," calcext:value-type="string">
            <text:p>new Product({ price: 29, title: 'LG - Knee Warmers', description: '9920 - <text:s text:c="2"/>Men\'s SS Jersey -- Pinnacle', imagePath: 'https://canari-vgvmadyouy.now.sh/Unisex_KneeWarmer_620x620.png', sex: 'Men',family: 'Legs', size: 'LG'}),</text:p>
          </table:table-cell>
          <table:table-cell table:formula="of:=COM.MICROSOFT.CONCAT(&quot;new Product({ price: &quot;;[.$M24];&quot;, title: '&quot;;[.I$1];&quot; - &quot;;[.$D24]; &quot;', description: '&quot;;[.$A24];&quot; -  &quot;;&quot; Men\'s SS Jersey -- Pinnacle', imagePath: '&quot;;[.$N24];&quot;', sex: '&quot;;[.$B24];&quot;',family: '&quot;;[.$C24];&quot;', size: '&quot;;[.I$1];&quot;'}),&quot;)" office:value-type="string" office:string-value="new Product({ price: 29, title: 'XL - Knee Warmers', description: '9920 -   Men\'s SS Jersey -- Pinnacle', imagePath: 'https://canari-vgvmadyouy.now.sh/Unisex_KneeWarmer_620x620.png', sex: 'Men',family: 'Legs', size: 'XL'})," calcext:value-type="string">
            <text:p>new Product({ price: 29, title: 'XL - Knee Warmers', description: '9920 - <text:s text:c="2"/>Men\'s SS Jersey -- Pinnacle', imagePath: 'https://canari-vgvmadyouy.now.sh/Unisex_KneeWarmer_620x620.png', sex: 'Men',family: 'Legs', size: 'XL'}),</text:p>
          </table:table-cell>
          <table:table-cell table:formula="of:=COM.MICROSOFT.CONCAT(&quot;new Product({ price: &quot;;[.$M24];&quot;, title: '&quot;;[.J$1];&quot; - &quot;;[.$D24]; &quot;', description: '&quot;;[.$A24];&quot; -  &quot;;&quot; Men\'s SS Jersey -- Pinnacle', imagePath: '&quot;;[.$N24];&quot;', sex: '&quot;;[.$B24];&quot;',family: '&quot;;[.$C24];&quot;', size: '&quot;;[.J$1];&quot;'}),&quot;)" office:value-type="string" office:string-value="new Product({ price: 29, title: 'XXL - Knee Warmers', description: '9920 -   Men\'s SS Jersey -- Pinnacle', imagePath: 'https://canari-vgvmadyouy.now.sh/Unisex_KneeWarmer_620x620.png', sex: 'Men',family: 'Legs', size: 'XXL'})," calcext:value-type="string">
            <text:p>new Product({ price: 29, title: 'XXL - Knee Warmers', description: '9920 - <text:s text:c="2"/>Men\'s SS Jersey -- Pinnacle', imagePath: 'https://canari-vgvmadyouy.now.sh/Unisex_KneeWarmer_620x620.png', sex: 'Men',family: 'Legs', size: 'XXL'}),</text:p>
          </table:table-cell>
          <table:table-cell table:formula="of:=COM.MICROSOFT.CONCAT(&quot;new Product({ price: &quot;;[.$M24];&quot;, title: '&quot;;[.K$1];&quot; - &quot;;[.$D24]; &quot;', description: '&quot;;[.$A24];&quot; -  &quot;;&quot; Men\'s SS Jersey -- Pinnacle', imagePath: '&quot;;[.$N24];&quot;', sex: '&quot;;[.$B24];&quot;',family: '&quot;;[.$C24];&quot;', size: '&quot;;[.K$1];&quot;'}),&quot;)" office:value-type="string" office:string-value="new Product({ price: 29, title: 'XXXL - Knee Warmers', description: '9920 -   Men\'s SS Jersey -- Pinnacle', imagePath: 'https://canari-vgvmadyouy.now.sh/Unisex_KneeWarmer_620x620.png', sex: 'Men',family: 'Legs', size: 'XXXL'})," calcext:value-type="string">
            <text:p>new Product({ price: 29, title: 'XXXL - Knee Warmers', description: '9920 - <text:s text:c="2"/>Men\'s SS Jersey -- Pinnacle', imagePath: 'https://canari-vgvmadyouy.now.sh/Unisex_KneeWarmer_620x620.png', sex: 'Men',family: 'Leg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https://canari-vgvmadyouy.now.sh/Unisex_KneeWarmer_620x620.png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Leg Warmers</text:p>
          </table:table-cell>
          <table:table-cell table:formula="of:=COM.MICROSOFT.CONCAT(&quot;new Product({ price: &quot;;[.$M25];&quot;, title: '&quot;;[.E$1];&quot; - &quot;;[.$D25]; &quot;', description: '&quot;;[.$A25];&quot; -  &quot;;&quot; Men\'s SS Jersey -- Pinnacle', imagePath: '&quot;;[.$N25];&quot;', sex: '&quot;;[.$B25];&quot;',family: '&quot;;[.$C25];&quot;', size: '&quot;;[.E$1];&quot;'}),&quot;)" office:value-type="string" office:string-value="new Product({ price: 36, title: 'XS - Leg Warmers', description: '9910 -   Men\'s SS Jersey -- Pinnacle', imagePath: 'https://canari-vgvmadyouy.now.sh/Unisex_LegWarmer_620x620.png', sex: 'Men',family: 'Legs', size: 'XS'})," calcext:value-type="string">
            <text:p>new Product({ price: 36, title: 'XS - Leg Warmers', description: '9910 - <text:s text:c="2"/>Men\'s SS Jersey -- Pinnacle', imagePath: 'https://canari-vgvmadyouy.now.sh/Unisex_LegWarmer_620x620.png', sex: 'Men',family: 'Legs', size: 'XS'}),</text:p>
          </table:table-cell>
          <table:table-cell table:formula="of:=COM.MICROSOFT.CONCAT(&quot;new Product({ price: &quot;;[.$M25];&quot;, title: '&quot;;[.F$1];&quot; - &quot;;[.$D25]; &quot;', description: '&quot;;[.$A25];&quot; -  &quot;;&quot; Men\'s SS Jersey -- Pinnacle', imagePath: '&quot;;[.$N25];&quot;', sex: '&quot;;[.$B25];&quot;',family: '&quot;;[.$C25];&quot;', size: '&quot;;[.F$1];&quot;'}),&quot;)" office:value-type="string" office:string-value="new Product({ price: 36, title: 'SM - Leg Warmers', description: '9910 -   Men\'s SS Jersey -- Pinnacle', imagePath: 'https://canari-vgvmadyouy.now.sh/Unisex_LegWarmer_620x620.png', sex: 'Men',family: 'Legs', size: 'SM'})," calcext:value-type="string">
            <text:p>new Product({ price: 36, title: 'SM - Leg Warmers', description: '9910 - <text:s text:c="2"/>Men\'s SS Jersey -- Pinnacle', imagePath: 'https://canari-vgvmadyouy.now.sh/Unisex_LegWarmer_620x620.png', sex: 'Men',family: 'Legs', size: 'SM'}),</text:p>
          </table:table-cell>
          <table:table-cell table:formula="of:=COM.MICROSOFT.CONCAT(&quot;new Product({ price: &quot;;[.$M25];&quot;, title: '&quot;;[.G$1];&quot; - &quot;;[.$D25]; &quot;', description: '&quot;;[.$A25];&quot; -  &quot;;&quot; Men\'s SS Jersey -- Pinnacle', imagePath: '&quot;;[.$N25];&quot;', sex: '&quot;;[.$B25];&quot;',family: '&quot;;[.$C25];&quot;', size: '&quot;;[.G$1];&quot;'}),&quot;)" office:value-type="string" office:string-value="new Product({ price: 36, title: 'MD - Leg Warmers', description: '9910 -   Men\'s SS Jersey -- Pinnacle', imagePath: 'https://canari-vgvmadyouy.now.sh/Unisex_LegWarmer_620x620.png', sex: 'Men',family: 'Legs', size: 'MD'})," calcext:value-type="string">
            <text:p>new Product({ price: 36, title: 'MD - Leg Warmers', description: '9910 - <text:s text:c="2"/>Men\'s SS Jersey -- Pinnacle', imagePath: 'https://canari-vgvmadyouy.now.sh/Unisex_LegWarmer_620x620.png', sex: 'Men',family: 'Legs', size: 'MD'}),</text:p>
          </table:table-cell>
          <table:table-cell table:formula="of:=COM.MICROSOFT.CONCAT(&quot;new Product({ price: &quot;;[.$M25];&quot;, title: '&quot;;[.H$1];&quot; - &quot;;[.$D25]; &quot;', description: '&quot;;[.$A25];&quot; -  &quot;;&quot; Men\'s SS Jersey -- Pinnacle', imagePath: '&quot;;[.$N25];&quot;', sex: '&quot;;[.$B25];&quot;',family: '&quot;;[.$C25];&quot;', size: '&quot;;[.H$1];&quot;'}),&quot;)" office:value-type="string" office:string-value="new Product({ price: 36, title: 'LG - Leg Warmers', description: '9910 -   Men\'s SS Jersey -- Pinnacle', imagePath: 'https://canari-vgvmadyouy.now.sh/Unisex_LegWarmer_620x620.png', sex: 'Men',family: 'Legs', size: 'LG'})," calcext:value-type="string">
            <text:p>new Product({ price: 36, title: 'LG - Leg Warmers', description: '9910 - <text:s text:c="2"/>Men\'s SS Jersey -- Pinnacle', imagePath: 'https://canari-vgvmadyouy.now.sh/Unisex_LegWarmer_620x620.png', sex: 'Men',family: 'Legs', size: 'LG'}),</text:p>
          </table:table-cell>
          <table:table-cell table:formula="of:=COM.MICROSOFT.CONCAT(&quot;new Product({ price: &quot;;[.$M25];&quot;, title: '&quot;;[.I$1];&quot; - &quot;;[.$D25]; &quot;', description: '&quot;;[.$A25];&quot; -  &quot;;&quot; Men\'s SS Jersey -- Pinnacle', imagePath: '&quot;;[.$N25];&quot;', sex: '&quot;;[.$B25];&quot;',family: '&quot;;[.$C25];&quot;', size: '&quot;;[.I$1];&quot;'}),&quot;)" office:value-type="string" office:string-value="new Product({ price: 36, title: 'XL - Leg Warmers', description: '9910 -   Men\'s SS Jersey -- Pinnacle', imagePath: 'https://canari-vgvmadyouy.now.sh/Unisex_LegWarmer_620x620.png', sex: 'Men',family: 'Legs', size: 'XL'})," calcext:value-type="string">
            <text:p>new Product({ price: 36, title: 'XL - Leg Warmers', description: '9910 - <text:s text:c="2"/>Men\'s SS Jersey -- Pinnacle', imagePath: 'https://canari-vgvmadyouy.now.sh/Unisex_LegWarmer_620x620.png', sex: 'Men',family: 'Legs', size: 'XL'}),</text:p>
          </table:table-cell>
          <table:table-cell table:formula="of:=COM.MICROSOFT.CONCAT(&quot;new Product({ price: &quot;;[.$M25];&quot;, title: '&quot;;[.J$1];&quot; - &quot;;[.$D25]; &quot;', description: '&quot;;[.$A25];&quot; -  &quot;;&quot; Men\'s SS Jersey -- Pinnacle', imagePath: '&quot;;[.$N25];&quot;', sex: '&quot;;[.$B25];&quot;',family: '&quot;;[.$C25];&quot;', size: '&quot;;[.J$1];&quot;'}),&quot;)" office:value-type="string" office:string-value="new Product({ price: 36, title: 'XXL - Leg Warmers', description: '9910 -   Men\'s SS Jersey -- Pinnacle', imagePath: 'https://canari-vgvmadyouy.now.sh/Unisex_LegWarmer_620x620.png', sex: 'Men',family: 'Legs', size: 'XXL'})," calcext:value-type="string">
            <text:p>new Product({ price: 36, title: 'XXL - Leg Warmers', description: '9910 - <text:s text:c="2"/>Men\'s SS Jersey -- Pinnacle', imagePath: 'https://canari-vgvmadyouy.now.sh/Unisex_LegWarmer_620x620.png', sex: 'Men',family: 'Legs', size: 'XXL'}),</text:p>
          </table:table-cell>
          <table:table-cell table:formula="of:=COM.MICROSOFT.CONCAT(&quot;new Product({ price: &quot;;[.$M25];&quot;, title: '&quot;;[.K$1];&quot; - &quot;;[.$D25]; &quot;', description: '&quot;;[.$A25];&quot; -  &quot;;&quot; Men\'s SS Jersey -- Pinnacle', imagePath: '&quot;;[.$N25];&quot;', sex: '&quot;;[.$B25];&quot;',family: '&quot;;[.$C25];&quot;', size: '&quot;;[.K$1];&quot;'}),&quot;)" office:value-type="string" office:string-value="new Product({ price: 36, title: 'XXXL - Leg Warmers', description: '9910 -   Men\'s SS Jersey -- Pinnacle', imagePath: 'https://canari-vgvmadyouy.now.sh/Unisex_LegWarmer_620x620.png', sex: 'Men',family: 'Legs', size: 'XXXL'})," calcext:value-type="string">
            <text:p>new Product({ price: 36, title: 'XXXL - Leg Warmers', description: '9910 - <text:s text:c="2"/>Men\'s SS Jersey -- Pinnacle', imagePath: 'https://canari-vgvmadyouy.now.sh/Unisex_LegWarmer_620x620.png', sex: 'Men',family: 'Leg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https://canari-vgvmadyouy.now.sh/Unisex_LegWarmer_620x620.png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Shop Shirt</text:p>
          </table:table-cell>
          <table:table-cell table:formula="of:=COM.MICROSOFT.CONCAT(&quot;new Product({ price: &quot;;[.$M26];&quot;, title: '&quot;;[.E$1];&quot; - &quot;;[.$D26]; &quot;', description: '&quot;;[.$A26];&quot; -  &quot;;&quot; Men\'s SS Jersey -- Pinnacle', imagePath: '&quot;;[.$N26];&quot;', sex: '&quot;;[.$B26];&quot;',family: '&quot;;[.$C26];&quot;', size: '&quot;;[.E$1];&quot;'}),&quot;)" office:value-type="string" office:string-value="new Product({ price: 71, title: 'XS - Shop Shirt', description: '9036 -   Men\'s SS Jersey -- Pinnacle', imagePath: 'https://canari-vgvmadyouy.now.sh/Mens_BMX_3Fourths_5948f30b-50c6-4732-912c-43c1dbfdbc84_1024x1024.jpg', sex: 'Men',family: 'Shirts', size: 'XS'})," calcext:value-type="string">
            <text:p>new Product({ price: 71, title: 'XS - Shop Shirt', description: '9036 - <text:s text:c="2"/>Men\'s SS Jersey -- Pinnacle', imagePath: 'https://canari-vgvmadyouy.now.sh/Mens_BMX_3Fourths_5948f30b-50c6-4732-912c-43c1dbfdbc84_1024x1024.jpg', sex: 'Men',family: 'Shirts', size: 'XS'}),</text:p>
          </table:table-cell>
          <table:table-cell table:formula="of:=COM.MICROSOFT.CONCAT(&quot;new Product({ price: &quot;;[.$M26];&quot;, title: '&quot;;[.F$1];&quot; - &quot;;[.$D26]; &quot;', description: '&quot;;[.$A26];&quot; -  &quot;;&quot; Men\'s SS Jersey -- Pinnacle', imagePath: '&quot;;[.$N26];&quot;', sex: '&quot;;[.$B26];&quot;',family: '&quot;;[.$C26];&quot;', size: '&quot;;[.F$1];&quot;'}),&quot;)" office:value-type="string" office:string-value="new Product({ price: 71, title: 'SM - Shop Shirt', description: '9036 -   Men\'s SS Jersey -- Pinnacle', imagePath: 'https://canari-vgvmadyouy.now.sh/Mens_BMX_3Fourths_5948f30b-50c6-4732-912c-43c1dbfdbc84_1024x1024.jpg', sex: 'Men',family: 'Shirts', size: 'SM'})," calcext:value-type="string">
            <text:p>new Product({ price: 71, title: 'SM - Shop Shirt', description: '9036 - <text:s text:c="2"/>Men\'s SS Jersey -- Pinnacle', imagePath: 'https://canari-vgvmadyouy.now.sh/Mens_BMX_3Fourths_5948f30b-50c6-4732-912c-43c1dbfdbc84_1024x1024.jpg', sex: 'Men',family: 'Shirts', size: 'SM'}),</text:p>
          </table:table-cell>
          <table:table-cell table:formula="of:=COM.MICROSOFT.CONCAT(&quot;new Product({ price: &quot;;[.$M26];&quot;, title: '&quot;;[.G$1];&quot; - &quot;;[.$D26]; &quot;', description: '&quot;;[.$A26];&quot; -  &quot;;&quot; Men\'s SS Jersey -- Pinnacle', imagePath: '&quot;;[.$N26];&quot;', sex: '&quot;;[.$B26];&quot;',family: '&quot;;[.$C26];&quot;', size: '&quot;;[.G$1];&quot;'}),&quot;)" office:value-type="string" office:string-value="new Product({ price: 71, title: 'MD - Shop Shirt', description: '9036 -   Men\'s SS Jersey -- Pinnacle', imagePath: 'https://canari-vgvmadyouy.now.sh/Mens_BMX_3Fourths_5948f30b-50c6-4732-912c-43c1dbfdbc84_1024x1024.jpg', sex: 'Men',family: 'Shirts', size: 'MD'})," calcext:value-type="string">
            <text:p>new Product({ price: 71, title: 'MD - Shop Shirt', description: '9036 - <text:s text:c="2"/>Men\'s SS Jersey -- Pinnacle', imagePath: 'https://canari-vgvmadyouy.now.sh/Mens_BMX_3Fourths_5948f30b-50c6-4732-912c-43c1dbfdbc84_1024x1024.jpg', sex: 'Men',family: 'Shirts', size: 'MD'}),</text:p>
          </table:table-cell>
          <table:table-cell table:formula="of:=COM.MICROSOFT.CONCAT(&quot;new Product({ price: &quot;;[.$M26];&quot;, title: '&quot;;[.H$1];&quot; - &quot;;[.$D26]; &quot;', description: '&quot;;[.$A26];&quot; -  &quot;;&quot; Men\'s SS Jersey -- Pinnacle', imagePath: '&quot;;[.$N26];&quot;', sex: '&quot;;[.$B26];&quot;',family: '&quot;;[.$C26];&quot;', size: '&quot;;[.H$1];&quot;'}),&quot;)" office:value-type="string" office:string-value="new Product({ price: 71, title: 'LG - Shop Shirt', description: '9036 -   Men\'s SS Jersey -- Pinnacle', imagePath: 'https://canari-vgvmadyouy.now.sh/Mens_BMX_3Fourths_5948f30b-50c6-4732-912c-43c1dbfdbc84_1024x1024.jpg', sex: 'Men',family: 'Shirts', size: 'LG'})," calcext:value-type="string">
            <text:p>new Product({ price: 71, title: 'LG - Shop Shirt', description: '9036 - <text:s text:c="2"/>Men\'s SS Jersey -- Pinnacle', imagePath: 'https://canari-vgvmadyouy.now.sh/Mens_BMX_3Fourths_5948f30b-50c6-4732-912c-43c1dbfdbc84_1024x1024.jpg', sex: 'Men',family: 'Shirts', size: 'LG'}),</text:p>
          </table:table-cell>
          <table:table-cell table:formula="of:=COM.MICROSOFT.CONCAT(&quot;new Product({ price: &quot;;[.$M26];&quot;, title: '&quot;;[.I$1];&quot; - &quot;;[.$D26]; &quot;', description: '&quot;;[.$A26];&quot; -  &quot;;&quot; Men\'s SS Jersey -- Pinnacle', imagePath: '&quot;;[.$N26];&quot;', sex: '&quot;;[.$B26];&quot;',family: '&quot;;[.$C26];&quot;', size: '&quot;;[.I$1];&quot;'}),&quot;)" office:value-type="string" office:string-value="new Product({ price: 71, title: 'XL - Shop Shirt', description: '9036 -   Men\'s SS Jersey -- Pinnacle', imagePath: 'https://canari-vgvmadyouy.now.sh/Mens_BMX_3Fourths_5948f30b-50c6-4732-912c-43c1dbfdbc84_1024x1024.jpg', sex: 'Men',family: 'Shirts', size: 'XL'})," calcext:value-type="string">
            <text:p>new Product({ price: 71, title: 'XL - Shop Shirt', description: '9036 - <text:s text:c="2"/>Men\'s SS Jersey -- Pinnacle', imagePath: 'https://canari-vgvmadyouy.now.sh/Mens_BMX_3Fourths_5948f30b-50c6-4732-912c-43c1dbfdbc84_1024x1024.jpg', sex: 'Men',family: 'Shirts', size: 'XL'}),</text:p>
          </table:table-cell>
          <table:table-cell table:formula="of:=COM.MICROSOFT.CONCAT(&quot;new Product({ price: &quot;;[.$M26];&quot;, title: '&quot;;[.J$1];&quot; - &quot;;[.$D26]; &quot;', description: '&quot;;[.$A26];&quot; -  &quot;;&quot; Men\'s SS Jersey -- Pinnacle', imagePath: '&quot;;[.$N26];&quot;', sex: '&quot;;[.$B26];&quot;',family: '&quot;;[.$C26];&quot;', size: '&quot;;[.J$1];&quot;'}),&quot;)" office:value-type="string" office:string-value="new Product({ price: 71, title: 'XXL - Shop Shirt', description: '9036 -   Men\'s SS Jersey -- Pinnacle', imagePath: 'https://canari-vgvmadyouy.now.sh/Mens_BMX_3Fourths_5948f30b-50c6-4732-912c-43c1dbfdbc84_1024x1024.jpg', sex: 'Men',family: 'Shirts', size: 'XXL'})," calcext:value-type="string">
            <text:p>new Product({ price: 71, title: 'XXL - Shop Shirt', description: '9036 - <text:s text:c="2"/>Men\'s SS Jersey -- Pinnacle', imagePath: 'https://canari-vgvmadyouy.now.sh/Mens_BMX_3Fourths_5948f30b-50c6-4732-912c-43c1dbfdbc84_1024x1024.jpg', sex: 'Men',family: 'Shirts', size: 'XXL'}),</text:p>
          </table:table-cell>
          <table:table-cell table:formula="of:=COM.MICROSOFT.CONCAT(&quot;new Product({ price: &quot;;[.$M26];&quot;, title: '&quot;;[.K$1];&quot; - &quot;;[.$D26]; &quot;', description: '&quot;;[.$A26];&quot; -  &quot;;&quot; Men\'s SS Jersey -- Pinnacle', imagePath: '&quot;;[.$N26];&quot;', sex: '&quot;;[.$B26];&quot;',family: '&quot;;[.$C26];&quot;', size: '&quot;;[.K$1];&quot;'}),&quot;)" office:value-type="string" office:string-value="new Product({ price: 71, title: 'XXXL - Shop Shirt', description: '9036 -   Men\'s SS Jersey -- Pinnacle', imagePath: 'https://canari-vgvmadyouy.now.sh/Mens_BMX_3Fourths_5948f30b-50c6-4732-912c-43c1dbfdbc84_1024x1024.jpg', sex: 'Men',family: 'Shirts', size: 'XXXL'})," calcext:value-type="string">
            <text:p>new Product({ price: 71, title: 'XXXL - Shop Shirt', description: '9036 - <text:s text:c="2"/>Men\'s SS Jersey -- Pinnacle', imagePath: 'https://canari-vgvmadyouy.now.sh/Mens_BMX_3Fourths_5948f30b-50c6-4732-912c-43c1dbfdbc84_1024x1024.jpg', sex: 'Men',family: 'Shirts', size: 'XXXL'})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ttps://canari-vgvmadyouy.now.sh/Mens_BMX_3Fourths_5948f30b-50c6-4732-912c-43c1dbfdbc84_1024x1024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20:53.968242594</meta:creation-date>
    <dc:date>2017-12-13T06:45:44.243340315</dc:date>
    <meta:editing-duration>PT14H5M29S</meta:editing-duration>
    <meta:editing-cycles>1</meta:editing-cycles>
    <meta:document-statistic meta:table-count="1" meta:cell-count="348" meta:object-count="0"/>
    <meta:generator>LibreOffice/5.4.2.2$Linux_X86_64 LibreOffice_project/40m0$Build-2</meta:generator>
  </office:meta>
</office:document-meta>
</file>